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6.07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5.2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2mm" svg:height="90.04mm" svg:x="308.46mm" svg:y="20.19mm">
            <loext:p draw:notify-on-update-of-ranges="best_pop.A3:best_pop.A302 best_pop.B3:best_pop.B3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00000005223347" calcext:value-type="float">
            <text:p>5.223347E-08</text:p>
          </table:table-cell>
          <table:table-cell office:value-type="float" office:value="17.03641" calcext:value-type="float">
            <text:p>17.03641</text:p>
          </table:table-cell>
          <table:table-cell office:value-type="float" office:value="-0.1" calcext:value-type="float">
            <text:p>-0.1</text:p>
          </table:table-cell>
          <table:table-cell office:value-type="float" office:value="-0.000184333" calcext:value-type="float">
            <text:p>-0.000184333</text:p>
          </table:table-cell>
          <table:table-cell office:value-type="float" office:value="0.00002904596" calcext:value-type="float">
            <text:p>0.000029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1.527487" calcext:value-type="float">
            <text:p>1.527487</text:p>
          </table:table-cell>
          <table:table-cell office:value-type="float" office:value="15" calcext:value-type="float">
            <text:p>15</text:p>
          </table:table-cell>
          <table:table-cell office:value-type="float" office:value="0.1596122" calcext:value-type="float">
            <text:p>0.1596122</text:p>
          </table:table-cell>
          <table:table-cell office:value-type="float" office:value="-1.997438" calcext:value-type="float">
            <text:p>-1.997438</text:p>
          </table:table-cell>
          <table:table-cell office:value-type="float" office:value="-0.9963498" calcext:value-type="float">
            <text:p>-0.9963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1.375368" calcext:value-type="float">
            <text:p>1.375368</text:p>
          </table:table-cell>
          <table:table-cell office:value-type="float" office:value="15.01012" calcext:value-type="float">
            <text:p>15.01012</text:p>
          </table:table-cell>
          <table:table-cell office:value-type="float" office:value="0.1644093" calcext:value-type="float">
            <text:p>0.1644093</text:p>
          </table:table-cell>
          <table:table-cell office:value-type="float" office:value="-1.923399" calcext:value-type="float">
            <text:p>-1.923399</text:p>
          </table:table-cell>
          <table:table-cell office:value-type="float" office:value="-1.024648" calcext:value-type="float">
            <text:p>-1.024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2673" calcext:value-type="float">
            <text:p>0.0162673</text:p>
          </table:table-cell>
          <table:table-cell table:number-columns-repeated="23"/>
        </table:table-row>
        <table:table-row table:style-name="ro1">
          <table:table-cell office:value-type="float" office:value="4.591427" calcext:value-type="float">
            <text:p>4.591427</text:p>
          </table:table-cell>
          <table:table-cell office:value-type="float" office:value="15.0011" calcext:value-type="float">
            <text:p>15.0011</text:p>
          </table:table-cell>
          <table:table-cell office:value-type="float" office:value="0.1184797" calcext:value-type="float">
            <text:p>0.1184797</text:p>
          </table:table-cell>
          <table:table-cell office:value-type="float" office:value="-2.295008" calcext:value-type="float">
            <text:p>-2.295008</text:p>
          </table:table-cell>
          <table:table-cell office:value-type="float" office:value="-1.45781" calcext:value-type="float">
            <text:p>-1.45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2606" calcext:value-type="float">
            <text:p>0.01182606</text:p>
          </table:table-cell>
          <table:table-cell table:number-columns-repeated="23"/>
        </table:table-row>
        <table:table-row table:style-name="ro1">
          <table:table-cell office:value-type="float" office:value="3.183461" calcext:value-type="float">
            <text:p>3.183461</text:p>
          </table:table-cell>
          <table:table-cell office:value-type="float" office:value="15.00423" calcext:value-type="float">
            <text:p>15.00423</text:p>
          </table:table-cell>
          <table:table-cell office:value-type="float" office:value="0.1347807" calcext:value-type="float">
            <text:p>0.1347807</text:p>
          </table:table-cell>
          <table:table-cell office:value-type="float" office:value="-2.201457" calcext:value-type="float">
            <text:p>-2.201457</text:p>
          </table:table-cell>
          <table:table-cell office:value-type="float" office:value="-1.210243" calcext:value-type="float">
            <text:p>-1.210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1127" calcext:value-type="float">
            <text:p>0.01181127</text:p>
          </table:table-cell>
          <table:table-cell table:number-columns-repeated="23"/>
        </table:table-row>
        <table:table-row table:style-name="ro1">
          <table:table-cell office:value-type="float" office:value="0.7557932" calcext:value-type="float">
            <text:p>0.7557932</text:p>
          </table:table-cell>
          <table:table-cell office:value-type="float" office:value="15.24586" calcext:value-type="float">
            <text:p>15.24586</text:p>
          </table:table-cell>
          <table:table-cell office:value-type="float" office:value="0.003746393" calcext:value-type="float">
            <text:p>0.003746393</text:p>
          </table:table-cell>
          <table:table-cell office:value-type="float" office:value="-0.6069271" calcext:value-type="float">
            <text:p>-0.6069271</text:p>
          </table:table-cell>
          <table:table-cell office:value-type="float" office:value="0.3883877" calcext:value-type="float">
            <text:p>0.3883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5064" calcext:value-type="float">
            <text:p>0.01165064</text:p>
          </table:table-cell>
          <table:table-cell table:number-columns-repeated="23"/>
        </table:table-row>
        <table:table-row table:style-name="ro1">
          <table:table-cell office:value-type="float" office:value="0.7812757" calcext:value-type="float">
            <text:p>0.7812757</text:p>
          </table:table-cell>
          <table:table-cell office:value-type="float" office:value="15.23025" calcext:value-type="float">
            <text:p>15.23025</text:p>
          </table:table-cell>
          <table:table-cell office:value-type="float" office:value="0.00786541" calcext:value-type="float">
            <text:p>0.00786541</text:p>
          </table:table-cell>
          <table:table-cell office:value-type="float" office:value="-0.6238223" calcext:value-type="float">
            <text:p>-0.6238223</text:p>
          </table:table-cell>
          <table:table-cell office:value-type="float" office:value="0.3856681" calcext:value-type="float">
            <text:p>0.3856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1098" calcext:value-type="float">
            <text:p>0.01161098</text:p>
          </table:table-cell>
          <table:table-cell table:number-columns-repeated="23"/>
        </table:table-row>
        <table:table-row table:style-name="ro1">
          <table:table-cell office:value-type="float" office:value="3.437782" calcext:value-type="float">
            <text:p>3.437782</text:p>
          </table:table-cell>
          <table:table-cell office:value-type="float" office:value="15.00055" calcext:value-type="float">
            <text:p>15.00055</text:p>
          </table:table-cell>
          <table:table-cell office:value-type="float" office:value="0.1319782" calcext:value-type="float">
            <text:p>0.1319782</text:p>
          </table:table-cell>
          <table:table-cell office:value-type="float" office:value="-2.189521" calcext:value-type="float">
            <text:p>-2.189521</text:p>
          </table:table-cell>
          <table:table-cell office:value-type="float" office:value="-1.299042" calcext:value-type="float">
            <text:p>-1.299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7965" calcext:value-type="float">
            <text:p>0.01127965</text:p>
          </table:table-cell>
          <table:table-cell table:number-columns-repeated="23"/>
        </table:table-row>
        <table:table-row table:style-name="ro1">
          <table:table-cell office:value-type="float" office:value="0.1073018" calcext:value-type="float">
            <text:p>0.1073018</text:p>
          </table:table-cell>
          <table:table-cell office:value-type="float" office:value="16.17383" calcext:value-type="float">
            <text:p>16.17383</text:p>
          </table:table-cell>
          <table:table-cell office:value-type="float" office:value="-0.09081327" calcext:value-type="float">
            <text:p>-0.09081327</text:p>
          </table:table-cell>
          <table:table-cell office:value-type="float" office:value="-0.198649" calcext:value-type="float">
            <text:p>-0.198649</text:p>
          </table:table-cell>
          <table:table-cell office:value-type="float" office:value="0.1792033" calcext:value-type="float">
            <text:p>0.1792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5476" calcext:value-type="float">
            <text:p>0.01125476</text:p>
          </table:table-cell>
          <table:table-cell table:number-columns-repeated="23"/>
        </table:table-row>
        <table:table-row table:style-name="ro1">
          <table:table-cell office:value-type="float" office:value="4.188306" calcext:value-type="float">
            <text:p>4.188306</text:p>
          </table:table-cell>
          <table:table-cell office:value-type="float" office:value="15.00664" calcext:value-type="float">
            <text:p>15.00664</text:p>
          </table:table-cell>
          <table:table-cell office:value-type="float" office:value="0.1236302" calcext:value-type="float">
            <text:p>0.1236302</text:p>
          </table:table-cell>
          <table:table-cell office:value-type="float" office:value="-2.294494" calcext:value-type="float">
            <text:p>-2.294494</text:p>
          </table:table-cell>
          <table:table-cell office:value-type="float" office:value="-1.326817" calcext:value-type="float">
            <text:p>-1.326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4027" calcext:value-type="float">
            <text:p>0.01104027</text:p>
          </table:table-cell>
          <table:table-cell table:number-columns-repeated="23"/>
        </table:table-row>
        <table:table-row table:style-name="ro1">
          <table:table-cell office:value-type="float" office:value="0.9224329" calcext:value-type="float">
            <text:p>0.9224329</text:p>
          </table:table-cell>
          <table:table-cell office:value-type="float" office:value="15.1545" calcext:value-type="float">
            <text:p>15.1545</text:p>
          </table:table-cell>
          <table:table-cell office:value-type="float" office:value="0.0305717" calcext:value-type="float">
            <text:p>0.0305717</text:p>
          </table:table-cell>
          <table:table-cell office:value-type="float" office:value="-0.6458628" calcext:value-type="float">
            <text:p>-0.6458628</text:p>
          </table:table-cell>
          <table:table-cell office:value-type="float" office:value="0.4763268" calcext:value-type="float">
            <text:p>0.4763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0997" calcext:value-type="float">
            <text:p>0.01100997</text:p>
          </table:table-cell>
          <table:table-cell table:number-columns-repeated="23"/>
        </table:table-row>
        <table:table-row table:style-name="ro1">
          <table:table-cell office:value-type="float" office:value="0.007330272" calcext:value-type="float">
            <text:p>0.007330272</text:p>
          </table:table-cell>
          <table:table-cell office:value-type="float" office:value="16.78715" calcext:value-type="float">
            <text:p>16.78715</text:p>
          </table:table-cell>
          <table:table-cell office:value-type="float" office:value="-0.09950066" calcext:value-type="float">
            <text:p>-0.09950066</text:p>
          </table:table-cell>
          <table:table-cell office:value-type="float" office:value="-0.05406856" calcext:value-type="float">
            <text:p>-0.05406856</text:p>
          </table:table-cell>
          <table:table-cell office:value-type="float" office:value="0.04431086" calcext:value-type="float">
            <text:p>0.04431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9041" calcext:value-type="float">
            <text:p>0.01059041</text:p>
          </table:table-cell>
          <table:table-cell table:number-columns-repeated="23"/>
        </table:table-row>
        <table:table-row table:style-name="ro1">
          <table:table-cell office:value-type="float" office:value="0.1173282" calcext:value-type="float">
            <text:p>0.1173282</text:p>
          </table:table-cell>
          <table:table-cell office:value-type="float" office:value="16.13639" calcext:value-type="float">
            <text:p>16.13639</text:p>
          </table:table-cell>
          <table:table-cell office:value-type="float" office:value="-0.08977437" calcext:value-type="float">
            <text:p>-0.08977437</text:p>
          </table:table-cell>
          <table:table-cell office:value-type="float" office:value="-0.246851" calcext:value-type="float">
            <text:p>-0.246851</text:p>
          </table:table-cell>
          <table:table-cell office:value-type="float" office:value="0.1316686" calcext:value-type="float">
            <text:p>0.1316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2701" calcext:value-type="float">
            <text:p>0.01052701</text:p>
          </table:table-cell>
          <table:table-cell table:number-columns-repeated="23"/>
        </table:table-row>
        <table:table-row table:style-name="ro1">
          <table:table-cell office:value-type="float" office:value="0.0002294601" calcext:value-type="float">
            <text:p>0.0002294601</text:p>
          </table:table-cell>
          <table:table-cell office:value-type="float" office:value="16.99796" calcext:value-type="float">
            <text:p>16.99796</text:p>
          </table:table-cell>
          <table:table-cell office:value-type="float" office:value="-0.09998469" calcext:value-type="float">
            <text:p>-0.09998469</text:p>
          </table:table-cell>
          <table:table-cell office:value-type="float" office:value="-0.01235248" calcext:value-type="float">
            <text:p>-0.01235248</text:p>
          </table:table-cell>
          <table:table-cell office:value-type="float" office:value="0.0006243143" calcext:value-type="float">
            <text:p>0.0006243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16306" calcext:value-type="float">
            <text:p>0.009916306</text:p>
          </table:table-cell>
          <table:table-cell table:number-columns-repeated="23"/>
        </table:table-row>
        <table:table-row table:style-name="ro1">
          <table:table-cell office:value-type="float" office:value="0.1549775" calcext:value-type="float">
            <text:p>0.1549775</text:p>
          </table:table-cell>
          <table:table-cell office:value-type="float" office:value="16.02433" calcext:value-type="float">
            <text:p>16.02433</text:p>
          </table:table-cell>
          <table:table-cell office:value-type="float" office:value="-0.08564613" calcext:value-type="float">
            <text:p>-0.08564613</text:p>
          </table:table-cell>
          <table:table-cell office:value-type="float" office:value="-0.246851" calcext:value-type="float">
            <text:p>-0.246851</text:p>
          </table:table-cell>
          <table:table-cell office:value-type="float" office:value="0.2061693" calcext:value-type="float">
            <text:p>0.2061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61324" calcext:value-type="float">
            <text:p>0.009861324</text:p>
          </table:table-cell>
          <table:table-cell table:number-columns-repeated="23"/>
        </table:table-row>
        <table:table-row table:style-name="ro1">
          <table:table-cell office:value-type="float" office:value="3.598737" calcext:value-type="float">
            <text:p>3.598737</text:p>
          </table:table-cell>
          <table:table-cell office:value-type="float" office:value="15.00232" calcext:value-type="float">
            <text:p>15.00232</text:p>
          </table:table-cell>
          <table:table-cell office:value-type="float" office:value="0.1302222" calcext:value-type="float">
            <text:p>0.1302222</text:p>
          </table:table-cell>
          <table:table-cell office:value-type="float" office:value="-2.228154" calcext:value-type="float">
            <text:p>-2.228154</text:p>
          </table:table-cell>
          <table:table-cell office:value-type="float" office:value="-1.275346" calcext:value-type="float">
            <text:p>-1.275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24661" calcext:value-type="float">
            <text:p>0.009824661</text:p>
          </table:table-cell>
          <table:table-cell table:number-columns-repeated="23"/>
        </table:table-row>
        <table:table-row table:style-name="ro1">
          <table:table-cell office:value-type="float" office:value="1.071325" calcext:value-type="float">
            <text:p>1.071325</text:p>
          </table:table-cell>
          <table:table-cell office:value-type="float" office:value="15.09256" calcext:value-type="float">
            <text:p>15.09256</text:p>
          </table:table-cell>
          <table:table-cell office:value-type="float" office:value="0.05412462" calcext:value-type="float">
            <text:p>0.05412462</text:p>
          </table:table-cell>
          <table:table-cell office:value-type="float" office:value="-0.7343314" calcext:value-type="float">
            <text:p>-0.7343314</text:p>
          </table:table-cell>
          <table:table-cell office:value-type="float" office:value="0.4719328" calcext:value-type="float">
            <text:p>0.4719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5904" calcext:value-type="float">
            <text:p>0.00965904</text:p>
          </table:table-cell>
          <table:table-cell table:number-columns-repeated="23"/>
        </table:table-row>
        <table:table-row table:style-name="ro1">
          <table:table-cell office:value-type="float" office:value="0.01480873" calcext:value-type="float">
            <text:p>0.01480873</text:p>
          </table:table-cell>
          <table:table-cell office:value-type="float" office:value="16.68959" calcext:value-type="float">
            <text:p>16.68959</text:p>
          </table:table-cell>
          <table:table-cell office:value-type="float" office:value="-0.09896966" calcext:value-type="float">
            <text:p>-0.09896966</text:p>
          </table:table-cell>
          <table:table-cell office:value-type="float" office:value="-0.07249108" calcext:value-type="float">
            <text:p>-0.07249108</text:p>
          </table:table-cell>
          <table:table-cell office:value-type="float" office:value="0.06795322" calcext:value-type="float">
            <text:p>0.06795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60991" calcext:value-type="float">
            <text:p>0.009560991</text:p>
          </table:table-cell>
          <table:table-cell table:number-columns-repeated="23"/>
        </table:table-row>
        <table:table-row table:style-name="ro1">
          <table:table-cell office:value-type="float" office:value="2.130643" calcext:value-type="float">
            <text:p>2.130643</text:p>
          </table:table-cell>
          <table:table-cell office:value-type="float" office:value="15.00007" calcext:value-type="float">
            <text:p>15.00007</text:p>
          </table:table-cell>
          <table:table-cell office:value-type="float" office:value="0.1480171" calcext:value-type="float">
            <text:p>0.1480171</text:p>
          </table:table-cell>
          <table:table-cell office:value-type="float" office:value="-2.077788" calcext:value-type="float">
            <text:p>-2.077788</text:p>
          </table:table-cell>
          <table:table-cell office:value-type="float" office:value="-1.119246" calcext:value-type="float">
            <text:p>-1.119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03607" calcext:value-type="float">
            <text:p>0.009503607</text:p>
          </table:table-cell>
          <table:table-cell table:number-columns-repeated="23"/>
        </table:table-row>
        <table:table-row table:style-name="ro1">
          <table:table-cell office:value-type="float" office:value="0.9413062" calcext:value-type="float">
            <text:p>0.9413062</text:p>
          </table:table-cell>
          <table:table-cell office:value-type="float" office:value="15.14553" calcext:value-type="float">
            <text:p>15.14553</text:p>
          </table:table-cell>
          <table:table-cell office:value-type="float" office:value="0.03358451" calcext:value-type="float">
            <text:p>0.03358451</text:p>
          </table:table-cell>
          <table:table-cell office:value-type="float" office:value="-0.6557655" calcext:value-type="float">
            <text:p>-0.6557655</text:p>
          </table:table-cell>
          <table:table-cell office:value-type="float" office:value="0.4780884" calcext:value-type="float">
            <text:p>0.4780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60377" calcext:value-type="float">
            <text:p>0.009360377</text:p>
          </table:table-cell>
          <table:table-cell table:number-columns-repeated="23"/>
        </table:table-row>
        <table:table-row table:style-name="ro1">
          <table:table-cell office:value-type="float" office:value="2.031403" calcext:value-type="float">
            <text:p>2.031403</text:p>
          </table:table-cell>
          <table:table-cell office:value-type="float" office:value="15.00038" calcext:value-type="float">
            <text:p>15.00038</text:p>
          </table:table-cell>
          <table:table-cell office:value-type="float" office:value="0.1495587" calcext:value-type="float">
            <text:p>0.1495587</text:p>
          </table:table-cell>
          <table:table-cell office:value-type="float" office:value="-2.060753" calcext:value-type="float">
            <text:p>-2.060753</text:p>
          </table:table-cell>
          <table:table-cell office:value-type="float" office:value="-1.114658" calcext:value-type="float">
            <text:p>-1.114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36611" calcext:value-type="float">
            <text:p>0.009336611</text:p>
          </table:table-cell>
          <table:table-cell table:number-columns-repeated="23"/>
        </table:table-row>
        <table:table-row table:style-name="ro1">
          <table:table-cell office:value-type="float" office:value="7.563904" calcext:value-type="float">
            <text:p>7.563904</text:p>
          </table:table-cell>
          <table:table-cell office:value-type="float" office:value="15.08595" calcext:value-type="float">
            <text:p>15.08595</text:p>
          </table:table-cell>
          <table:table-cell office:value-type="float" office:value="0.05526802" calcext:value-type="float">
            <text:p>0.05526802</text:p>
          </table:table-cell>
          <table:table-cell office:value-type="float" office:value="-2.999982" calcext:value-type="float">
            <text:p>-2.999982</text:p>
          </table:table-cell>
          <table:table-cell office:value-type="float" office:value="-2.84495" calcext:value-type="float">
            <text:p>-2.84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23981" calcext:value-type="float">
            <text:p>0.009123981</text:p>
          </table:table-cell>
          <table:table-cell table:number-columns-repeated="23"/>
        </table:table-row>
        <table:table-row table:style-name="ro1">
          <table:table-cell office:value-type="float" office:value="3.060212" calcext:value-type="float">
            <text:p>3.060212</text:p>
          </table:table-cell>
          <table:table-cell office:value-type="float" office:value="15.006" calcext:value-type="float">
            <text:p>15.006</text:p>
          </table:table-cell>
          <table:table-cell office:value-type="float" office:value="0.1361646" calcext:value-type="float">
            <text:p>0.1361646</text:p>
          </table:table-cell>
          <table:table-cell office:value-type="float" office:value="-2.196444" calcext:value-type="float">
            <text:p>-2.196444</text:p>
          </table:table-cell>
          <table:table-cell office:value-type="float" office:value="-1.185136" calcext:value-type="float">
            <text:p>-1.185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54885" calcext:value-type="float">
            <text:p>0.008954885</text:p>
          </table:table-cell>
          <table:table-cell table:number-columns-repeated="23"/>
        </table:table-row>
        <table:table-row table:style-name="ro1">
          <table:table-cell office:value-type="float" office:value="0.8772609" calcext:value-type="float">
            <text:p>0.8772609</text:p>
          </table:table-cell>
          <table:table-cell office:value-type="float" office:value="15.1798" calcext:value-type="float">
            <text:p>15.1798</text:p>
          </table:table-cell>
          <table:table-cell office:value-type="float" office:value="0.02333466" calcext:value-type="float">
            <text:p>0.02333466</text:p>
          </table:table-cell>
          <table:table-cell office:value-type="float" office:value="-0.6894197" calcext:value-type="float">
            <text:p>-0.6894197</text:p>
          </table:table-cell>
          <table:table-cell office:value-type="float" office:value="0.366389" calcext:value-type="float">
            <text:p>0.366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86807" calcext:value-type="float">
            <text:p>0.008886807</text:p>
          </table:table-cell>
          <table:table-cell table:number-columns-repeated="23"/>
        </table:table-row>
        <table:table-row table:style-name="ro1">
          <table:table-cell office:value-type="float" office:value="3.275146" calcext:value-type="float">
            <text:p>3.275146</text:p>
          </table:table-cell>
          <table:table-cell office:value-type="float" office:value="15.0006" calcext:value-type="float">
            <text:p>15.0006</text:p>
          </table:table-cell>
          <table:table-cell office:value-type="float" office:value="0.1337638" calcext:value-type="float">
            <text:p>0.1337638</text:p>
          </table:table-cell>
          <table:table-cell office:value-type="float" office:value="-2.174885" calcext:value-type="float">
            <text:p>-2.174885</text:p>
          </table:table-cell>
          <table:table-cell office:value-type="float" office:value="-1.281474" calcext:value-type="float">
            <text:p>-1.281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48687" calcext:value-type="float">
            <text:p>0.008848687</text:p>
          </table:table-cell>
          <table:table-cell table:number-columns-repeated="23"/>
        </table:table-row>
        <table:table-row table:style-name="ro1">
          <table:table-cell office:value-type="float" office:value="0.0006467381" calcext:value-type="float">
            <text:p>0.0006467381</text:p>
          </table:table-cell>
          <table:table-cell office:value-type="float" office:value="16.96234" calcext:value-type="float">
            <text:p>16.96234</text:p>
          </table:table-cell>
          <table:table-cell office:value-type="float" office:value="-0.0999568" calcext:value-type="float">
            <text:p>-0.0999568</text:p>
          </table:table-cell>
          <table:table-cell office:value-type="float" office:value="-0.01921127" calcext:value-type="float">
            <text:p>-0.01921127</text:p>
          </table:table-cell>
          <table:table-cell office:value-type="float" office:value="0.007879454" calcext:value-type="float">
            <text:p>0.007879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24509" calcext:value-type="float">
            <text:p>0.008824509</text:p>
          </table:table-cell>
          <table:table-cell table:number-columns-repeated="23"/>
        </table:table-row>
        <table:table-row table:style-name="ro1">
          <table:table-cell office:value-type="float" office:value="4.069843" calcext:value-type="float">
            <text:p>4.069843</text:p>
          </table:table-cell>
          <table:table-cell office:value-type="float" office:value="15.00328" calcext:value-type="float">
            <text:p>15.00328</text:p>
          </table:table-cell>
          <table:table-cell office:value-type="float" office:value="0.1250025" calcext:value-type="float">
            <text:p>0.1250025</text:p>
          </table:table-cell>
          <table:table-cell office:value-type="float" office:value="-2.226671" calcext:value-type="float">
            <text:p>-2.226671</text:p>
          </table:table-cell>
          <table:table-cell office:value-type="float" office:value="-1.40486" calcext:value-type="float">
            <text:p>-1.40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45462" calcext:value-type="float">
            <text:p>0.008645462</text:p>
          </table:table-cell>
          <table:table-cell table:number-columns-repeated="23"/>
        </table:table-row>
        <table:table-row table:style-name="ro1">
          <table:table-cell office:value-type="float" office:value="3.852055" calcext:value-type="float">
            <text:p>3.852055</text:p>
          </table:table-cell>
          <table:table-cell office:value-type="float" office:value="15.00076" calcext:value-type="float">
            <text:p>15.00076</text:p>
          </table:table-cell>
          <table:table-cell office:value-type="float" office:value="0.127446" calcext:value-type="float">
            <text:p>0.127446</text:p>
          </table:table-cell>
          <table:table-cell office:value-type="float" office:value="-2.223156" calcext:value-type="float">
            <text:p>-2.223156</text:p>
          </table:table-cell>
          <table:table-cell office:value-type="float" office:value="-1.351676" calcext:value-type="float">
            <text:p>-1.351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07527" calcext:value-type="float">
            <text:p>0.008607527</text:p>
          </table:table-cell>
          <table:table-cell table:number-columns-repeated="23"/>
        </table:table-row>
        <table:table-row table:style-name="ro1">
          <table:table-cell office:value-type="float" office:value="0.09319812" calcext:value-type="float">
            <text:p>0.09319812</text:p>
          </table:table-cell>
          <table:table-cell office:value-type="float" office:value="16.218" calcext:value-type="float">
            <text:p>16.218</text:p>
          </table:table-cell>
          <table:table-cell office:value-type="float" office:value="-0.09222821" calcext:value-type="float">
            <text:p>-0.09222821</text:p>
          </table:table-cell>
          <table:table-cell office:value-type="float" office:value="-0.204816" calcext:value-type="float">
            <text:p>-0.204816</text:p>
          </table:table-cell>
          <table:table-cell office:value-type="float" office:value="0.142159" calcext:value-type="float">
            <text:p>0.142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31825" calcext:value-type="float">
            <text:p>0.008531825</text:p>
          </table:table-cell>
          <table:table-cell table:number-columns-repeated="23"/>
        </table:table-row>
        <table:table-row table:style-name="ro1">
          <table:table-cell office:value-type="float" office:value="0.00536933" calcext:value-type="float">
            <text:p>0.00536933</text:p>
          </table:table-cell>
          <table:table-cell office:value-type="float" office:value="16.82132" calcext:value-type="float">
            <text:p>16.82132</text:p>
          </table:table-cell>
          <table:table-cell office:value-type="float" office:value="-0.09963632" calcext:value-type="float">
            <text:p>-0.09963632</text:p>
          </table:table-cell>
          <table:table-cell office:value-type="float" office:value="-0.0504741" calcext:value-type="float">
            <text:p>-0.0504741</text:p>
          </table:table-cell>
          <table:table-cell office:value-type="float" office:value="0.03212357" calcext:value-type="float">
            <text:p>0.03212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86767" calcext:value-type="float">
            <text:p>0.008486767</text:p>
          </table:table-cell>
          <table:table-cell table:number-columns-repeated="23"/>
        </table:table-row>
        <table:table-row table:style-name="ro1">
          <table:table-cell office:value-type="float" office:value="5.274555" calcext:value-type="float">
            <text:p>5.274555</text:p>
          </table:table-cell>
          <table:table-cell office:value-type="float" office:value="15.04608" calcext:value-type="float">
            <text:p>15.04608</text:p>
          </table:table-cell>
          <table:table-cell office:value-type="float" office:value="0.07778328" calcext:value-type="float">
            <text:p>0.07778328</text:p>
          </table:table-cell>
          <table:table-cell office:value-type="float" office:value="-2.636514" calcext:value-type="float">
            <text:p>-2.636514</text:p>
          </table:table-cell>
          <table:table-cell office:value-type="float" office:value="-2.214438" calcext:value-type="float">
            <text:p>-2.214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8193" calcext:value-type="float">
            <text:p>0.00848193</text:p>
          </table:table-cell>
          <table:table-cell table:number-columns-repeated="23"/>
        </table:table-row>
        <table:table-row table:style-name="ro1">
          <table:table-cell office:value-type="float" office:value="0.8558722" calcext:value-type="float">
            <text:p>0.8558722</text:p>
          </table:table-cell>
          <table:table-cell office:value-type="float" office:value="15.18719" calcext:value-type="float">
            <text:p>15.18719</text:p>
          </table:table-cell>
          <table:table-cell office:value-type="float" office:value="0.01989671" calcext:value-type="float">
            <text:p>0.01989671</text:p>
          </table:table-cell>
          <table:table-cell office:value-type="float" office:value="-0.6502019" calcext:value-type="float">
            <text:p>-0.6502019</text:p>
          </table:table-cell>
          <table:table-cell office:value-type="float" office:value="0.413073" calcext:value-type="float">
            <text:p>0.413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39228" calcext:value-type="float">
            <text:p>0.008439228</text:p>
          </table:table-cell>
          <table:table-cell table:number-columns-repeated="23"/>
        </table:table-row>
        <table:table-row table:style-name="ro1">
          <table:table-cell office:value-type="float" office:value="2.908529" calcext:value-type="float">
            <text:p>2.908529</text:p>
          </table:table-cell>
          <table:table-cell office:value-type="float" office:value="15.00095" calcext:value-type="float">
            <text:p>15.00095</text:p>
          </table:table-cell>
          <table:table-cell office:value-type="float" office:value="0.1379033" calcext:value-type="float">
            <text:p>0.1379033</text:p>
          </table:table-cell>
          <table:table-cell office:value-type="float" office:value="-2.14022" calcext:value-type="float">
            <text:p>-2.14022</text:p>
          </table:table-cell>
          <table:table-cell office:value-type="float" office:value="-1.243723" calcext:value-type="float">
            <text:p>-1.243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69928" calcext:value-type="float">
            <text:p>0.008369928</text:p>
          </table:table-cell>
          <table:table-cell table:number-columns-repeated="23"/>
        </table:table-row>
        <table:table-row table:style-name="ro1">
          <table:table-cell office:value-type="float" office:value="4.321896" calcext:value-type="float">
            <text:p>4.321896</text:p>
          </table:table-cell>
          <table:table-cell office:value-type="float" office:value="15.00965" calcext:value-type="float">
            <text:p>15.00965</text:p>
          </table:table-cell>
          <table:table-cell office:value-type="float" office:value="0.1220256" calcext:value-type="float">
            <text:p>0.1220256</text:p>
          </table:table-cell>
          <table:table-cell office:value-type="float" office:value="-2.314863" calcext:value-type="float">
            <text:p>-2.314863</text:p>
          </table:table-cell>
          <table:table-cell office:value-type="float" office:value="-1.333442" calcext:value-type="float">
            <text:p>-1.333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67729" calcext:value-type="float">
            <text:p>0.008367729</text:p>
          </table:table-cell>
          <table:table-cell table:number-columns-repeated="23"/>
        </table:table-row>
        <table:table-row table:style-name="ro1">
          <table:table-cell office:value-type="float" office:value="5.525343" calcext:value-type="float">
            <text:p>5.525343</text:p>
          </table:table-cell>
          <table:table-cell office:value-type="float" office:value="15.0114" calcext:value-type="float">
            <text:p>15.0114</text:p>
          </table:table-cell>
          <table:table-cell office:value-type="float" office:value="0.07664734" calcext:value-type="float">
            <text:p>0.07664734</text:p>
          </table:table-cell>
          <table:table-cell office:value-type="float" office:value="-2.794248" calcext:value-type="float">
            <text:p>-2.794248</text:p>
          </table:table-cell>
          <table:table-cell office:value-type="float" office:value="-2.058603" calcext:value-type="float">
            <text:p>-2.058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50039" calcext:value-type="float">
            <text:p>0.008350039</text:p>
          </table:table-cell>
          <table:table-cell table:number-columns-repeated="23"/>
        </table:table-row>
        <table:table-row table:style-name="ro1">
          <table:table-cell office:value-type="float" office:value="3.019306" calcext:value-type="float">
            <text:p>3.019306</text:p>
          </table:table-cell>
          <table:table-cell office:value-type="float" office:value="15.00735" calcext:value-type="float">
            <text:p>15.00735</text:p>
          </table:table-cell>
          <table:table-cell office:value-type="float" office:value="0.1366292" calcext:value-type="float">
            <text:p>0.1366292</text:p>
          </table:table-cell>
          <table:table-cell office:value-type="float" office:value="-2.196444" calcext:value-type="float">
            <text:p>-2.196444</text:p>
          </table:table-cell>
          <table:table-cell office:value-type="float" office:value="-1.173556" calcext:value-type="float">
            <text:p>-1.173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38648" calcext:value-type="float">
            <text:p>0.008338648</text:p>
          </table:table-cell>
          <table:table-cell table:number-columns-repeated="23"/>
        </table:table-row>
        <table:table-row table:style-name="ro1">
          <table:table-cell office:value-type="float" office:value="5.373643" calcext:value-type="float">
            <text:p>5.373643</text:p>
          </table:table-cell>
          <table:table-cell office:value-type="float" office:value="15.0515" calcext:value-type="float">
            <text:p>15.0515</text:p>
          </table:table-cell>
          <table:table-cell office:value-type="float" office:value="0.07731889" calcext:value-type="float">
            <text:p>0.07731889</text:p>
          </table:table-cell>
          <table:table-cell office:value-type="float" office:value="-2.636514" calcext:value-type="float">
            <text:p>-2.636514</text:p>
          </table:table-cell>
          <table:table-cell office:value-type="float" office:value="-2.231823" calcext:value-type="float">
            <text:p>-2.231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89844" calcext:value-type="float">
            <text:p>0.008289844</text:p>
          </table:table-cell>
          <table:table-cell table:number-columns-repeated="23"/>
        </table:table-row>
        <table:table-row table:style-name="ro1">
          <table:table-cell office:value-type="float" office:value="0.1271479" calcext:value-type="float">
            <text:p>0.1271479</text:p>
          </table:table-cell>
          <table:table-cell office:value-type="float" office:value="16.10425" calcext:value-type="float">
            <text:p>16.10425</text:p>
          </table:table-cell>
          <table:table-cell office:value-type="float" office:value="-0.08873138" calcext:value-type="float">
            <text:p>-0.08873138</text:p>
          </table:table-cell>
          <table:table-cell office:value-type="float" office:value="-0.2556166" calcext:value-type="float">
            <text:p>-0.2556166</text:p>
          </table:table-cell>
          <table:table-cell office:value-type="float" office:value="0.1396182" calcext:value-type="float">
            <text:p>0.1396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79616" calcext:value-type="float">
            <text:p>0.008279616</text:p>
          </table:table-cell>
          <table:table-cell table:number-columns-repeated="23"/>
        </table:table-row>
        <table:table-row table:style-name="ro1">
          <table:table-cell office:value-type="float" office:value="0.04678317" calcext:value-type="float">
            <text:p>0.04678317</text:p>
          </table:table-cell>
          <table:table-cell office:value-type="float" office:value="16.43661" calcext:value-type="float">
            <text:p>16.43661</text:p>
          </table:table-cell>
          <table:table-cell office:value-type="float" office:value="-0.09646687" calcext:value-type="float">
            <text:p>-0.09646687</text:p>
          </table:table-cell>
          <table:table-cell office:value-type="float" office:value="-0.1384991" calcext:value-type="float">
            <text:p>-0.1384991</text:p>
          </table:table-cell>
          <table:table-cell office:value-type="float" office:value="0.1095908" calcext:value-type="float">
            <text:p>0.1095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46596" calcext:value-type="float">
            <text:p>0.008246596</text:p>
          </table:table-cell>
          <table:table-cell table:number-columns-repeated="23"/>
        </table:table-row>
        <table:table-row table:style-name="ro1">
          <table:table-cell office:value-type="float" office:value="2.592118" calcext:value-type="float">
            <text:p>2.592118</text:p>
          </table:table-cell>
          <table:table-cell office:value-type="float" office:value="15.00017" calcext:value-type="float">
            <text:p>15.00017</text:p>
          </table:table-cell>
          <table:table-cell office:value-type="float" office:value="0.1417131" calcext:value-type="float">
            <text:p>0.1417131</text:p>
          </table:table-cell>
          <table:table-cell office:value-type="float" office:value="-2.126702" calcext:value-type="float">
            <text:p>-2.126702</text:p>
          </table:table-cell>
          <table:table-cell office:value-type="float" office:value="-1.178272" calcext:value-type="float">
            <text:p>-1.178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7028" calcext:value-type="float">
            <text:p>0.00807028</text:p>
          </table:table-cell>
          <table:table-cell table:number-columns-repeated="23"/>
        </table:table-row>
        <table:table-row table:style-name="ro1">
          <table:table-cell office:value-type="float" office:value="0.2890246" calcext:value-type="float">
            <text:p>0.2890246</text:p>
          </table:table-cell>
          <table:table-cell office:value-type="float" office:value="15.7347" calcext:value-type="float">
            <text:p>15.7347</text:p>
          </table:table-cell>
          <table:table-cell office:value-type="float" office:value="-0.0686078" calcext:value-type="float">
            <text:p>-0.0686078</text:p>
          </table:table-cell>
          <table:table-cell office:value-type="float" office:value="-0.3736842" calcext:value-type="float">
            <text:p>-0.3736842</text:p>
          </table:table-cell>
          <table:table-cell office:value-type="float" office:value="0.2320485" calcext:value-type="float">
            <text:p>0.2320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36967" calcext:value-type="float">
            <text:p>0.008036967</text:p>
          </table:table-cell>
          <table:table-cell table:number-columns-repeated="23"/>
        </table:table-row>
        <table:table-row table:style-name="ro1">
          <table:table-cell office:value-type="float" office:value="4.380564" calcext:value-type="float">
            <text:p>4.380564</text:p>
          </table:table-cell>
          <table:table-cell office:value-type="float" office:value="15.00335" calcext:value-type="float">
            <text:p>15.00335</text:p>
          </table:table-cell>
          <table:table-cell office:value-type="float" office:value="0.08835827" calcext:value-type="float">
            <text:p>0.08835827</text:p>
          </table:table-cell>
          <table:table-cell office:value-type="float" office:value="-2.593437" calcext:value-type="float">
            <text:p>-2.593437</text:p>
          </table:table-cell>
          <table:table-cell office:value-type="float" office:value="-1.893929" calcext:value-type="float">
            <text:p>-1.893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03971" calcext:value-type="float">
            <text:p>0.008003971</text:p>
          </table:table-cell>
          <table:table-cell table:number-columns-repeated="23"/>
        </table:table-row>
        <table:table-row table:style-name="ro1">
          <table:table-cell office:value-type="float" office:value="7.321307" calcext:value-type="float">
            <text:p>7.321307</text:p>
          </table:table-cell>
          <table:table-cell office:value-type="float" office:value="15.06032" calcext:value-type="float">
            <text:p>15.06032</text:p>
          </table:table-cell>
          <table:table-cell office:value-type="float" office:value="0.06992139" calcext:value-type="float">
            <text:p>0.06992139</text:p>
          </table:table-cell>
          <table:table-cell office:value-type="float" office:value="-2.972388" calcext:value-type="float">
            <text:p>-2.972388</text:p>
          </table:table-cell>
          <table:table-cell office:value-type="float" office:value="-2.113364" calcext:value-type="float">
            <text:p>-2.113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92909" calcext:value-type="float">
            <text:p>0.007992909</text:p>
          </table:table-cell>
          <table:table-cell table:number-columns-repeated="23"/>
        </table:table-row>
        <table:table-row table:style-name="ro1">
          <table:table-cell office:value-type="float" office:value="0.009119471" calcext:value-type="float">
            <text:p>0.009119471</text:p>
          </table:table-cell>
          <table:table-cell office:value-type="float" office:value="16.75948" calcext:value-type="float">
            <text:p>16.75948</text:p>
          </table:table-cell>
          <table:table-cell office:value-type="float" office:value="-0.09937558" calcext:value-type="float">
            <text:p>-0.09937558</text:p>
          </table:table-cell>
          <table:table-cell office:value-type="float" office:value="-0.0600878" calcext:value-type="float">
            <text:p>-0.0600878</text:p>
          </table:table-cell>
          <table:table-cell office:value-type="float" office:value="0.04969033" calcext:value-type="float">
            <text:p>0.04969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89965" calcext:value-type="float">
            <text:p>0.007989965</text:p>
          </table:table-cell>
          <table:table-cell table:number-columns-repeated="23"/>
        </table:table-row>
        <table:table-row table:style-name="ro1">
          <table:table-cell office:value-type="float" office:value="4.974519" calcext:value-type="float">
            <text:p>4.974519</text:p>
          </table:table-cell>
          <table:table-cell office:value-type="float" office:value="15.00182" calcext:value-type="float">
            <text:p>15.00182</text:p>
          </table:table-cell>
          <table:table-cell office:value-type="float" office:value="0.1015435" calcext:value-type="float">
            <text:p>0.1015435</text:p>
          </table:table-cell>
          <table:table-cell office:value-type="float" office:value="-2.459039" calcext:value-type="float">
            <text:p>-2.459039</text:p>
          </table:table-cell>
          <table:table-cell office:value-type="float" office:value="-1.669006" calcext:value-type="float">
            <text:p>-1.669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82731" calcext:value-type="float">
            <text:p>0.007982731</text:p>
          </table:table-cell>
          <table:table-cell table:number-columns-repeated="23"/>
        </table:table-row>
        <table:table-row table:style-name="ro1">
          <table:table-cell office:value-type="float" office:value="0.1622461" calcext:value-type="float">
            <text:p>0.1622461</text:p>
          </table:table-cell>
          <table:table-cell office:value-type="float" office:value="16.00241" calcext:value-type="float">
            <text:p>16.00241</text:p>
          </table:table-cell>
          <table:table-cell office:value-type="float" office:value="-0.08481052" calcext:value-type="float">
            <text:p>-0.08481052</text:p>
          </table:table-cell>
          <table:table-cell office:value-type="float" office:value="-0.2851073" calcext:value-type="float">
            <text:p>-0.2851073</text:p>
          </table:table-cell>
          <table:table-cell office:value-type="float" office:value="0.1643745" calcext:value-type="float">
            <text:p>0.1643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75142" calcext:value-type="float">
            <text:p>0.007975142</text:p>
          </table:table-cell>
          <table:table-cell table:number-columns-repeated="23"/>
        </table:table-row>
        <table:table-row table:style-name="ro1">
          <table:table-cell office:value-type="float" office:value="5.053201" calcext:value-type="float">
            <text:p>5.053201</text:p>
          </table:table-cell>
          <table:table-cell office:value-type="float" office:value="15.00146" calcext:value-type="float">
            <text:p>15.00146</text:p>
          </table:table-cell>
          <table:table-cell office:value-type="float" office:value="0.1070636" calcext:value-type="float">
            <text:p>0.1070636</text:p>
          </table:table-cell>
          <table:table-cell office:value-type="float" office:value="-2.406921" calcext:value-type="float">
            <text:p>-2.406921</text:p>
          </table:table-cell>
          <table:table-cell office:value-type="float" office:value="-1.588579" calcext:value-type="float">
            <text:p>-1.588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44096" calcext:value-type="float">
            <text:p>0.007944096</text:p>
          </table:table-cell>
          <table:table-cell table:number-columns-repeated="23"/>
        </table:table-row>
        <table:table-row table:style-name="ro1">
          <table:table-cell office:value-type="float" office:value="0.01046539" calcext:value-type="float">
            <text:p>0.01046539</text:p>
          </table:table-cell>
          <table:table-cell office:value-type="float" office:value="16.74074" calcext:value-type="float">
            <text:p>16.74074</text:p>
          </table:table-cell>
          <table:table-cell office:value-type="float" office:value="-0.09928067" calcext:value-type="float">
            <text:p>-0.09928067</text:p>
          </table:table-cell>
          <table:table-cell office:value-type="float" office:value="-0.07382466" calcext:value-type="float">
            <text:p>-0.07382466</text:p>
          </table:table-cell>
          <table:table-cell office:value-type="float" office:value="0.03907537" calcext:value-type="float">
            <text:p>0.03907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47067" calcext:value-type="float">
            <text:p>0.007847067</text:p>
          </table:table-cell>
          <table:table-cell table:number-columns-repeated="23"/>
        </table:table-row>
        <table:table-row table:style-name="ro1">
          <table:table-cell office:value-type="float" office:value="1.43909" calcext:value-type="float">
            <text:p>1.43909</text:p>
          </table:table-cell>
          <table:table-cell office:value-type="float" office:value="15.01401" calcext:value-type="float">
            <text:p>15.01401</text:p>
          </table:table-cell>
          <table:table-cell office:value-type="float" office:value="0.1097227" calcext:value-type="float">
            <text:p>0.1097227</text:p>
          </table:table-cell>
          <table:table-cell office:value-type="float" office:value="-0.8596042" calcext:value-type="float">
            <text:p>-0.8596042</text:p>
          </table:table-cell>
          <table:table-cell office:value-type="float" office:value="0.599051" calcext:value-type="float">
            <text:p>0.599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44804" calcext:value-type="float">
            <text:p>0.007844804</text:p>
          </table:table-cell>
          <table:table-cell table:number-columns-repeated="23"/>
        </table:table-row>
        <table:table-row table:style-name="ro1">
          <table:table-cell office:value-type="float" office:value="0.03058049" calcext:value-type="float">
            <text:p>0.03058049</text:p>
          </table:table-cell>
          <table:table-cell office:value-type="float" office:value="16.54447" calcext:value-type="float">
            <text:p>16.54447</text:p>
          </table:table-cell>
          <table:table-cell office:value-type="float" office:value="-0.09778092" calcext:value-type="float">
            <text:p>-0.09778092</text:p>
          </table:table-cell>
          <table:table-cell office:value-type="float" office:value="-0.1258459" calcext:value-type="float">
            <text:p>-0.1258459</text:p>
          </table:table-cell>
          <table:table-cell office:value-type="float" office:value="0.06745923" calcext:value-type="float">
            <text:p>0.06745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7048" calcext:value-type="float">
            <text:p>0.00777048</text:p>
          </table:table-cell>
          <table:table-cell table:number-columns-repeated="23"/>
        </table:table-row>
        <table:table-row table:style-name="ro1">
          <table:table-cell office:value-type="float" office:value="4.416684" calcext:value-type="float">
            <text:p>4.416684</text:p>
          </table:table-cell>
          <table:table-cell office:value-type="float" office:value="15.0104" calcext:value-type="float">
            <text:p>15.0104</text:p>
          </table:table-cell>
          <table:table-cell office:value-type="float" office:value="0.08477982" calcext:value-type="float">
            <text:p>0.08477982</text:p>
          </table:table-cell>
          <table:table-cell office:value-type="float" office:value="-2.684241" calcext:value-type="float">
            <text:p>-2.684241</text:p>
          </table:table-cell>
          <table:table-cell office:value-type="float" office:value="-1.893929" calcext:value-type="float">
            <text:p>-1.893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31577" calcext:value-type="float">
            <text:p>0.007731577</text:p>
          </table:table-cell>
          <table:table-cell table:number-columns-repeated="23"/>
        </table:table-row>
        <table:table-row table:style-name="ro1">
          <table:table-cell office:value-type="float" office:value="0.1010356" calcext:value-type="float">
            <text:p>0.1010356</text:p>
          </table:table-cell>
          <table:table-cell office:value-type="float" office:value="16.18868" calcext:value-type="float">
            <text:p>16.18868</text:p>
          </table:table-cell>
          <table:table-cell office:value-type="float" office:value="-0.09144875" calcext:value-type="float">
            <text:p>-0.09144875</text:p>
          </table:table-cell>
          <table:table-cell office:value-type="float" office:value="-0.2155778" calcext:value-type="float">
            <text:p>-0.2155778</text:p>
          </table:table-cell>
          <table:table-cell office:value-type="float" office:value="0.144628" calcext:value-type="float">
            <text:p>0.144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70229" calcext:value-type="float">
            <text:p>0.007670229</text:p>
          </table:table-cell>
          <table:table-cell table:number-columns-repeated="23"/>
        </table:table-row>
        <table:table-row table:style-name="ro1">
          <table:table-cell office:value-type="float" office:value="0.05115143" calcext:value-type="float">
            <text:p>0.05115143</text:p>
          </table:table-cell>
          <table:table-cell office:value-type="float" office:value="16.41056" calcext:value-type="float">
            <text:p>16.41056</text:p>
          </table:table-cell>
          <table:table-cell office:value-type="float" office:value="-0.09609719" calcext:value-type="float">
            <text:p>-0.09609719</text:p>
          </table:table-cell>
          <table:table-cell office:value-type="float" office:value="-0.1486446" calcext:value-type="float">
            <text:p>-0.1486446</text:p>
          </table:table-cell>
          <table:table-cell office:value-type="float" office:value="0.1095908" calcext:value-type="float">
            <text:p>0.1095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62096" calcext:value-type="float">
            <text:p>0.007562096</text:p>
          </table:table-cell>
          <table:table-cell table:number-columns-repeated="23"/>
        </table:table-row>
        <table:table-row table:style-name="ro1">
          <table:table-cell office:value-type="float" office:value="0.1460457" calcext:value-type="float">
            <text:p>0.1460457</text:p>
          </table:table-cell>
          <table:table-cell office:value-type="float" office:value="16.04494" calcext:value-type="float">
            <text:p>16.04494</text:p>
          </table:table-cell>
          <table:table-cell office:value-type="float" office:value="-0.08665643" calcext:value-type="float">
            <text:p>-0.08665643</text:p>
          </table:table-cell>
          <table:table-cell office:value-type="float" office:value="-0.2542756" calcext:value-type="float">
            <text:p>-0.2542756</text:p>
          </table:table-cell>
          <table:table-cell office:value-type="float" office:value="0.1811369" calcext:value-type="float">
            <text:p>0.1811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47862" calcext:value-type="float">
            <text:p>0.007547862</text:p>
          </table:table-cell>
          <table:table-cell table:number-columns-repeated="23"/>
        </table:table-row>
        <table:table-row table:style-name="ro1">
          <table:table-cell office:value-type="float" office:value="1.80341" calcext:value-type="float">
            <text:p>1.80341</text:p>
          </table:table-cell>
          <table:table-cell office:value-type="float" office:value="15.00209" calcext:value-type="float">
            <text:p>15.00209</text:p>
          </table:table-cell>
          <table:table-cell office:value-type="float" office:value="0.1535088" calcext:value-type="float">
            <text:p>0.1535088</text:p>
          </table:table-cell>
          <table:table-cell office:value-type="float" office:value="-2.021962" calcext:value-type="float">
            <text:p>-2.021962</text:p>
          </table:table-cell>
          <table:table-cell office:value-type="float" office:value="-1.094537" calcext:value-type="float">
            <text:p>-1.094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28802" calcext:value-type="float">
            <text:p>0.007428802</text:p>
          </table:table-cell>
          <table:table-cell table:number-columns-repeated="23"/>
        </table:table-row>
        <table:table-row table:style-name="ro1">
          <table:table-cell office:value-type="float" office:value="0.3021045" calcext:value-type="float">
            <text:p>0.3021045</text:p>
          </table:table-cell>
          <table:table-cell office:value-type="float" office:value="15.71339" calcext:value-type="float">
            <text:p>15.71339</text:p>
          </table:table-cell>
          <table:table-cell office:value-type="float" office:value="-0.06679124" calcext:value-type="float">
            <text:p>-0.06679124</text:p>
          </table:table-cell>
          <table:table-cell office:value-type="float" office:value="-0.3851452" calcext:value-type="float">
            <text:p>-0.3851452</text:p>
          </table:table-cell>
          <table:table-cell office:value-type="float" office:value="0.2323456" calcext:value-type="float">
            <text:p>0.2323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10237" calcext:value-type="float">
            <text:p>0.007410237</text:p>
          </table:table-cell>
          <table:table-cell table:number-columns-repeated="23"/>
        </table:table-row>
        <table:table-row table:style-name="ro1">
          <table:table-cell office:value-type="float" office:value="0.6514128" calcext:value-type="float">
            <text:p>0.6514128</text:p>
          </table:table-cell>
          <table:table-cell office:value-type="float" office:value="15.31953" calcext:value-type="float">
            <text:p>15.31953</text:p>
          </table:table-cell>
          <table:table-cell office:value-type="float" office:value="-0.01311411" calcext:value-type="float">
            <text:p>-0.01311411</text:p>
          </table:table-cell>
          <table:table-cell office:value-type="float" office:value="-0.5615307" calcext:value-type="float">
            <text:p>-0.5615307</text:p>
          </table:table-cell>
          <table:table-cell office:value-type="float" office:value="0.3585831" calcext:value-type="float">
            <text:p>0.3585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86169" calcext:value-type="float">
            <text:p>0.007386169</text:p>
          </table:table-cell>
          <table:table-cell table:number-columns-repeated="23"/>
        </table:table-row>
        <table:table-row table:style-name="ro1">
          <table:table-cell office:value-type="float" office:value="0.03867648" calcext:value-type="float">
            <text:p>0.03867648</text:p>
          </table:table-cell>
          <table:table-cell office:value-type="float" office:value="16.48931" calcext:value-type="float">
            <text:p>16.48931</text:p>
          </table:table-cell>
          <table:table-cell office:value-type="float" office:value="-0.09713575" calcext:value-type="float">
            <text:p>-0.09713575</text:p>
          </table:table-cell>
          <table:table-cell office:value-type="float" office:value="-0.1208462" calcext:value-type="float">
            <text:p>-0.1208462</text:p>
          </table:table-cell>
          <table:table-cell office:value-type="float" office:value="0.105747" calcext:value-type="float">
            <text:p>0.105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34025" calcext:value-type="float">
            <text:p>0.007334025</text:p>
          </table:table-cell>
          <table:table-cell table:number-columns-repeated="23"/>
        </table:table-row>
        <table:table-row table:style-name="ro1">
          <table:table-cell office:value-type="float" office:value="2.866744" calcext:value-type="float">
            <text:p>2.866744</text:p>
          </table:table-cell>
          <table:table-cell office:value-type="float" office:value="15.00043" calcext:value-type="float">
            <text:p>15.00043</text:p>
          </table:table-cell>
          <table:table-cell office:value-type="float" office:value="0.1383907" calcext:value-type="float">
            <text:p>0.1383907</text:p>
          </table:table-cell>
          <table:table-cell office:value-type="float" office:value="-2.141815" calcext:value-type="float">
            <text:p>-2.141815</text:p>
          </table:table-cell>
          <table:table-cell office:value-type="float" office:value="-1.22959" calcext:value-type="float">
            <text:p>-1.22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19759" calcext:value-type="float">
            <text:p>0.007319759</text:p>
          </table:table-cell>
          <table:table-cell table:number-columns-repeated="23"/>
        </table:table-row>
        <table:table-row table:style-name="ro1">
          <table:table-cell office:value-type="float" office:value="5.768366" calcext:value-type="float">
            <text:p>5.768366</text:p>
          </table:table-cell>
          <table:table-cell office:value-type="float" office:value="15.03687" calcext:value-type="float">
            <text:p>15.03687</text:p>
          </table:table-cell>
          <table:table-cell office:value-type="float" office:value="0.07564607" calcext:value-type="float">
            <text:p>0.07564607</text:p>
          </table:table-cell>
          <table:table-cell office:value-type="float" office:value="-2.855803" calcext:value-type="float">
            <text:p>-2.855803</text:p>
          </table:table-cell>
          <table:table-cell office:value-type="float" office:value="-2.015663" calcext:value-type="float">
            <text:p>-2.015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83393" calcext:value-type="float">
            <text:p>0.007283393</text:p>
          </table:table-cell>
          <table:table-cell table:number-columns-repeated="23"/>
        </table:table-row>
        <table:table-row table:style-name="ro1">
          <table:table-cell office:value-type="float" office:value="0.4696737" calcext:value-type="float">
            <text:p>0.4696737</text:p>
          </table:table-cell>
          <table:table-cell office:value-type="float" office:value="15.4912" calcext:value-type="float">
            <text:p>15.4912</text:p>
          </table:table-cell>
          <table:table-cell office:value-type="float" office:value="-0.0419466" calcext:value-type="float">
            <text:p>-0.0419466</text:p>
          </table:table-cell>
          <table:table-cell office:value-type="float" office:value="-0.4924737" calcext:value-type="float">
            <text:p>-0.4924737</text:p>
          </table:table-cell>
          <table:table-cell office:value-type="float" office:value="0.2722035" calcext:value-type="float">
            <text:p>0.2722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39011" calcext:value-type="float">
            <text:p>0.007239011</text:p>
          </table:table-cell>
          <table:table-cell table:number-columns-repeated="23"/>
        </table:table-row>
        <table:table-row table:style-name="ro1">
          <table:table-cell office:value-type="float" office:value="0.7121849" calcext:value-type="float">
            <text:p>0.7121849</text:p>
          </table:table-cell>
          <table:table-cell office:value-type="float" office:value="15.27477" calcext:value-type="float">
            <text:p>15.27477</text:p>
          </table:table-cell>
          <table:table-cell office:value-type="float" office:value="-0.003304325" calcext:value-type="float">
            <text:p>-0.003304325</text:p>
          </table:table-cell>
          <table:table-cell office:value-type="float" office:value="-0.5806642" calcext:value-type="float">
            <text:p>-0.5806642</text:p>
          </table:table-cell>
          <table:table-cell office:value-type="float" office:value="0.3877382" calcext:value-type="float">
            <text:p>0.3877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26842" calcext:value-type="float">
            <text:p>0.007226842</text:p>
          </table:table-cell>
          <table:table-cell table:number-columns-repeated="23"/>
        </table:table-row>
        <table:table-row table:style-name="ro1">
          <table:table-cell office:value-type="float" office:value="0.2774935" calcext:value-type="float">
            <text:p>0.2774935</text:p>
          </table:table-cell>
          <table:table-cell office:value-type="float" office:value="15.75424" calcext:value-type="float">
            <text:p>15.75424</text:p>
          </table:table-cell>
          <table:table-cell office:value-type="float" office:value="-0.07019011" calcext:value-type="float">
            <text:p>-0.07019011</text:p>
          </table:table-cell>
          <table:table-cell office:value-type="float" office:value="-0.3629346" calcext:value-type="float">
            <text:p>-0.3629346</text:p>
          </table:table-cell>
          <table:table-cell office:value-type="float" office:value="0.2323456" calcext:value-type="float">
            <text:p>0.2323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1566" calcext:value-type="float">
            <text:p>0.00721566</text:p>
          </table:table-cell>
          <table:table-cell table:number-columns-repeated="23"/>
        </table:table-row>
        <table:table-row table:style-name="ro1">
          <table:table-cell office:value-type="float" office:value="3.782281" calcext:value-type="float">
            <text:p>3.782281</text:p>
          </table:table-cell>
          <table:table-cell office:value-type="float" office:value="15.00462" calcext:value-type="float">
            <text:p>15.00462</text:p>
          </table:table-cell>
          <table:table-cell office:value-type="float" office:value="0.128215" calcext:value-type="float">
            <text:p>0.128215</text:p>
          </table:table-cell>
          <table:table-cell office:value-type="float" office:value="-2.252451" calcext:value-type="float">
            <text:p>-2.252451</text:p>
          </table:table-cell>
          <table:table-cell office:value-type="float" office:value="-1.282932" calcext:value-type="float">
            <text:p>-1.282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13172" calcext:value-type="float">
            <text:p>0.007213172</text:p>
          </table:table-cell>
          <table:table-cell table:number-columns-repeated="23"/>
        </table:table-row>
        <table:table-row table:style-name="ro1">
          <table:table-cell office:value-type="float" office:value="7.426659" calcext:value-type="float">
            <text:p>7.426659</text:p>
          </table:table-cell>
          <table:table-cell office:value-type="float" office:value="15.04376" calcext:value-type="float">
            <text:p>15.04376</text:p>
          </table:table-cell>
          <table:table-cell office:value-type="float" office:value="0.06949903" calcext:value-type="float">
            <text:p>0.06949903</text:p>
          </table:table-cell>
          <table:table-cell office:value-type="float" office:value="-2.767665" calcext:value-type="float">
            <text:p>-2.767665</text:p>
          </table:table-cell>
          <table:table-cell office:value-type="float" office:value="-2.393402" calcext:value-type="float">
            <text:p>-2.393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91147" calcext:value-type="float">
            <text:p>0.007191147</text:p>
          </table:table-cell>
          <table:table-cell table:number-columns-repeated="23"/>
        </table:table-row>
        <table:table-row table:style-name="ro1">
          <table:table-cell office:value-type="float" office:value="0.6636132" calcext:value-type="float">
            <text:p>0.6636132</text:p>
          </table:table-cell>
          <table:table-cell office:value-type="float" office:value="15.31249" calcext:value-type="float">
            <text:p>15.31249</text:p>
          </table:table-cell>
          <table:table-cell office:value-type="float" office:value="-0.01114768" calcext:value-type="float">
            <text:p>-0.01114768</text:p>
          </table:table-cell>
          <table:table-cell office:value-type="float" office:value="-0.5310145" calcext:value-type="float">
            <text:p>-0.5310145</text:p>
          </table:table-cell>
          <table:table-cell office:value-type="float" office:value="0.413073" calcext:value-type="float">
            <text:p>0.413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26977" calcext:value-type="float">
            <text:p>0.007126977</text:p>
          </table:table-cell>
          <table:table-cell table:number-columns-repeated="23"/>
        </table:table-row>
        <table:table-row table:style-name="ro1">
          <table:table-cell office:value-type="float" office:value="0.7471475" calcext:value-type="float">
            <text:p>0.7471475</text:p>
          </table:table-cell>
          <table:table-cell office:value-type="float" office:value="15.25204" calcext:value-type="float">
            <text:p>15.25204</text:p>
          </table:table-cell>
          <table:table-cell office:value-type="float" office:value="0.002348484" calcext:value-type="float">
            <text:p>0.002348484</text:p>
          </table:table-cell>
          <table:table-cell office:value-type="float" office:value="-0.5792511" calcext:value-type="float">
            <text:p>-0.5792511</text:p>
          </table:table-cell>
          <table:table-cell office:value-type="float" office:value="0.4211434" calcext:value-type="float">
            <text:p>0.4211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67632" calcext:value-type="float">
            <text:p>0.007067632</text:p>
          </table:table-cell>
          <table:table-cell table:number-columns-repeated="23"/>
        </table:table-row>
        <table:table-row table:style-name="ro1">
          <table:table-cell office:value-type="float" office:value="0.4842774" calcext:value-type="float">
            <text:p>0.4842774</text:p>
          </table:table-cell>
          <table:table-cell office:value-type="float" office:value="15.47164" calcext:value-type="float">
            <text:p>15.47164</text:p>
          </table:table-cell>
          <table:table-cell office:value-type="float" office:value="-0.03967894" calcext:value-type="float">
            <text:p>-0.03967894</text:p>
          </table:table-cell>
          <table:table-cell office:value-type="float" office:value="-0.47292" calcext:value-type="float">
            <text:p>-0.47292</text:p>
          </table:table-cell>
          <table:table-cell office:value-type="float" office:value="0.3210175" calcext:value-type="float">
            <text:p>0.3210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57784" calcext:value-type="float">
            <text:p>0.007057784</text:p>
          </table:table-cell>
          <table:table-cell table:number-columns-repeated="23"/>
        </table:table-row>
        <table:table-row table:style-name="ro1">
          <table:table-cell office:value-type="float" office:value="0.001598082" calcext:value-type="float">
            <text:p>0.001598082</text:p>
          </table:table-cell>
          <table:table-cell office:value-type="float" office:value="16.94507" calcext:value-type="float">
            <text:p>16.94507</text:p>
          </table:table-cell>
          <table:table-cell office:value-type="float" office:value="-0.09989295" calcext:value-type="float">
            <text:p>-0.09989295</text:p>
          </table:table-cell>
          <table:table-cell office:value-type="float" office:value="-0.03247523" calcext:value-type="float">
            <text:p>-0.03247523</text:p>
          </table:table-cell>
          <table:table-cell office:value-type="float" office:value="-0.003278345" calcext:value-type="float">
            <text:p>-0.003278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88829" calcext:value-type="float">
            <text:p>0.006988829</text:p>
          </table:table-cell>
          <table:table-cell table:number-columns-repeated="23"/>
        </table:table-row>
        <table:table-row table:style-name="ro1">
          <table:table-cell office:value-type="float" office:value="0.6424474" calcext:value-type="float">
            <text:p>0.6424474</text:p>
          </table:table-cell>
          <table:table-cell office:value-type="float" office:value="15.32706" calcext:value-type="float">
            <text:p>15.32706</text:p>
          </table:table-cell>
          <table:table-cell office:value-type="float" office:value="-0.01455781" calcext:value-type="float">
            <text:p>-0.01455781</text:p>
          </table:table-cell>
          <table:table-cell office:value-type="float" office:value="-0.5352083" calcext:value-type="float">
            <text:p>-0.5352083</text:p>
          </table:table-cell>
          <table:table-cell office:value-type="float" office:value="0.3886735" calcext:value-type="float">
            <text:p>0.3886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88474" calcext:value-type="float">
            <text:p>0.006988474</text:p>
          </table:table-cell>
          <table:table-cell table:number-columns-repeated="23"/>
        </table:table-row>
        <table:table-row table:style-name="ro1">
          <table:table-cell office:value-type="float" office:value="1.288764" calcext:value-type="float">
            <text:p>1.288764</text:p>
          </table:table-cell>
          <table:table-cell office:value-type="float" office:value="15.03583" calcext:value-type="float">
            <text:p>15.03583</text:p>
          </table:table-cell>
          <table:table-cell office:value-type="float" office:value="0.08745767" calcext:value-type="float">
            <text:p>0.08745767</text:p>
          </table:table-cell>
          <table:table-cell office:value-type="float" office:value="-0.866916" calcext:value-type="float">
            <text:p>-0.866916</text:p>
          </table:table-cell>
          <table:table-cell office:value-type="float" office:value="0.4458459" calcext:value-type="float">
            <text:p>0.4458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71861" calcext:value-type="float">
            <text:p>0.006971861</text:p>
          </table:table-cell>
          <table:table-cell table:number-columns-repeated="23"/>
        </table:table-row>
        <table:table-row table:style-name="ro1">
          <table:table-cell office:value-type="float" office:value="0.3527254" calcext:value-type="float">
            <text:p>0.3527254</text:p>
          </table:table-cell>
          <table:table-cell office:value-type="float" office:value="15.63899" calcext:value-type="float">
            <text:p>15.63899</text:p>
          </table:table-cell>
          <table:table-cell office:value-type="float" office:value="-0.05956482" calcext:value-type="float">
            <text:p>-0.05956482</text:p>
          </table:table-cell>
          <table:table-cell office:value-type="float" office:value="-0.427518" calcext:value-type="float">
            <text:p>-0.427518</text:p>
          </table:table-cell>
          <table:table-cell office:value-type="float" office:value="0.2320485" calcext:value-type="float">
            <text:p>0.2320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56878" calcext:value-type="float">
            <text:p>0.006956878</text:p>
          </table:table-cell>
          <table:table-cell table:number-columns-repeated="23"/>
        </table:table-row>
        <table:table-row table:style-name="ro1">
          <table:table-cell office:value-type="float" office:value="0.06012068" calcext:value-type="float">
            <text:p>0.06012068</text:p>
          </table:table-cell>
          <table:table-cell office:value-type="float" office:value="16.36315" calcext:value-type="float">
            <text:p>16.36315</text:p>
          </table:table-cell>
          <table:table-cell office:value-type="float" office:value="-0.09531833" calcext:value-type="float">
            <text:p>-0.09531833</text:p>
          </table:table-cell>
          <table:table-cell office:value-type="float" office:value="-0.1708155" calcext:value-type="float">
            <text:p>-0.1708155</text:p>
          </table:table-cell>
          <table:table-cell office:value-type="float" office:value="0.1044493" calcext:value-type="float">
            <text:p>0.1044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34437" calcext:value-type="float">
            <text:p>0.006934437</text:p>
          </table:table-cell>
          <table:table-cell table:number-columns-repeated="23"/>
        </table:table-row>
        <table:table-row table:style-name="ro1">
          <table:table-cell office:value-type="float" office:value="0.1206445" calcext:value-type="float">
            <text:p>0.1206445</text:p>
          </table:table-cell>
          <table:table-cell office:value-type="float" office:value="16.12313" calcext:value-type="float">
            <text:p>16.12313</text:p>
          </table:table-cell>
          <table:table-cell office:value-type="float" office:value="-0.08942491" calcext:value-type="float">
            <text:p>-0.08942491</text:p>
          </table:table-cell>
          <table:table-cell office:value-type="float" office:value="-0.2246183" calcext:value-type="float">
            <text:p>-0.2246183</text:p>
          </table:table-cell>
          <table:table-cell office:value-type="float" office:value="0.1733038" calcext:value-type="float">
            <text:p>0.1733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26864" calcext:value-type="float">
            <text:p>0.006926864</text:p>
          </table:table-cell>
          <table:table-cell table:number-columns-repeated="23"/>
        </table:table-row>
        <table:table-row table:style-name="ro1">
          <table:table-cell office:value-type="float" office:value="4.874719" calcext:value-type="float">
            <text:p>4.874719</text:p>
          </table:table-cell>
          <table:table-cell office:value-type="float" office:value="15.00214" calcext:value-type="float">
            <text:p>15.00214</text:p>
          </table:table-cell>
          <table:table-cell office:value-type="float" office:value="0.0990093" calcext:value-type="float">
            <text:p>0.0990093</text:p>
          </table:table-cell>
          <table:table-cell office:value-type="float" office:value="-2.487931" calcext:value-type="float">
            <text:p>-2.487931</text:p>
          </table:table-cell>
          <table:table-cell office:value-type="float" office:value="-1.702231" calcext:value-type="float">
            <text:p>-1.702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18914" calcext:value-type="float">
            <text:p>0.006918914</text:p>
          </table:table-cell>
          <table:table-cell table:number-columns-repeated="23"/>
        </table:table-row>
        <table:table-row table:style-name="ro1">
          <table:table-cell office:value-type="float" office:value="1.634179" calcext:value-type="float">
            <text:p>1.634179</text:p>
          </table:table-cell>
          <table:table-cell office:value-type="float" office:value="15.00826" calcext:value-type="float">
            <text:p>15.00826</text:p>
          </table:table-cell>
          <table:table-cell office:value-type="float" office:value="0.1569999" calcext:value-type="float">
            <text:p>0.1569999</text:p>
          </table:table-cell>
          <table:table-cell office:value-type="float" office:value="-1.978955" calcext:value-type="float">
            <text:p>-1.978955</text:p>
          </table:table-cell>
          <table:table-cell office:value-type="float" office:value="-1.093184" calcext:value-type="float">
            <text:p>-1.093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9411" calcext:value-type="float">
            <text:p>0.00689411</text:p>
          </table:table-cell>
          <table:table-cell table:number-columns-repeated="23"/>
        </table:table-row>
        <table:table-row table:style-name="ro1">
          <table:table-cell office:value-type="float" office:value="1.318235" calcext:value-type="float">
            <text:p>1.318235</text:p>
          </table:table-cell>
          <table:table-cell office:value-type="float" office:value="15.03104" calcext:value-type="float">
            <text:p>15.03104</text:p>
          </table:table-cell>
          <table:table-cell office:value-type="float" office:value="0.09187061" calcext:value-type="float">
            <text:p>0.09187061</text:p>
          </table:table-cell>
          <table:table-cell office:value-type="float" office:value="-0.8885122" calcext:value-type="float">
            <text:p>-0.8885122</text:p>
          </table:table-cell>
          <table:table-cell office:value-type="float" office:value="0.4340597" calcext:value-type="float">
            <text:p>0.4340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1554" calcext:value-type="float">
            <text:p>0.00681554</text:p>
          </table:table-cell>
          <table:table-cell table:number-columns-repeated="23"/>
        </table:table-row>
        <table:table-row table:style-name="ro1">
          <table:table-cell office:value-type="float" office:value="0.8063543" calcext:value-type="float">
            <text:p>0.8063543</text:p>
          </table:table-cell>
          <table:table-cell office:value-type="float" office:value="15.21474" calcext:value-type="float">
            <text:p>15.21474</text:p>
          </table:table-cell>
          <table:table-cell office:value-type="float" office:value="0.01191581" calcext:value-type="float">
            <text:p>0.01191581</text:p>
          </table:table-cell>
          <table:table-cell office:value-type="float" office:value="-0.6236068" calcext:value-type="float">
            <text:p>-0.6236068</text:p>
          </table:table-cell>
          <table:table-cell office:value-type="float" office:value="0.4093051" calcext:value-type="float">
            <text:p>0.4093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04546" calcext:value-type="float">
            <text:p>0.006804546</text:p>
          </table:table-cell>
          <table:table-cell table:number-columns-repeated="23"/>
        </table:table-row>
        <table:table-row table:style-name="ro1">
          <table:table-cell office:value-type="float" office:value="0.08489898" calcext:value-type="float">
            <text:p>0.08489898</text:p>
          </table:table-cell>
          <table:table-cell office:value-type="float" office:value="16.25077" calcext:value-type="float">
            <text:p>16.25077</text:p>
          </table:table-cell>
          <table:table-cell office:value-type="float" office:value="-0.09303443" calcext:value-type="float">
            <text:p>-0.09303443</text:p>
          </table:table-cell>
          <table:table-cell office:value-type="float" office:value="-0.1952782" calcext:value-type="float">
            <text:p>-0.1952782</text:p>
          </table:table-cell>
          <table:table-cell office:value-type="float" office:value="0.1359628" calcext:value-type="float">
            <text:p>0.1359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80703" calcext:value-type="float">
            <text:p>0.006680703</text:p>
          </table:table-cell>
          <table:table-cell table:number-columns-repeated="23"/>
        </table:table-row>
        <table:table-row table:style-name="ro1">
          <table:table-cell office:value-type="float" office:value="0.02294346" calcext:value-type="float">
            <text:p>0.02294346</text:p>
          </table:table-cell>
          <table:table-cell office:value-type="float" office:value="16.60438" calcext:value-type="float">
            <text:p>16.60438</text:p>
          </table:table-cell>
          <table:table-cell office:value-type="float" office:value="-0.09836798" calcext:value-type="float">
            <text:p>-0.09836798</text:p>
          </table:table-cell>
          <table:table-cell office:value-type="float" office:value="-0.1033363" calcext:value-type="float">
            <text:p>-0.1033363</text:p>
          </table:table-cell>
          <table:table-cell office:value-type="float" office:value="0.06795322" calcext:value-type="float">
            <text:p>0.06795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49681" calcext:value-type="float">
            <text:p>0.006649681</text:p>
          </table:table-cell>
          <table:table-cell table:number-columns-repeated="23"/>
        </table:table-row>
        <table:table-row table:style-name="ro1">
          <table:table-cell office:value-type="float" office:value="0.3743403" calcext:value-type="float">
            <text:p>0.3743403</text:p>
          </table:table-cell>
          <table:table-cell office:value-type="float" office:value="15.60518" calcext:value-type="float">
            <text:p>15.60518</text:p>
          </table:table-cell>
          <table:table-cell office:value-type="float" office:value="-0.05639506" calcext:value-type="float">
            <text:p>-0.05639506</text:p>
          </table:table-cell>
          <table:table-cell office:value-type="float" office:value="-0.427518" calcext:value-type="float">
            <text:p>-0.427518</text:p>
          </table:table-cell>
          <table:table-cell office:value-type="float" office:value="0.2618142" calcext:value-type="float">
            <text:p>0.2618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30603" calcext:value-type="float">
            <text:p>0.006630603</text:p>
          </table:table-cell>
          <table:table-cell table:number-columns-repeated="23"/>
        </table:table-row>
        <table:table-row table:style-name="ro1">
          <table:table-cell office:value-type="float" office:value="0.05371031" calcext:value-type="float">
            <text:p>0.05371031</text:p>
          </table:table-cell>
          <table:table-cell office:value-type="float" office:value="16.39651" calcext:value-type="float">
            <text:p>16.39651</text:p>
          </table:table-cell>
          <table:table-cell office:value-type="float" office:value="-0.09587767" calcext:value-type="float">
            <text:p>-0.09587767</text:p>
          </table:table-cell>
          <table:table-cell office:value-type="float" office:value="-0.1611318" calcext:value-type="float">
            <text:p>-0.1611318</text:p>
          </table:table-cell>
          <table:table-cell office:value-type="float" office:value="0.09923965" calcext:value-type="float">
            <text:p>0.09923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20155" calcext:value-type="float">
            <text:p>0.006620155</text:p>
          </table:table-cell>
          <table:table-cell table:number-columns-repeated="23"/>
        </table:table-row>
        <table:table-row table:style-name="ro1">
          <table:table-cell office:value-type="float" office:value="0.7265808" calcext:value-type="float">
            <text:p>0.7265808</text:p>
          </table:table-cell>
          <table:table-cell office:value-type="float" office:value="15.26802" calcext:value-type="float">
            <text:p>15.26802</text:p>
          </table:table-cell>
          <table:table-cell office:value-type="float" office:value="-0.0009770079" calcext:value-type="float">
            <text:p>-0.0009770079</text:p>
          </table:table-cell>
          <table:table-cell office:value-type="float" office:value="-0.6169249" calcext:value-type="float">
            <text:p>-0.6169249</text:p>
          </table:table-cell>
          <table:table-cell office:value-type="float" office:value="0.3425485" calcext:value-type="float">
            <text:p>0.3425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9692" calcext:value-type="float">
            <text:p>0.00659692</text:p>
          </table:table-cell>
          <table:table-cell table:number-columns-repeated="23"/>
        </table:table-row>
        <table:table-row table:style-name="ro1">
          <table:table-cell office:value-type="float" office:value="0.01721938" calcext:value-type="float">
            <text:p>0.01721938</text:p>
          </table:table-cell>
          <table:table-cell office:value-type="float" office:value="16.6593" calcext:value-type="float">
            <text:p>16.6593</text:p>
          </table:table-cell>
          <table:table-cell office:value-type="float" office:value="-0.09879394" calcext:value-type="float">
            <text:p>-0.09879394</text:p>
          </table:table-cell>
          <table:table-cell office:value-type="float" office:value="-0.09029992" calcext:value-type="float">
            <text:p>-0.09029992</text:p>
          </table:table-cell>
          <table:table-cell office:value-type="float" office:value="0.05766867" calcext:value-type="float">
            <text:p>0.05766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60045" calcext:value-type="float">
            <text:p>0.006560045</text:p>
          </table:table-cell>
          <table:table-cell table:number-columns-repeated="23"/>
        </table:table-row>
        <table:table-row table:style-name="ro1">
          <table:table-cell office:value-type="float" office:value="0.5628792" calcext:value-type="float">
            <text:p>0.5628792</text:p>
          </table:table-cell>
          <table:table-cell office:value-type="float" office:value="15.39778" calcext:value-type="float">
            <text:p>15.39778</text:p>
          </table:table-cell>
          <table:table-cell office:value-type="float" office:value="-0.02729838" calcext:value-type="float">
            <text:p>-0.02729838</text:p>
          </table:table-cell>
          <table:table-cell office:value-type="float" office:value="-0.5415298" calcext:value-type="float">
            <text:p>-0.5415298</text:p>
          </table:table-cell>
          <table:table-cell office:value-type="float" office:value="0.2968446" calcext:value-type="float">
            <text:p>0.2968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46783" calcext:value-type="float">
            <text:p>0.006546783</text:p>
          </table:table-cell>
          <table:table-cell table:number-columns-repeated="23"/>
        </table:table-row>
        <table:table-row table:style-name="ro1">
          <table:table-cell office:value-type="float" office:value="4.121832" calcext:value-type="float">
            <text:p>4.121832</text:p>
          </table:table-cell>
          <table:table-cell office:value-type="float" office:value="15.00483" calcext:value-type="float">
            <text:p>15.00483</text:p>
          </table:table-cell>
          <table:table-cell office:value-type="float" office:value="0.1244051" calcext:value-type="float">
            <text:p>0.1244051</text:p>
          </table:table-cell>
          <table:table-cell office:value-type="float" office:value="-2.28292" calcext:value-type="float">
            <text:p>-2.28292</text:p>
          </table:table-cell>
          <table:table-cell office:value-type="float" office:value="-1.326817" calcext:value-type="float">
            <text:p>-1.326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32708" calcext:value-type="float">
            <text:p>0.006532708</text:p>
          </table:table-cell>
          <table:table-cell table:number-columns-repeated="23"/>
        </table:table-row>
        <table:table-row table:style-name="ro1">
          <table:table-cell office:value-type="float" office:value="1.888972" calcext:value-type="float">
            <text:p>1.888972</text:p>
          </table:table-cell>
          <table:table-cell office:value-type="float" office:value="15.00317" calcext:value-type="float">
            <text:p>15.00317</text:p>
          </table:table-cell>
          <table:table-cell office:value-type="float" office:value="0.1519468" calcext:value-type="float">
            <text:p>0.1519468</text:p>
          </table:table-cell>
          <table:table-cell office:value-type="float" office:value="-2.07387" calcext:value-type="float">
            <text:p>-2.07387</text:p>
          </table:table-cell>
          <table:table-cell office:value-type="float" office:value="-1.031959" calcext:value-type="float">
            <text:p>-1.031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19948" calcext:value-type="float">
            <text:p>0.006519948</text:p>
          </table:table-cell>
          <table:table-cell table:number-columns-repeated="23"/>
        </table:table-row>
        <table:table-row table:style-name="ro1">
          <table:table-cell office:value-type="float" office:value="0.9521895" calcext:value-type="float">
            <text:p>0.9521895</text:p>
          </table:table-cell>
          <table:table-cell office:value-type="float" office:value="15.13991" calcext:value-type="float">
            <text:p>15.13991</text:p>
          </table:table-cell>
          <table:table-cell office:value-type="float" office:value="0.03531861" calcext:value-type="float">
            <text:p>0.03531861</text:p>
          </table:table-cell>
          <table:table-cell office:value-type="float" office:value="-0.6747805" calcext:value-type="float">
            <text:p>-0.6747805</text:p>
          </table:table-cell>
          <table:table-cell office:value-type="float" office:value="0.4601262" calcext:value-type="float">
            <text:p>0.4601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09561" calcext:value-type="float">
            <text:p>0.006509561</text:p>
          </table:table-cell>
          <table:table-cell table:number-columns-repeated="23"/>
        </table:table-row>
        <table:table-row table:style-name="ro1">
          <table:table-cell office:value-type="float" office:value="0.3331913" calcext:value-type="float">
            <text:p>0.3331913</text:p>
          </table:table-cell>
          <table:table-cell office:value-type="float" office:value="15.66482" calcext:value-type="float">
            <text:p>15.66482</text:p>
          </table:table-cell>
          <table:table-cell office:value-type="float" office:value="-0.06238811" calcext:value-type="float">
            <text:p>-0.06238811</text:p>
          </table:table-cell>
          <table:table-cell office:value-type="float" office:value="-0.3773802" calcext:value-type="float">
            <text:p>-0.3773802</text:p>
          </table:table-cell>
          <table:table-cell office:value-type="float" office:value="0.2845116" calcext:value-type="float">
            <text:p>0.2845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6066" calcext:value-type="float">
            <text:p>0.00646066</text:p>
          </table:table-cell>
          <table:table-cell table:number-columns-repeated="23"/>
        </table:table-row>
        <table:table-row table:style-name="ro1">
          <table:table-cell office:value-type="float" office:value="0.04370512" calcext:value-type="float">
            <text:p>0.04370512</text:p>
          </table:table-cell>
          <table:table-cell office:value-type="float" office:value="16.45802" calcext:value-type="float">
            <text:p>16.45802</text:p>
          </table:table-cell>
          <table:table-cell office:value-type="float" office:value="-0.09672349" calcext:value-type="float">
            <text:p>-0.09672349</text:p>
          </table:table-cell>
          <table:table-cell office:value-type="float" office:value="-0.1278898" calcext:value-type="float">
            <text:p>-0.1278898</text:p>
          </table:table-cell>
          <table:table-cell office:value-type="float" office:value="0.1130649" calcext:value-type="float">
            <text:p>0.1130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12086" calcext:value-type="float">
            <text:p>0.006412086</text:p>
          </table:table-cell>
          <table:table-cell table:number-columns-repeated="23"/>
        </table:table-row>
        <table:table-row table:style-name="ro1">
          <table:table-cell office:value-type="float" office:value="7.267626" calcext:value-type="float">
            <text:p>7.267626</text:p>
          </table:table-cell>
          <table:table-cell office:value-type="float" office:value="15.0568" calcext:value-type="float">
            <text:p>15.0568</text:p>
          </table:table-cell>
          <table:table-cell office:value-type="float" office:value="0.07013092" calcext:value-type="float">
            <text:p>0.07013092</text:p>
          </table:table-cell>
          <table:table-cell office:value-type="float" office:value="-2.96526" calcext:value-type="float">
            <text:p>-2.96526</text:p>
          </table:table-cell>
          <table:table-cell office:value-type="float" office:value="-2.113265" calcext:value-type="float">
            <text:p>-2.113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03683" calcext:value-type="float">
            <text:p>0.006403683</text:p>
          </table:table-cell>
          <table:table-cell table:number-columns-repeated="23"/>
        </table:table-row>
        <table:table-row table:style-name="ro1">
          <table:table-cell office:value-type="float" office:value="0.05753318" calcext:value-type="float">
            <text:p>0.05753318</text:p>
          </table:table-cell>
          <table:table-cell office:value-type="float" office:value="16.37579" calcext:value-type="float">
            <text:p>16.37579</text:p>
          </table:table-cell>
          <table:table-cell office:value-type="float" office:value="-0.09554571" calcext:value-type="float">
            <text:p>-0.09554571</text:p>
          </table:table-cell>
          <table:table-cell office:value-type="float" office:value="-0.1623317" calcext:value-type="float">
            <text:p>-0.1623317</text:p>
          </table:table-cell>
          <table:table-cell office:value-type="float" office:value="0.1095908" calcext:value-type="float">
            <text:p>0.1095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9958" calcext:value-type="float">
            <text:p>0.00639958</text:p>
          </table:table-cell>
          <table:table-cell table:number-columns-repeated="23"/>
        </table:table-row>
        <table:table-row table:style-name="ro1">
          <table:table-cell office:value-type="float" office:value="0.1696324" calcext:value-type="float">
            <text:p>0.1696324</text:p>
          </table:table-cell>
          <table:table-cell office:value-type="float" office:value="15.99184" calcext:value-type="float">
            <text:p>15.99184</text:p>
          </table:table-cell>
          <table:table-cell office:value-type="float" office:value="-0.08394939" calcext:value-type="float">
            <text:p>-0.08394939</text:p>
          </table:table-cell>
          <table:table-cell office:value-type="float" office:value="-0.3051235" calcext:value-type="float">
            <text:p>-0.3051235</text:p>
          </table:table-cell>
          <table:table-cell office:value-type="float" office:value="0.1419478" calcext:value-type="float">
            <text:p>0.1419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92497" calcext:value-type="float">
            <text:p>0.006392497</text:p>
          </table:table-cell>
          <table:table-cell table:number-columns-repeated="23"/>
        </table:table-row>
        <table:table-row table:style-name="ro1">
          <table:table-cell office:value-type="float" office:value="0.1373842" calcext:value-type="float">
            <text:p>0.1373842</text:p>
          </table:table-cell>
          <table:table-cell office:value-type="float" office:value="16.06988" calcext:value-type="float">
            <text:p>16.06988</text:p>
          </table:table-cell>
          <table:table-cell office:value-type="float" office:value="-0.08761824" calcext:value-type="float">
            <text:p>-0.08761824</text:p>
          </table:table-cell>
          <table:table-cell office:value-type="float" office:value="-0.2542756" calcext:value-type="float">
            <text:p>-0.2542756</text:p>
          </table:table-cell>
          <table:table-cell office:value-type="float" office:value="0.1643745" calcext:value-type="float">
            <text:p>0.1643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28028" calcext:value-type="float">
            <text:p>0.006328028</text:p>
          </table:table-cell>
          <table:table-cell table:number-columns-repeated="23"/>
        </table:table-row>
        <table:table-row table:style-name="ro1">
          <table:table-cell office:value-type="float" office:value="6.512872" calcext:value-type="float">
            <text:p>6.512872</text:p>
          </table:table-cell>
          <table:table-cell office:value-type="float" office:value="15.00569" calcext:value-type="float">
            <text:p>15.00569</text:p>
          </table:table-cell>
          <table:table-cell office:value-type="float" office:value="0.07288355" calcext:value-type="float">
            <text:p>0.07288355</text:p>
          </table:table-cell>
          <table:table-cell office:value-type="float" office:value="-2.811001" calcext:value-type="float">
            <text:p>-2.811001</text:p>
          </table:table-cell>
          <table:table-cell office:value-type="float" office:value="-2.195033" calcext:value-type="float">
            <text:p>-2.195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22391" calcext:value-type="float">
            <text:p>0.006322391</text:p>
          </table:table-cell>
          <table:table-cell table:number-columns-repeated="23"/>
        </table:table-row>
        <table:table-row table:style-name="ro1">
          <table:table-cell office:value-type="float" office:value="0.00002467891" calcext:value-type="float">
            <text:p>2.467891E-05</text:p>
          </table:table-cell>
          <table:table-cell office:value-type="float" office:value="17.02246" calcext:value-type="float">
            <text:p>17.02246</text:p>
          </table:table-cell>
          <table:table-cell office:value-type="float" office:value="-0.09999835" calcext:value-type="float">
            <text:p>-0.09999835</text:p>
          </table:table-cell>
          <table:table-cell office:value-type="float" office:value="-0.003806681" calcext:value-type="float">
            <text:p>-0.003806681</text:p>
          </table:table-cell>
          <table:table-cell office:value-type="float" office:value="0.001400637" calcext:value-type="float">
            <text:p>0.001400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21799" calcext:value-type="float">
            <text:p>0.006321799</text:p>
          </table:table-cell>
          <table:table-cell table:number-columns-repeated="23"/>
        </table:table-row>
        <table:table-row table:style-name="ro1">
          <table:table-cell office:value-type="float" office:value="0.2747284" calcext:value-type="float">
            <text:p>0.2747284</text:p>
          </table:table-cell>
          <table:table-cell office:value-type="float" office:value="15.77083" calcext:value-type="float">
            <text:p>15.77083</text:p>
          </table:table-cell>
          <table:table-cell office:value-type="float" office:value="-0.07056677" calcext:value-type="float">
            <text:p>-0.07056677</text:p>
          </table:table-cell>
          <table:table-cell office:value-type="float" office:value="-0.3140758" calcext:value-type="float">
            <text:p>-0.3140758</text:p>
          </table:table-cell>
          <table:table-cell office:value-type="float" office:value="0.2918868" calcext:value-type="float">
            <text:p>0.2918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00104" calcext:value-type="float">
            <text:p>0.006300104</text:p>
          </table:table-cell>
          <table:table-cell table:number-columns-repeated="23"/>
        </table:table-row>
        <table:table-row table:style-name="ro1">
          <table:table-cell office:value-type="float" office:value="3.346654" calcext:value-type="float">
            <text:p>3.346654</text:p>
          </table:table-cell>
          <table:table-cell office:value-type="float" office:value="15.00439" calcext:value-type="float">
            <text:p>15.00439</text:p>
          </table:table-cell>
          <table:table-cell office:value-type="float" office:value="0.1329764" calcext:value-type="float">
            <text:p>0.1329764</text:p>
          </table:table-cell>
          <table:table-cell office:value-type="float" office:value="-2.215476" calcext:value-type="float">
            <text:p>-2.215476</text:p>
          </table:table-cell>
          <table:table-cell office:value-type="float" office:value="-1.229572" calcext:value-type="float">
            <text:p>-1.229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76229" calcext:value-type="float">
            <text:p>0.006276229</text:p>
          </table:table-cell>
          <table:table-cell table:number-columns-repeated="23"/>
        </table:table-row>
        <table:table-row table:style-name="ro1">
          <table:table-cell office:value-type="float" office:value="0.4331617" calcext:value-type="float">
            <text:p>0.4331617</text:p>
          </table:table-cell>
          <table:table-cell office:value-type="float" office:value="15.53552" calcext:value-type="float">
            <text:p>15.53552</text:p>
          </table:table-cell>
          <table:table-cell office:value-type="float" office:value="-0.04755933" calcext:value-type="float">
            <text:p>-0.04755933</text:p>
          </table:table-cell>
          <table:table-cell office:value-type="float" office:value="-0.4787968" calcext:value-type="float">
            <text:p>-0.4787968</text:p>
          </table:table-cell>
          <table:table-cell office:value-type="float" office:value="0.2495377" calcext:value-type="float">
            <text:p>0.2495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61926" calcext:value-type="float">
            <text:p>0.006261926</text:p>
          </table:table-cell>
          <table:table-cell table:number-columns-repeated="23"/>
        </table:table-row>
        <table:table-row table:style-name="ro1">
          <table:table-cell office:value-type="float" office:value="5.860015" calcext:value-type="float">
            <text:p>5.860015</text:p>
          </table:table-cell>
          <table:table-cell office:value-type="float" office:value="15.01225" calcext:value-type="float">
            <text:p>15.01225</text:p>
          </table:table-cell>
          <table:table-cell office:value-type="float" office:value="0.07528644" calcext:value-type="float">
            <text:p>0.07528644</text:p>
          </table:table-cell>
          <table:table-cell office:value-type="float" office:value="-2.816127" calcext:value-type="float">
            <text:p>-2.816127</text:p>
          </table:table-cell>
          <table:table-cell office:value-type="float" office:value="-2.085936" calcext:value-type="float">
            <text:p>-2.085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61579" calcext:value-type="float">
            <text:p>0.006261579</text:p>
          </table:table-cell>
          <table:table-cell table:number-columns-repeated="23"/>
        </table:table-row>
        <table:table-row table:style-name="ro1">
          <table:table-cell office:value-type="float" office:value="0.07493992" calcext:value-type="float">
            <text:p>0.07493992</text:p>
          </table:table-cell>
          <table:table-cell office:value-type="float" office:value="16.29819" calcext:value-type="float">
            <text:p>16.29819</text:p>
          </table:table-cell>
          <table:table-cell office:value-type="float" office:value="-0.09397506" calcext:value-type="float">
            <text:p>-0.09397506</text:p>
          </table:table-cell>
          <table:table-cell office:value-type="float" office:value="-0.1680033" calcext:value-type="float">
            <text:p>-0.1680033</text:p>
          </table:table-cell>
          <table:table-cell office:value-type="float" office:value="0.1474744" calcext:value-type="float">
            <text:p>0.1474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27423" calcext:value-type="float">
            <text:p>0.006227423</text:p>
          </table:table-cell>
          <table:table-cell table:number-columns-repeated="23"/>
        </table:table-row>
        <table:table-row table:style-name="ro1">
          <table:table-cell office:value-type="float" office:value="0.2940316" calcext:value-type="float">
            <text:p>0.2940316</text:p>
          </table:table-cell>
          <table:table-cell office:value-type="float" office:value="15.72612" calcext:value-type="float">
            <text:p>15.72612</text:p>
          </table:table-cell>
          <table:table-cell office:value-type="float" office:value="-0.06791509" calcext:value-type="float">
            <text:p>-0.06791509</text:p>
          </table:table-cell>
          <table:table-cell office:value-type="float" office:value="-0.3760865" calcext:value-type="float">
            <text:p>-0.3760865</text:p>
          </table:table-cell>
          <table:table-cell office:value-type="float" office:value="0.2354276" calcext:value-type="float">
            <text:p>0.2354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23884" calcext:value-type="float">
            <text:p>0.006223884</text:p>
          </table:table-cell>
          <table:table-cell table:number-columns-repeated="23"/>
        </table:table-row>
        <table:table-row table:style-name="ro1">
          <table:table-cell office:value-type="float" office:value="0.5715086" calcext:value-type="float">
            <text:p>0.5715086</text:p>
          </table:table-cell>
          <table:table-cell office:value-type="float" office:value="15.38647" calcext:value-type="float">
            <text:p>15.38647</text:p>
          </table:table-cell>
          <table:table-cell office:value-type="float" office:value="-0.02592462" calcext:value-type="float">
            <text:p>-0.02592462</text:p>
          </table:table-cell>
          <table:table-cell office:value-type="float" office:value="-0.5271803" calcext:value-type="float">
            <text:p>-0.5271803</text:p>
          </table:table-cell>
          <table:table-cell office:value-type="float" office:value="0.3309068" calcext:value-type="float">
            <text:p>0.3309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00527" calcext:value-type="float">
            <text:p>0.006200527</text:p>
          </table:table-cell>
          <table:table-cell table:number-columns-repeated="23"/>
        </table:table-row>
        <table:table-row table:style-name="ro1">
          <table:table-cell office:value-type="float" office:value="4.506889" calcext:value-type="float">
            <text:p>4.506889</text:p>
          </table:table-cell>
          <table:table-cell office:value-type="float" office:value="15.00269" calcext:value-type="float">
            <text:p>15.00269</text:p>
          </table:table-cell>
          <table:table-cell office:value-type="float" office:value="0.09199251" calcext:value-type="float">
            <text:p>0.09199251</text:p>
          </table:table-cell>
          <table:table-cell office:value-type="float" office:value="-2.558303" calcext:value-type="float">
            <text:p>-2.558303</text:p>
          </table:table-cell>
          <table:table-cell office:value-type="float" office:value="-1.821752" calcext:value-type="float">
            <text:p>-1.821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73817" calcext:value-type="float">
            <text:p>0.006173817</text:p>
          </table:table-cell>
          <table:table-cell table:number-columns-repeated="23"/>
        </table:table-row>
        <table:table-row table:style-name="ro1">
          <table:table-cell office:value-type="float" office:value="0.1733509" calcext:value-type="float">
            <text:p>0.1733509</text:p>
          </table:table-cell>
          <table:table-cell office:value-type="float" office:value="15.97575" calcext:value-type="float">
            <text:p>15.97575</text:p>
          </table:table-cell>
          <table:table-cell office:value-type="float" office:value="-0.08351141" calcext:value-type="float">
            <text:p>-0.08351141</text:p>
          </table:table-cell>
          <table:table-cell office:value-type="float" office:value="-0.2990948" calcext:value-type="float">
            <text:p>-0.2990948</text:p>
          </table:table-cell>
          <table:table-cell office:value-type="float" office:value="0.1621163" calcext:value-type="float">
            <text:p>0.1621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36005" calcext:value-type="float">
            <text:p>0.006136005</text:p>
          </table:table-cell>
          <table:table-cell table:number-columns-repeated="23"/>
        </table:table-row>
        <table:table-row table:style-name="ro1">
          <table:table-cell office:value-type="float" office:value="1.017713" calcext:value-type="float">
            <text:p>1.017713</text:p>
          </table:table-cell>
          <table:table-cell office:value-type="float" office:value="15.11382" calcext:value-type="float">
            <text:p>15.11382</text:p>
          </table:table-cell>
          <table:table-cell office:value-type="float" office:value="0.04570417" calcext:value-type="float">
            <text:p>0.04570417</text:p>
          </table:table-cell>
          <table:table-cell office:value-type="float" office:value="-0.7354899" calcext:value-type="float">
            <text:p>-0.7354899</text:p>
          </table:table-cell>
          <table:table-cell office:value-type="float" office:value="0.4215678" calcext:value-type="float">
            <text:p>0.4215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97868" calcext:value-type="float">
            <text:p>0.006097868</text:p>
          </table:table-cell>
          <table:table-cell table:number-columns-repeated="23"/>
        </table:table-row>
        <table:table-row table:style-name="ro1">
          <table:table-cell office:value-type="float" office:value="6.616378" calcext:value-type="float">
            <text:p>6.616378</text:p>
          </table:table-cell>
          <table:table-cell office:value-type="float" office:value="15.00865" calcext:value-type="float">
            <text:p>15.00865</text:p>
          </table:table-cell>
          <table:table-cell office:value-type="float" office:value="0.07251464" calcext:value-type="float">
            <text:p>0.07251464</text:p>
          </table:table-cell>
          <table:table-cell office:value-type="float" office:value="-2.843902" calcext:value-type="float">
            <text:p>-2.843902</text:p>
          </table:table-cell>
          <table:table-cell office:value-type="float" office:value="-2.1684" calcext:value-type="float">
            <text:p>-2.1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6296" calcext:value-type="float">
            <text:p>0.006086296</text:p>
          </table:table-cell>
          <table:table-cell table:number-columns-repeated="23"/>
        </table:table-row>
        <table:table-row table:style-name="ro1">
          <table:table-cell office:value-type="float" office:value="0.8901152" calcext:value-type="float">
            <text:p>0.8901152</text:p>
          </table:table-cell>
          <table:table-cell office:value-type="float" office:value="15.16941" calcext:value-type="float">
            <text:p>15.16941</text:p>
          </table:table-cell>
          <table:table-cell office:value-type="float" office:value="0.02539753" calcext:value-type="float">
            <text:p>0.02539753</text:p>
          </table:table-cell>
          <table:table-cell office:value-type="float" office:value="-0.6637047" calcext:value-type="float">
            <text:p>-0.6637047</text:p>
          </table:table-cell>
          <table:table-cell office:value-type="float" office:value="0.4228427" calcext:value-type="float">
            <text:p>0.4228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3064" calcext:value-type="float">
            <text:p>0.006083064</text:p>
          </table:table-cell>
          <table:table-cell table:number-columns-repeated="23"/>
        </table:table-row>
        <table:table-row table:style-name="ro1">
          <table:table-cell office:value-type="float" office:value="3.940968" calcext:value-type="float">
            <text:p>3.940968</text:p>
          </table:table-cell>
          <table:table-cell office:value-type="float" office:value="15.00742" calcext:value-type="float">
            <text:p>15.00742</text:p>
          </table:table-cell>
          <table:table-cell office:value-type="float" office:value="0.126458" calcext:value-type="float">
            <text:p>0.126458</text:p>
          </table:table-cell>
          <table:table-cell office:value-type="float" office:value="-2.201457" calcext:value-type="float">
            <text:p>-2.201457</text:p>
          </table:table-cell>
          <table:table-cell office:value-type="float" office:value="-1.409973" calcext:value-type="float">
            <text:p>-1.409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2694" calcext:value-type="float">
            <text:p>0.006082694</text:p>
          </table:table-cell>
          <table:table-cell table:number-columns-repeated="23"/>
        </table:table-row>
        <table:table-row table:style-name="ro1">
          <table:table-cell office:value-type="float" office:value="0.2507495" calcext:value-type="float">
            <text:p>0.2507495</text:p>
          </table:table-cell>
          <table:table-cell office:value-type="float" office:value="15.80299" calcext:value-type="float">
            <text:p>15.80299</text:p>
          </table:table-cell>
          <table:table-cell office:value-type="float" office:value="-0.07378594" calcext:value-type="float">
            <text:p>-0.07378594</text:p>
          </table:table-cell>
          <table:table-cell office:value-type="float" office:value="-0.3374064" calcext:value-type="float">
            <text:p>-0.3374064</text:p>
          </table:table-cell>
          <table:table-cell office:value-type="float" office:value="0.2320485" calcext:value-type="float">
            <text:p>0.2320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2208" calcext:value-type="float">
            <text:p>0.006082208</text:p>
          </table:table-cell>
          <table:table-cell table:number-columns-repeated="23"/>
        </table:table-row>
        <table:table-row table:style-name="ro1">
          <table:table-cell office:value-type="float" office:value="0.09557115" calcext:value-type="float">
            <text:p>0.09557115</text:p>
          </table:table-cell>
          <table:table-cell office:value-type="float" office:value="16.20902" calcext:value-type="float">
            <text:p>16.20902</text:p>
          </table:table-cell>
          <table:table-cell office:value-type="float" office:value="-0.09199404" calcext:value-type="float">
            <text:p>-0.09199404</text:p>
          </table:table-cell>
          <table:table-cell office:value-type="float" office:value="-0.2069435" calcext:value-type="float">
            <text:p>-0.2069435</text:p>
          </table:table-cell>
          <table:table-cell office:value-type="float" office:value="0.144628" calcext:value-type="float">
            <text:p>0.144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64332" calcext:value-type="float">
            <text:p>0.006064332</text:p>
          </table:table-cell>
          <table:table-cell table:number-columns-repeated="23"/>
        </table:table-row>
        <table:table-row table:style-name="ro1">
          <table:table-cell office:value-type="float" office:value="0.5838708" calcext:value-type="float">
            <text:p>0.5838708</text:p>
          </table:table-cell>
          <table:table-cell office:value-type="float" office:value="15.37843" calcext:value-type="float">
            <text:p>15.37843</text:p>
          </table:table-cell>
          <table:table-cell office:value-type="float" office:value="-0.02395266" calcext:value-type="float">
            <text:p>-0.02395266</text:p>
          </table:table-cell>
          <table:table-cell office:value-type="float" office:value="-0.4924737" calcext:value-type="float">
            <text:p>-0.4924737</text:p>
          </table:table-cell>
          <table:table-cell office:value-type="float" office:value="0.3918775" calcext:value-type="float">
            <text:p>0.3918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50984" calcext:value-type="float">
            <text:p>0.006050984</text:p>
          </table:table-cell>
          <table:table-cell table:number-columns-repeated="23"/>
        </table:table-row>
        <table:table-row table:style-name="ro1">
          <table:table-cell office:value-type="float" office:value="0.906033" calcext:value-type="float">
            <text:p>0.906033</text:p>
          </table:table-cell>
          <table:table-cell office:value-type="float" office:value="15.16223" calcext:value-type="float">
            <text:p>15.16223</text:p>
          </table:table-cell>
          <table:table-cell office:value-type="float" office:value="0.02794831" calcext:value-type="float">
            <text:p>0.02794831</text:p>
          </table:table-cell>
          <table:table-cell office:value-type="float" office:value="-0.6814453" calcext:value-type="float">
            <text:p>-0.6814453</text:p>
          </table:table-cell>
          <table:table-cell office:value-type="float" office:value="0.4087497" calcext:value-type="float">
            <text:p>0.4087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46445" calcext:value-type="float">
            <text:p>0.006046445</text:p>
          </table:table-cell>
          <table:table-cell table:number-columns-repeated="23"/>
        </table:table-row>
        <table:table-row table:style-name="ro1">
          <table:table-cell office:value-type="float" office:value="0.1879832" calcext:value-type="float">
            <text:p>0.1879832</text:p>
          </table:table-cell>
          <table:table-cell office:value-type="float" office:value="15.93913" calcext:value-type="float">
            <text:p>15.93913</text:p>
          </table:table-cell>
          <table:table-cell office:value-type="float" office:value="-0.08175978" calcext:value-type="float">
            <text:p>-0.08175978</text:p>
          </table:table-cell>
          <table:table-cell office:value-type="float" office:value="-0.3093806" calcext:value-type="float">
            <text:p>-0.3093806</text:p>
          </table:table-cell>
          <table:table-cell office:value-type="float" office:value="0.1727006" calcext:value-type="float">
            <text:p>0.1727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27328" calcext:value-type="float">
            <text:p>0.006027328</text:p>
          </table:table-cell>
          <table:table-cell table:number-columns-repeated="23"/>
        </table:table-row>
        <table:table-row table:style-name="ro1">
          <table:table-cell office:value-type="float" office:value="0.4566908" calcext:value-type="float">
            <text:p>0.4566908</text:p>
          </table:table-cell>
          <table:table-cell office:value-type="float" office:value="15.5064" calcext:value-type="float">
            <text:p>15.5064</text:p>
          </table:table-cell>
          <table:table-cell office:value-type="float" office:value="-0.04395213" calcext:value-type="float">
            <text:p>-0.04395213</text:p>
          </table:table-cell>
          <table:table-cell office:value-type="float" office:value="-0.4299618" calcext:value-type="float">
            <text:p>-0.4299618</text:p>
          </table:table-cell>
          <table:table-cell office:value-type="float" office:value="0.350449" calcext:value-type="float">
            <text:p>0.350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3844" calcext:value-type="float">
            <text:p>0.00593844</text:p>
          </table:table-cell>
          <table:table-cell table:number-columns-repeated="23"/>
        </table:table-row>
        <table:table-row table:style-name="ro1">
          <table:table-cell office:value-type="float" office:value="1.025517" calcext:value-type="float">
            <text:p>1.025517</text:p>
          </table:table-cell>
          <table:table-cell office:value-type="float" office:value="15.11045" calcext:value-type="float">
            <text:p>15.11045</text:p>
          </table:table-cell>
          <table:table-cell office:value-type="float" office:value="0.04693441" calcext:value-type="float">
            <text:p>0.04693441</text:p>
          </table:table-cell>
          <table:table-cell office:value-type="float" office:value="-0.7354899" calcext:value-type="float">
            <text:p>-0.7354899</text:p>
          </table:table-cell>
          <table:table-cell office:value-type="float" office:value="0.428905" calcext:value-type="float">
            <text:p>0.428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06827" calcext:value-type="float">
            <text:p>0.005906827</text:p>
          </table:table-cell>
          <table:table-cell table:number-columns-repeated="23"/>
        </table:table-row>
        <table:table-row table:style-name="ro1">
          <table:table-cell office:value-type="float" office:value="0.3870215" calcext:value-type="float">
            <text:p>0.3870215</text:p>
          </table:table-cell>
          <table:table-cell office:value-type="float" office:value="15.58824" calcext:value-type="float">
            <text:p>15.58824</text:p>
          </table:table-cell>
          <table:table-cell office:value-type="float" office:value="-0.05451474" calcext:value-type="float">
            <text:p>-0.05451474</text:p>
          </table:table-cell>
          <table:table-cell office:value-type="float" office:value="-0.4105216" calcext:value-type="float">
            <text:p>-0.4105216</text:p>
          </table:table-cell>
          <table:table-cell office:value-type="float" office:value="0.3023768" calcext:value-type="float">
            <text:p>0.302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06428" calcext:value-type="float">
            <text:p>0.005906428</text:p>
          </table:table-cell>
          <table:table-cell table:number-columns-repeated="23"/>
        </table:table-row>
        <table:table-row table:style-name="ro1">
          <table:table-cell office:value-type="float" office:value="1.144068" calcext:value-type="float">
            <text:p>1.144068</text:p>
          </table:table-cell>
          <table:table-cell office:value-type="float" office:value="15.07001" calcext:value-type="float">
            <text:p>15.07001</text:p>
          </table:table-cell>
          <table:table-cell office:value-type="float" office:value="0.06542694" calcext:value-type="float">
            <text:p>0.06542694</text:p>
          </table:table-cell>
          <table:table-cell office:value-type="float" office:value="-0.729269" calcext:value-type="float">
            <text:p>-0.729269</text:p>
          </table:table-cell>
          <table:table-cell office:value-type="float" office:value="0.5391109" calcext:value-type="float">
            <text:p>0.5391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70762" calcext:value-type="float">
            <text:p>0.005870762</text:p>
          </table:table-cell>
          <table:table-cell table:number-columns-repeated="23"/>
        </table:table-row>
        <table:table-row table:style-name="ro1">
          <table:table-cell office:value-type="float" office:value="0.2344069" calcext:value-type="float">
            <text:p>0.2344069</text:p>
          </table:table-cell>
          <table:table-cell office:value-type="float" office:value="15.83673" calcext:value-type="float">
            <text:p>15.83673</text:p>
          </table:table-cell>
          <table:table-cell office:value-type="float" office:value="-0.0759285" calcext:value-type="float">
            <text:p>-0.0759285</text:p>
          </table:table-cell>
          <table:table-cell office:value-type="float" office:value="-0.3140758" calcext:value-type="float">
            <text:p>-0.3140758</text:p>
          </table:table-cell>
          <table:table-cell office:value-type="float" office:value="0.2409453" calcext:value-type="float">
            <text:p>0.2409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53524" calcext:value-type="float">
            <text:p>0.005853524</text:p>
          </table:table-cell>
          <table:table-cell table:number-columns-repeated="23"/>
        </table:table-row>
        <table:table-row table:style-name="ro1">
          <table:table-cell office:value-type="float" office:value="0.9981397" calcext:value-type="float">
            <text:p>0.9981397</text:p>
          </table:table-cell>
          <table:table-cell office:value-type="float" office:value="15.12133" calcext:value-type="float">
            <text:p>15.12133</text:p>
          </table:table-cell>
          <table:table-cell office:value-type="float" office:value="0.04261214" calcext:value-type="float">
            <text:p>0.04261214</text:p>
          </table:table-cell>
          <table:table-cell office:value-type="float" office:value="-0.7238507" calcext:value-type="float">
            <text:p>-0.7238507</text:p>
          </table:table-cell>
          <table:table-cell office:value-type="float" office:value="0.4232533" calcext:value-type="float">
            <text:p>0.4232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51572" calcext:value-type="float">
            <text:p>0.005851572</text:p>
          </table:table-cell>
          <table:table-cell table:number-columns-repeated="23"/>
        </table:table-row>
        <table:table-row table:style-name="ro1">
          <table:table-cell office:value-type="float" office:value="1.053277" calcext:value-type="float">
            <text:p>1.053277</text:p>
          </table:table-cell>
          <table:table-cell office:value-type="float" office:value="15.0991" calcext:value-type="float">
            <text:p>15.0991</text:p>
          </table:table-cell>
          <table:table-cell office:value-type="float" office:value="0.05129828" calcext:value-type="float">
            <text:p>0.05129828</text:p>
          </table:table-cell>
          <table:table-cell office:value-type="float" office:value="-0.7313954" calcext:value-type="float">
            <text:p>-0.7313954</text:p>
          </table:table-cell>
          <table:table-cell office:value-type="float" office:value="0.4607967" calcext:value-type="float">
            <text:p>0.4607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36506" calcext:value-type="float">
            <text:p>0.005836506</text:p>
          </table:table-cell>
          <table:table-cell table:number-columns-repeated="23"/>
        </table:table-row>
        <table:table-row table:style-name="ro1">
          <table:table-cell office:value-type="float" office:value="6.16638" calcext:value-type="float">
            <text:p>6.16638</text:p>
          </table:table-cell>
          <table:table-cell office:value-type="float" office:value="15.00551" calcext:value-type="float">
            <text:p>15.00551</text:p>
          </table:table-cell>
          <table:table-cell office:value-type="float" office:value="0.07413337" calcext:value-type="float">
            <text:p>0.07413337</text:p>
          </table:table-cell>
          <table:table-cell office:value-type="float" office:value="-2.797091" calcext:value-type="float">
            <text:p>-2.797091</text:p>
          </table:table-cell>
          <table:table-cell office:value-type="float" office:value="-2.159799" calcext:value-type="float">
            <text:p>-2.159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3232" calcext:value-type="float">
            <text:p>0.00583232</text:p>
          </table:table-cell>
          <table:table-cell table:number-columns-repeated="23"/>
        </table:table-row>
        <table:table-row table:style-name="ro1">
          <table:table-cell office:value-type="float" office:value="0.8494657" calcext:value-type="float">
            <text:p>0.8494657</text:p>
          </table:table-cell>
          <table:table-cell office:value-type="float" office:value="15.19131" calcext:value-type="float">
            <text:p>15.19131</text:p>
          </table:table-cell>
          <table:table-cell office:value-type="float" office:value="0.01886574" calcext:value-type="float">
            <text:p>0.01886574</text:p>
          </table:table-cell>
          <table:table-cell office:value-type="float" office:value="-0.6191036" calcext:value-type="float">
            <text:p>-0.6191036</text:p>
          </table:table-cell>
          <table:table-cell office:value-type="float" office:value="0.4530861" calcext:value-type="float">
            <text:p>0.4530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32196" calcext:value-type="float">
            <text:p>0.005832196</text:p>
          </table:table-cell>
          <table:table-cell table:number-columns-repeated="23"/>
        </table:table-row>
        <table:table-row table:style-name="ro1">
          <table:table-cell office:value-type="float" office:value="0.002455012" calcext:value-type="float">
            <text:p>0.002455012</text:p>
          </table:table-cell>
          <table:table-cell office:value-type="float" office:value="16.89002" calcext:value-type="float">
            <text:p>16.89002</text:p>
          </table:table-cell>
          <table:table-cell office:value-type="float" office:value="-0.09983513" calcext:value-type="float">
            <text:p>-0.09983513</text:p>
          </table:table-cell>
          <table:table-cell office:value-type="float" office:value="-0.03219623" calcext:value-type="float">
            <text:p>-0.03219623</text:p>
          </table:table-cell>
          <table:table-cell office:value-type="float" office:value="0.02449648" calcext:value-type="float">
            <text:p>0.02449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2906" calcext:value-type="float">
            <text:p>0.00582906</text:p>
          </table:table-cell>
          <table:table-cell table:number-columns-repeated="23"/>
        </table:table-row>
        <table:table-row table:style-name="ro1">
          <table:table-cell office:value-type="float" office:value="3.963593" calcext:value-type="float">
            <text:p>3.963593</text:p>
          </table:table-cell>
          <table:table-cell office:value-type="float" office:value="15.00817" calcext:value-type="float">
            <text:p>15.00817</text:p>
          </table:table-cell>
          <table:table-cell office:value-type="float" office:value="0.1262047" calcext:value-type="float">
            <text:p>0.1262047</text:p>
          </table:table-cell>
          <table:table-cell office:value-type="float" office:value="-2.201457" calcext:value-type="float">
            <text:p>-2.201457</text:p>
          </table:table-cell>
          <table:table-cell office:value-type="float" office:value="-1.415915" calcext:value-type="float">
            <text:p>-1.415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11726" calcext:value-type="float">
            <text:p>0.005811726</text:p>
          </table:table-cell>
          <table:table-cell table:number-columns-repeated="23"/>
        </table:table-row>
        <table:table-row table:style-name="ro1">
          <table:table-cell office:value-type="float" office:value="1.004367" calcext:value-type="float">
            <text:p>1.004367</text:p>
          </table:table-cell>
          <table:table-cell office:value-type="float" office:value="15.1177" calcext:value-type="float">
            <text:p>15.1177</text:p>
          </table:table-cell>
          <table:table-cell office:value-type="float" office:value="0.04359689" calcext:value-type="float">
            <text:p>0.04359689</text:p>
          </table:table-cell>
          <table:table-cell office:value-type="float" office:value="-0.7024317" calcext:value-type="float">
            <text:p>-0.7024317</text:p>
          </table:table-cell>
          <table:table-cell office:value-type="float" office:value="0.4632823" calcext:value-type="float">
            <text:p>0.4632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78284" calcext:value-type="float">
            <text:p>0.005778284</text:p>
          </table:table-cell>
          <table:table-cell table:number-columns-repeated="23"/>
        </table:table-row>
        <table:table-row table:style-name="ro1">
          <table:table-cell office:value-type="float" office:value="0.4234822" calcext:value-type="float">
            <text:p>0.4234822</text:p>
          </table:table-cell>
          <table:table-cell office:value-type="float" office:value="15.54463" calcext:value-type="float">
            <text:p>15.54463</text:p>
          </table:table-cell>
          <table:table-cell office:value-type="float" office:value="-0.04903216" calcext:value-type="float">
            <text:p>-0.04903216</text:p>
          </table:table-cell>
          <table:table-cell office:value-type="float" office:value="-0.4165301" calcext:value-type="float">
            <text:p>-0.4165301</text:p>
          </table:table-cell>
          <table:table-cell office:value-type="float" office:value="0.3337404" calcext:value-type="float">
            <text:p>0.3337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6079" calcext:value-type="float">
            <text:p>0.00576079</text:p>
          </table:table-cell>
          <table:table-cell table:number-columns-repeated="23"/>
        </table:table-row>
        <table:table-row table:style-name="ro1">
          <table:table-cell office:value-type="float" office:value="0.3093565" calcext:value-type="float">
            <text:p>0.3093565</text:p>
          </table:table-cell>
          <table:table-cell office:value-type="float" office:value="15.70053" calcext:value-type="float">
            <text:p>15.70053</text:p>
          </table:table-cell>
          <table:table-cell office:value-type="float" office:value="-0.06577456" calcext:value-type="float">
            <text:p>-0.06577456</text:p>
          </table:table-cell>
          <table:table-cell office:value-type="float" office:value="-0.3746469" calcext:value-type="float">
            <text:p>-0.3746469</text:p>
          </table:table-cell>
          <table:table-cell office:value-type="float" office:value="0.2585808" calcext:value-type="float">
            <text:p>0.2585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44718" calcext:value-type="float">
            <text:p>0.005744718</text:p>
          </table:table-cell>
          <table:table-cell table:number-columns-repeated="23"/>
        </table:table-row>
        <table:table-row table:style-name="ro1">
          <table:table-cell office:value-type="float" office:value="4.817158" calcext:value-type="float">
            <text:p>4.817158</text:p>
          </table:table-cell>
          <table:table-cell office:value-type="float" office:value="15.03628" calcext:value-type="float">
            <text:p>15.03628</text:p>
          </table:table-cell>
          <table:table-cell office:value-type="float" office:value="0.08037391" calcext:value-type="float">
            <text:p>0.08037391</text:p>
          </table:table-cell>
          <table:table-cell office:value-type="float" office:value="-2.613458" calcext:value-type="float">
            <text:p>-2.613458</text:p>
          </table:table-cell>
          <table:table-cell office:value-type="float" office:value="-2.147057" calcext:value-type="float">
            <text:p>-2.147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0787" calcext:value-type="float">
            <text:p>0.00570787</text:p>
          </table:table-cell>
          <table:table-cell table:number-columns-repeated="23"/>
        </table:table-row>
        <table:table-row table:style-name="ro1">
          <table:table-cell office:value-type="float" office:value="0.6711485" calcext:value-type="float">
            <text:p>0.6711485</text:p>
          </table:table-cell>
          <table:table-cell office:value-type="float" office:value="15.30449" calcext:value-type="float">
            <text:p>15.30449</text:p>
          </table:table-cell>
          <table:table-cell office:value-type="float" office:value="-0.009932227" calcext:value-type="float">
            <text:p>-0.009932227</text:p>
          </table:table-cell>
          <table:table-cell office:value-type="float" office:value="-0.5699396" calcext:value-type="float">
            <text:p>-0.5699396</text:p>
          </table:table-cell>
          <table:table-cell office:value-type="float" office:value="0.3649167" calcext:value-type="float">
            <text:p>0.3649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72231" calcext:value-type="float">
            <text:p>0.005672231</text:p>
          </table:table-cell>
          <table:table-cell table:number-columns-repeated="23"/>
        </table:table-row>
        <table:table-row table:style-name="ro1">
          <table:table-cell office:value-type="float" office:value="0.6048215" calcext:value-type="float">
            <text:p>0.6048215</text:p>
          </table:table-cell>
          <table:table-cell office:value-type="float" office:value="15.35899" calcext:value-type="float">
            <text:p>15.35899</text:p>
          </table:table-cell>
          <table:table-cell office:value-type="float" office:value="-0.02060122" calcext:value-type="float">
            <text:p>-0.02060122</text:p>
          </table:table-cell>
          <table:table-cell office:value-type="float" office:value="-0.5091614" calcext:value-type="float">
            <text:p>-0.5091614</text:p>
          </table:table-cell>
          <table:table-cell office:value-type="float" office:value="0.3893715" calcext:value-type="float">
            <text:p>0.3893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7016" calcext:value-type="float">
            <text:p>0.00567016</text:p>
          </table:table-cell>
          <table:table-cell table:number-columns-repeated="23"/>
        </table:table-row>
        <table:table-row table:style-name="ro1">
          <table:table-cell office:value-type="float" office:value="0.6225698" calcext:value-type="float">
            <text:p>0.6225698</text:p>
          </table:table-cell>
          <table:table-cell office:value-type="float" office:value="15.34268" calcext:value-type="float">
            <text:p>15.34268</text:p>
          </table:table-cell>
          <table:table-cell office:value-type="float" office:value="-0.01775395" calcext:value-type="float">
            <text:p>-0.01775395</text:p>
          </table:table-cell>
          <table:table-cell office:value-type="float" office:value="-0.53019" calcext:value-type="float">
            <text:p>-0.53019</text:p>
          </table:table-cell>
          <table:table-cell office:value-type="float" office:value="0.3772316" calcext:value-type="float">
            <text:p>0.3772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34841" calcext:value-type="float">
            <text:p>0.005634841</text:p>
          </table:table-cell>
          <table:table-cell table:number-columns-repeated="23"/>
        </table:table-row>
        <table:table-row table:style-name="ro1">
          <table:table-cell office:value-type="float" office:value="0.01793694" calcext:value-type="float">
            <text:p>0.01793694</text:p>
          </table:table-cell>
          <table:table-cell office:value-type="float" office:value="16.65199" calcext:value-type="float">
            <text:p>16.65199</text:p>
          </table:table-cell>
          <table:table-cell office:value-type="float" office:value="-0.09874121" calcext:value-type="float">
            <text:p>-0.09874121</text:p>
          </table:table-cell>
          <table:table-cell office:value-type="float" office:value="-0.09257199" calcext:value-type="float">
            <text:p>-0.09257199</text:p>
          </table:table-cell>
          <table:table-cell office:value-type="float" office:value="0.05821146" calcext:value-type="float">
            <text:p>0.05821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27931" calcext:value-type="float">
            <text:p>0.005627931</text:p>
          </table:table-cell>
          <table:table-cell table:number-columns-repeated="23"/>
        </table:table-row>
        <table:table-row table:style-name="ro1">
          <table:table-cell office:value-type="float" office:value="0.02518126" calcext:value-type="float">
            <text:p>0.02518126</text:p>
          </table:table-cell>
          <table:table-cell office:value-type="float" office:value="16.58871" calcext:value-type="float">
            <text:p>16.58871</text:p>
          </table:table-cell>
          <table:table-cell office:value-type="float" office:value="-0.09819816" calcext:value-type="float">
            <text:p>-0.09819816</text:p>
          </table:table-cell>
          <table:table-cell office:value-type="float" office:value="-0.1160274" calcext:value-type="float">
            <text:p>-0.1160274</text:p>
          </table:table-cell>
          <table:table-cell office:value-type="float" office:value="0.05766867" calcext:value-type="float">
            <text:p>0.05766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24847" calcext:value-type="float">
            <text:p>0.005624847</text:p>
          </table:table-cell>
          <table:table-cell table:number-columns-repeated="23"/>
        </table:table-row>
        <table:table-row table:style-name="ro1">
          <table:table-cell office:value-type="float" office:value="0.003711177" calcext:value-type="float">
            <text:p>0.003711177</text:p>
          </table:table-cell>
          <table:table-cell office:value-type="float" office:value="16.85781" calcext:value-type="float">
            <text:p>16.85781</text:p>
          </table:table-cell>
          <table:table-cell office:value-type="float" office:value="-0.09974985" calcext:value-type="float">
            <text:p>-0.09974985</text:p>
          </table:table-cell>
          <table:table-cell office:value-type="float" office:value="-0.03799745" calcext:value-type="float">
            <text:p>-0.03799745</text:p>
          </table:table-cell>
          <table:table-cell office:value-type="float" office:value="0.0320985" calcext:value-type="float">
            <text:p>0.0320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09136" calcext:value-type="float">
            <text:p>0.005609136</text:p>
          </table:table-cell>
          <table:table-cell table:number-columns-repeated="23"/>
        </table:table-row>
        <table:table-row table:style-name="ro1">
          <table:table-cell office:value-type="float" office:value="0.1428913" calcext:value-type="float">
            <text:p>0.1428913</text:p>
          </table:table-cell>
          <table:table-cell office:value-type="float" office:value="16.05734" calcext:value-type="float">
            <text:p>16.05734</text:p>
          </table:table-cell>
          <table:table-cell office:value-type="float" office:value="-0.08700878" calcext:value-type="float">
            <text:p>-0.08700878</text:p>
          </table:table-cell>
          <table:table-cell office:value-type="float" office:value="-0.2713088" calcext:value-type="float">
            <text:p>-0.2713088</text:p>
          </table:table-cell>
          <table:table-cell office:value-type="float" office:value="0.1474744" calcext:value-type="float">
            <text:p>0.1474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03369" calcext:value-type="float">
            <text:p>0.005603369</text:p>
          </table:table-cell>
          <table:table-cell table:number-columns-repeated="23"/>
        </table:table-row>
        <table:table-row table:style-name="ro1">
          <table:table-cell office:value-type="float" office:value="0.7057221" calcext:value-type="float">
            <text:p>0.7057221</text:p>
          </table:table-cell>
          <table:table-cell office:value-type="float" office:value="15.28198" calcext:value-type="float">
            <text:p>15.28198</text:p>
          </table:table-cell>
          <table:table-cell office:value-type="float" office:value="-0.004348879" calcext:value-type="float">
            <text:p>-0.004348879</text:p>
          </table:table-cell>
          <table:table-cell office:value-type="float" office:value="-0.5471203" calcext:value-type="float">
            <text:p>-0.5471203</text:p>
          </table:table-cell>
          <table:table-cell office:value-type="float" office:value="0.4283731" calcext:value-type="float">
            <text:p>0.4283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92857" calcext:value-type="float">
            <text:p>0.005592857</text:p>
          </table:table-cell>
          <table:table-cell table:number-columns-repeated="23"/>
        </table:table-row>
        <table:table-row table:style-name="ro1">
          <table:table-cell office:value-type="float" office:value="0.3208265" calcext:value-type="float">
            <text:p>0.3208265</text:p>
          </table:table-cell>
          <table:table-cell office:value-type="float" office:value="15.68285" calcext:value-type="float">
            <text:p>15.68285</text:p>
          </table:table-cell>
          <table:table-cell office:value-type="float" office:value="-0.06415329" calcext:value-type="float">
            <text:p>-0.06415329</text:p>
          </table:table-cell>
          <table:table-cell office:value-type="float" office:value="-0.3760865" calcext:value-type="float">
            <text:p>-0.3760865</text:p>
          </table:table-cell>
          <table:table-cell office:value-type="float" office:value="0.2711915" calcext:value-type="float">
            <text:p>0.2711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79398" calcext:value-type="float">
            <text:p>0.005579398</text:p>
          </table:table-cell>
          <table:table-cell table:number-columns-repeated="23"/>
        </table:table-row>
        <table:table-row table:style-name="ro1">
          <table:table-cell office:value-type="float" office:value="0.3827149" calcext:value-type="float">
            <text:p>0.3827149</text:p>
          </table:table-cell>
          <table:table-cell office:value-type="float" office:value="15.59303" calcext:value-type="float">
            <text:p>15.59303</text:p>
          </table:table-cell>
          <table:table-cell office:value-type="float" office:value="-0.05515494" calcext:value-type="float">
            <text:p>-0.05515494</text:p>
          </table:table-cell>
          <table:table-cell office:value-type="float" office:value="-0.4232402" calcext:value-type="float">
            <text:p>-0.4232402</text:p>
          </table:table-cell>
          <table:table-cell office:value-type="float" office:value="0.2790902" calcext:value-type="float">
            <text:p>0.2790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70507" calcext:value-type="float">
            <text:p>0.005570507</text:p>
          </table:table-cell>
          <table:table-cell table:number-columns-repeated="23"/>
        </table:table-row>
        <table:table-row table:style-name="ro1">
          <table:table-cell office:value-type="float" office:value="8.007938" calcext:value-type="float">
            <text:p>8.007938</text:p>
          </table:table-cell>
          <table:table-cell office:value-type="float" office:value="15.00787" calcext:value-type="float">
            <text:p>15.00787</text:p>
          </table:table-cell>
          <table:table-cell office:value-type="float" office:value="0.06654236" calcext:value-type="float">
            <text:p>0.06654236</text:p>
          </table:table-cell>
          <table:table-cell office:value-type="float" office:value="-2.904509" calcext:value-type="float">
            <text:p>-2.904509</text:p>
          </table:table-cell>
          <table:table-cell office:value-type="float" office:value="-2.364666" calcext:value-type="float">
            <text:p>-2.364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66428" calcext:value-type="float">
            <text:p>0.005566428</text:p>
          </table:table-cell>
          <table:table-cell table:number-columns-repeated="23"/>
        </table:table-row>
        <table:table-row table:style-name="ro1">
          <table:table-cell office:value-type="float" office:value="5.551345" calcext:value-type="float">
            <text:p>5.551345</text:p>
          </table:table-cell>
          <table:table-cell office:value-type="float" office:value="15.00826" calcext:value-type="float">
            <text:p>15.00826</text:p>
          </table:table-cell>
          <table:table-cell office:value-type="float" office:value="0.07653628" calcext:value-type="float">
            <text:p>0.07653628</text:p>
          </table:table-cell>
          <table:table-cell office:value-type="float" office:value="-2.784758" calcext:value-type="float">
            <text:p>-2.784758</text:p>
          </table:table-cell>
          <table:table-cell office:value-type="float" office:value="-2.075992" calcext:value-type="float">
            <text:p>-2.075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61091" calcext:value-type="float">
            <text:p>0.005561091</text:p>
          </table:table-cell>
          <table:table-cell table:number-columns-repeated="23"/>
        </table:table-row>
        <table:table-row table:style-name="ro1">
          <table:table-cell office:value-type="float" office:value="1.725012" calcext:value-type="float">
            <text:p>1.725012</text:p>
          </table:table-cell>
          <table:table-cell office:value-type="float" office:value="15.00004" calcext:value-type="float">
            <text:p>15.00004</text:p>
          </table:table-cell>
          <table:table-cell office:value-type="float" office:value="0.1550485" calcext:value-type="float">
            <text:p>0.1550485</text:p>
          </table:table-cell>
          <table:table-cell office:value-type="float" office:value="-2.031794" calcext:value-type="float">
            <text:p>-2.031794</text:p>
          </table:table-cell>
          <table:table-cell office:value-type="float" office:value="-1.039481" calcext:value-type="float">
            <text:p>-1.039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52632" calcext:value-type="float">
            <text:p>0.005552632</text:p>
          </table:table-cell>
          <table:table-cell table:number-columns-repeated="23"/>
        </table:table-row>
        <table:table-row table:style-name="ro1">
          <table:table-cell office:value-type="float" office:value="4.910542" calcext:value-type="float">
            <text:p>4.910542</text:p>
          </table:table-cell>
          <table:table-cell office:value-type="float" office:value="15.00199" calcext:value-type="float">
            <text:p>15.00199</text:p>
          </table:table-cell>
          <table:table-cell office:value-type="float" office:value="0.09982652" calcext:value-type="float">
            <text:p>0.09982652</text:p>
          </table:table-cell>
          <table:table-cell office:value-type="float" office:value="-2.47108" calcext:value-type="float">
            <text:p>-2.47108</text:p>
          </table:table-cell>
          <table:table-cell office:value-type="float" office:value="-1.702231" calcext:value-type="float">
            <text:p>-1.702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163" calcext:value-type="float">
            <text:p>0.0055163</text:p>
          </table:table-cell>
          <table:table-cell table:number-columns-repeated="23"/>
        </table:table-row>
        <table:table-row table:style-name="ro1">
          <table:table-cell office:value-type="float" office:value="0.4436634" calcext:value-type="float">
            <text:p>0.4436634</text:p>
          </table:table-cell>
          <table:table-cell office:value-type="float" office:value="15.51699" calcext:value-type="float">
            <text:p>15.51699</text:p>
          </table:table-cell>
          <table:table-cell office:value-type="float" office:value="-0.04595392" calcext:value-type="float">
            <text:p>-0.04595392</text:p>
          </table:table-cell>
          <table:table-cell office:value-type="float" office:value="-0.4564913" calcext:value-type="float">
            <text:p>-0.4564913</text:p>
          </table:table-cell>
          <table:table-cell office:value-type="float" office:value="0.3005662" calcext:value-type="float">
            <text:p>0.30056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14814" calcext:value-type="float">
            <text:p>0.005514814</text:p>
          </table:table-cell>
          <table:table-cell table:number-columns-repeated="23"/>
        </table:table-row>
        <table:table-row table:style-name="ro1">
          <table:table-cell office:value-type="float" office:value="1.585869" calcext:value-type="float">
            <text:p>1.585869</text:p>
          </table:table-cell>
          <table:table-cell office:value-type="float" office:value="15.0008" calcext:value-type="float">
            <text:p>15.0008</text:p>
          </table:table-cell>
          <table:table-cell office:value-type="float" office:value="0.1581316" calcext:value-type="float">
            <text:p>0.1581316</text:p>
          </table:table-cell>
          <table:table-cell office:value-type="float" office:value="-2.019059" calcext:value-type="float">
            <text:p>-2.019059</text:p>
          </table:table-cell>
          <table:table-cell office:value-type="float" office:value="-0.9892922" calcext:value-type="float">
            <text:p>-0.9892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07208" calcext:value-type="float">
            <text:p>0.005507208</text:p>
          </table:table-cell>
          <table:table-cell table:number-columns-repeated="23"/>
        </table:table-row>
        <table:table-row table:style-name="ro1">
          <table:table-cell office:value-type="float" office:value="0.2570117" calcext:value-type="float">
            <text:p>0.2570117</text:p>
          </table:table-cell>
          <table:table-cell office:value-type="float" office:value="15.79149" calcext:value-type="float">
            <text:p>15.79149</text:p>
          </table:table-cell>
          <table:table-cell office:value-type="float" office:value="-0.07295364" calcext:value-type="float">
            <text:p>-0.07295364</text:p>
          </table:table-cell>
          <table:table-cell office:value-type="float" office:value="-0.3504298" calcext:value-type="float">
            <text:p>-0.3504298</text:p>
          </table:table-cell>
          <table:table-cell office:value-type="float" office:value="0.2215935" calcext:value-type="float">
            <text:p>0.2215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05393" calcext:value-type="float">
            <text:p>0.005505393</text:p>
          </table:table-cell>
          <table:table-cell table:number-columns-repeated="23"/>
        </table:table-row>
        <table:table-row table:style-name="ro1">
          <table:table-cell office:value-type="float" office:value="5.136819" calcext:value-type="float">
            <text:p>5.136819</text:p>
          </table:table-cell>
          <table:table-cell office:value-type="float" office:value="15.00866" calcext:value-type="float">
            <text:p>15.00866</text:p>
          </table:table-cell>
          <table:table-cell office:value-type="float" office:value="0.07847218" calcext:value-type="float">
            <text:p>0.07847218</text:p>
          </table:table-cell>
          <table:table-cell office:value-type="float" office:value="-2.697392" calcext:value-type="float">
            <text:p>-2.697392</text:p>
          </table:table-cell>
          <table:table-cell office:value-type="float" office:value="-2.113297" calcext:value-type="float">
            <text:p>-2.113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9955" calcext:value-type="float">
            <text:p>0.00549955</text:p>
          </table:table-cell>
          <table:table-cell table:number-columns-repeated="23"/>
        </table:table-row>
        <table:table-row table:style-name="ro1">
          <table:table-cell office:value-type="float" office:value="0.5378085" calcext:value-type="float">
            <text:p>0.5378085</text:p>
          </table:table-cell>
          <table:table-cell office:value-type="float" office:value="15.41909" calcext:value-type="float">
            <text:p>15.41909</text:p>
          </table:table-cell>
          <table:table-cell office:value-type="float" office:value="-0.03127515" calcext:value-type="float">
            <text:p>-0.03127515</text:p>
          </table:table-cell>
          <table:table-cell office:value-type="float" office:value="-0.5199897" calcext:value-type="float">
            <text:p>-0.5199897</text:p>
          </table:table-cell>
          <table:table-cell office:value-type="float" office:value="0.3057233" calcext:value-type="float">
            <text:p>0.3057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9808" calcext:value-type="float">
            <text:p>0.00549808</text:p>
          </table:table-cell>
          <table:table-cell table:number-columns-repeated="23"/>
        </table:table-row>
        <table:table-row table:style-name="ro1">
          <table:table-cell office:value-type="float" office:value="0.2223283" calcext:value-type="float">
            <text:p>0.2223283</text:p>
          </table:table-cell>
          <table:table-cell office:value-type="float" office:value="15.86163" calcext:value-type="float">
            <text:p>15.86163</text:p>
          </table:table-cell>
          <table:table-cell office:value-type="float" office:value="-0.07748333" calcext:value-type="float">
            <text:p>-0.07748333</text:p>
          </table:table-cell>
          <table:table-cell office:value-type="float" office:value="-0.3051235" calcext:value-type="float">
            <text:p>-0.3051235</text:p>
          </table:table-cell>
          <table:table-cell office:value-type="float" office:value="0.2355474" calcext:value-type="float">
            <text:p>0.2355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82129" calcext:value-type="float">
            <text:p>0.005482129</text:p>
          </table:table-cell>
          <table:table-cell table:number-columns-repeated="23"/>
        </table:table-row>
        <table:table-row table:style-name="ro1">
          <table:table-cell office:value-type="float" office:value="4.661074" calcext:value-type="float">
            <text:p>4.661074</text:p>
          </table:table-cell>
          <table:table-cell office:value-type="float" office:value="15.00248" calcext:value-type="float">
            <text:p>15.00248</text:p>
          </table:table-cell>
          <table:table-cell office:value-type="float" office:value="0.09490679" calcext:value-type="float">
            <text:p>0.09490679</text:p>
          </table:table-cell>
          <table:table-cell office:value-type="float" office:value="-2.52153" calcext:value-type="float">
            <text:p>-2.52153</text:p>
          </table:table-cell>
          <table:table-cell office:value-type="float" office:value="-1.780354" calcext:value-type="float">
            <text:p>-1.780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78353" calcext:value-type="float">
            <text:p>0.005478353</text:p>
          </table:table-cell>
          <table:table-cell table:number-columns-repeated="23"/>
        </table:table-row>
        <table:table-row table:style-name="ro1">
          <table:table-cell office:value-type="float" office:value="1.510994" calcext:value-type="float">
            <text:p>1.510994</text:p>
          </table:table-cell>
          <table:table-cell office:value-type="float" office:value="15.00967" calcext:value-type="float">
            <text:p>15.00967</text:p>
          </table:table-cell>
          <table:table-cell office:value-type="float" office:value="0.1201858" calcext:value-type="float">
            <text:p>0.1201858</text:p>
          </table:table-cell>
          <table:table-cell office:value-type="float" office:value="-0.9474105" calcext:value-type="float">
            <text:p>-0.9474105</text:p>
          </table:table-cell>
          <table:table-cell office:value-type="float" office:value="0.5275624" calcext:value-type="float">
            <text:p>0.5275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9951" calcext:value-type="float">
            <text:p>0.005459951</text:p>
          </table:table-cell>
          <table:table-cell table:number-columns-repeated="23"/>
        </table:table-row>
        <table:table-row table:style-name="ro1">
          <table:table-cell office:value-type="float" office:value="6.403468" calcext:value-type="float">
            <text:p>6.403468</text:p>
          </table:table-cell>
          <table:table-cell office:value-type="float" office:value="15.0185" calcext:value-type="float">
            <text:p>15.0185</text:p>
          </table:table-cell>
          <table:table-cell office:value-type="float" office:value="0.0732747" calcext:value-type="float">
            <text:p>0.0732747</text:p>
          </table:table-cell>
          <table:table-cell office:value-type="float" office:value="-2.748544" calcext:value-type="float">
            <text:p>-2.748544</text:p>
          </table:table-cell>
          <table:table-cell office:value-type="float" office:value="-2.256573" calcext:value-type="float">
            <text:p>-2.256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1873" calcext:value-type="float">
            <text:p>0.005451873</text:p>
          </table:table-cell>
          <table:table-cell table:number-columns-repeated="23"/>
        </table:table-row>
        <table:table-row table:style-name="ro1">
          <table:table-cell office:value-type="float" office:value="3.687094" calcext:value-type="float">
            <text:p>3.687094</text:p>
          </table:table-cell>
          <table:table-cell office:value-type="float" office:value="15.00323" calcext:value-type="float">
            <text:p>15.00323</text:p>
          </table:table-cell>
          <table:table-cell office:value-type="float" office:value="0.1292578" calcext:value-type="float">
            <text:p>0.1292578</text:p>
          </table:table-cell>
          <table:table-cell office:value-type="float" office:value="-2.239469" calcext:value-type="float">
            <text:p>-2.239469</text:p>
          </table:table-cell>
          <table:table-cell office:value-type="float" office:value="-1.279526" calcext:value-type="float">
            <text:p>-1.279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45471" calcext:value-type="float">
            <text:p>0.005445471</text:p>
          </table:table-cell>
          <table:table-cell table:number-columns-repeated="23"/>
        </table:table-row>
        <table:table-row table:style-name="ro1">
          <table:table-cell office:value-type="float" office:value="0.2478699" calcext:value-type="float">
            <text:p>0.2478699</text:p>
          </table:table-cell>
          <table:table-cell office:value-type="float" office:value="15.81738" calcext:value-type="float">
            <text:p>15.81738</text:p>
          </table:table-cell>
          <table:table-cell office:value-type="float" office:value="-0.07416659" calcext:value-type="float">
            <text:p>-0.07416659</text:p>
          </table:table-cell>
          <table:table-cell office:value-type="float" office:value="-0.3036379" calcext:value-type="float">
            <text:p>-0.3036379</text:p>
          </table:table-cell>
          <table:table-cell office:value-type="float" office:value="0.2712119" calcext:value-type="float">
            <text:p>0.2712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22655" calcext:value-type="float">
            <text:p>0.005422655</text:p>
          </table:table-cell>
          <table:table-cell table:number-columns-repeated="23"/>
        </table:table-row>
        <table:table-row table:style-name="ro1">
          <table:table-cell office:value-type="float" office:value="0.439243" calcext:value-type="float">
            <text:p>0.439243</text:p>
          </table:table-cell>
          <table:table-cell office:value-type="float" office:value="15.5281" calcext:value-type="float">
            <text:p>15.5281</text:p>
          </table:table-cell>
          <table:table-cell office:value-type="float" office:value="-0.04663059" calcext:value-type="float">
            <text:p>-0.04663059</text:p>
          </table:table-cell>
          <table:table-cell office:value-type="float" office:value="-0.4162032" calcext:value-type="float">
            <text:p>-0.4162032</text:p>
          </table:table-cell>
          <table:table-cell office:value-type="float" office:value="0.3499479" calcext:value-type="float">
            <text:p>0.3499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09031" calcext:value-type="float">
            <text:p>0.005409031</text:p>
          </table:table-cell>
          <table:table-cell table:number-columns-repeated="23"/>
        </table:table-row>
        <table:table-row table:style-name="ro1">
          <table:table-cell office:value-type="float" office:value="0.7356811" calcext:value-type="float">
            <text:p>0.7356811</text:p>
          </table:table-cell>
          <table:table-cell office:value-type="float" office:value="15.25992" calcext:value-type="float">
            <text:p>15.25992</text:p>
          </table:table-cell>
          <table:table-cell office:value-type="float" office:value="0.0004944114" calcext:value-type="float">
            <text:p>0.0004944114</text:p>
          </table:table-cell>
          <table:table-cell office:value-type="float" office:value="-0.5710277" calcext:value-type="float">
            <text:p>-0.5710277</text:p>
          </table:table-cell>
          <table:table-cell office:value-type="float" office:value="0.4224593" calcext:value-type="float">
            <text:p>0.4224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08783" calcext:value-type="float">
            <text:p>0.005408783</text:p>
          </table:table-cell>
          <table:table-cell table:number-columns-repeated="23"/>
        </table:table-row>
        <table:table-row table:style-name="ro1">
          <table:table-cell office:value-type="float" office:value="6.082112" calcext:value-type="float">
            <text:p>6.082112</text:p>
          </table:table-cell>
          <table:table-cell office:value-type="float" office:value="15.00604" calcext:value-type="float">
            <text:p>15.00604</text:p>
          </table:table-cell>
          <table:table-cell office:value-type="float" office:value="0.0744444" calcext:value-type="float">
            <text:p>0.0744444</text:p>
          </table:table-cell>
          <table:table-cell office:value-type="float" office:value="-2.800518" calcext:value-type="float">
            <text:p>-2.800518</text:p>
          </table:table-cell>
          <table:table-cell office:value-type="float" office:value="-2.142231" calcext:value-type="float">
            <text:p>-2.142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04566" calcext:value-type="float">
            <text:p>0.005404566</text:p>
          </table:table-cell>
          <table:table-cell table:number-columns-repeated="23"/>
        </table:table-row>
        <table:table-row table:style-name="ro1">
          <table:table-cell office:value-type="float" office:value="7.627364" calcext:value-type="float">
            <text:p>7.627364</text:p>
          </table:table-cell>
          <table:table-cell office:value-type="float" office:value="15.01499" calcext:value-type="float">
            <text:p>15.01499</text:p>
          </table:table-cell>
          <table:table-cell office:value-type="float" office:value="0.0686376" calcext:value-type="float">
            <text:p>0.0686376</text:p>
          </table:table-cell>
          <table:table-cell office:value-type="float" office:value="-2.834588" calcext:value-type="float">
            <text:p>-2.834588</text:p>
          </table:table-cell>
          <table:table-cell office:value-type="float" office:value="-2.352464" calcext:value-type="float">
            <text:p>-2.352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96467" calcext:value-type="float">
            <text:p>0.005396467</text:p>
          </table:table-cell>
          <table:table-cell table:number-columns-repeated="23"/>
        </table:table-row>
        <table:table-row table:style-name="ro1">
          <table:table-cell office:value-type="float" office:value="7.821021" calcext:value-type="float">
            <text:p>7.821021</text:p>
          </table:table-cell>
          <table:table-cell office:value-type="float" office:value="15.0189" calcext:value-type="float">
            <text:p>15.0189</text:p>
          </table:table-cell>
          <table:table-cell office:value-type="float" office:value="0.05961599" calcext:value-type="float">
            <text:p>0.05961599</text:p>
          </table:table-cell>
          <table:table-cell office:value-type="float" office:value="-2.999521" calcext:value-type="float">
            <text:p>-2.999521</text:p>
          </table:table-cell>
          <table:table-cell office:value-type="float" office:value="-2.603239" calcext:value-type="float">
            <text:p>-2.603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75642" calcext:value-type="float">
            <text:p>0.005375642</text:p>
          </table:table-cell>
          <table:table-cell table:number-columns-repeated="23"/>
        </table:table-row>
        <table:table-row table:style-name="ro1">
          <table:table-cell office:value-type="float" office:value="7.644576" calcext:value-type="float">
            <text:p>7.644576</text:p>
          </table:table-cell>
          <table:table-cell office:value-type="float" office:value="15.03255" calcext:value-type="float">
            <text:p>15.03255</text:p>
          </table:table-cell>
          <table:table-cell office:value-type="float" office:value="0.05828662" calcext:value-type="float">
            <text:p>0.05828662</text:p>
          </table:table-cell>
          <table:table-cell office:value-type="float" office:value="-2.999434" calcext:value-type="float">
            <text:p>-2.999434</text:p>
          </table:table-cell>
          <table:table-cell office:value-type="float" office:value="-2.67581" calcext:value-type="float">
            <text:p>-2.675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46846" calcext:value-type="float">
            <text:p>0.005346846</text:p>
          </table:table-cell>
          <table:table-cell table:number-columns-repeated="23"/>
        </table:table-row>
        <table:table-row table:style-name="ro1">
          <table:table-cell office:value-type="float" office:value="0.3140618" calcext:value-type="float">
            <text:p>0.3140618</text:p>
          </table:table-cell>
          <table:table-cell office:value-type="float" office:value="15.69373" calcext:value-type="float">
            <text:p>15.69373</text:p>
          </table:table-cell>
          <table:table-cell office:value-type="float" office:value="-0.06511141" calcext:value-type="float">
            <text:p>-0.06511141</text:p>
          </table:table-cell>
          <table:table-cell office:value-type="float" office:value="-0.3906865" calcext:value-type="float">
            <text:p>-0.3906865</text:p>
          </table:table-cell>
          <table:table-cell office:value-type="float" office:value="0.2403567" calcext:value-type="float">
            <text:p>0.2403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29497" calcext:value-type="float">
            <text:p>0.005329497</text:p>
          </table:table-cell>
          <table:table-cell table:number-columns-repeated="23"/>
        </table:table-row>
        <table:table-row table:style-name="ro1">
          <table:table-cell office:value-type="float" office:value="0.9627233" calcext:value-type="float">
            <text:p>0.9627233</text:p>
          </table:table-cell>
          <table:table-cell office:value-type="float" office:value="15.13637" calcext:value-type="float">
            <text:p>15.13637</text:p>
          </table:table-cell>
          <table:table-cell office:value-type="float" office:value="0.0369947" calcext:value-type="float">
            <text:p>0.0369947</text:p>
          </table:table-cell>
          <table:table-cell office:value-type="float" office:value="-0.7093334" calcext:value-type="float">
            <text:p>-0.7093334</text:p>
          </table:table-cell>
          <table:table-cell office:value-type="float" office:value="0.4148502" calcext:value-type="float">
            <text:p>0.4148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02493" calcext:value-type="float">
            <text:p>0.005302493</text:p>
          </table:table-cell>
          <table:table-cell table:number-columns-repeated="23"/>
        </table:table-row>
        <table:table-row table:style-name="ro1">
          <table:table-cell office:value-type="float" office:value="8.07062" calcext:value-type="float">
            <text:p>8.07062</text:p>
          </table:table-cell>
          <table:table-cell office:value-type="float" office:value="15.0099" calcext:value-type="float">
            <text:p>15.0099</text:p>
          </table:table-cell>
          <table:table-cell office:value-type="float" office:value="0.06157175" calcext:value-type="float">
            <text:p>0.06157175</text:p>
          </table:table-cell>
          <table:table-cell office:value-type="float" office:value="-2.993125" calcext:value-type="float">
            <text:p>-2.993125</text:p>
          </table:table-cell>
          <table:table-cell office:value-type="float" office:value="-2.506461" calcext:value-type="float">
            <text:p>-2.506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93765" calcext:value-type="float">
            <text:p>0.005293765</text:p>
          </table:table-cell>
          <table:table-cell table:number-columns-repeated="23"/>
        </table:table-row>
        <table:table-row table:style-name="ro1">
          <table:table-cell office:value-type="float" office:value="2.512808" calcext:value-type="float">
            <text:p>2.512808</text:p>
          </table:table-cell>
          <table:table-cell office:value-type="float" office:value="15.00067" calcext:value-type="float">
            <text:p>15.00067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-2.126702" calcext:value-type="float">
            <text:p>-2.126702</text:p>
          </table:table-cell>
          <table:table-cell office:value-type="float" office:value="-1.154345" calcext:value-type="float">
            <text:p>-1.154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93084" calcext:value-type="float">
            <text:p>0.005293084</text:p>
          </table:table-cell>
          <table:table-cell table:number-columns-repeated="23"/>
        </table:table-row>
        <table:table-row table:style-name="ro1">
          <table:table-cell office:value-type="float" office:value="6.476158" calcext:value-type="float">
            <text:p>6.476158</text:p>
          </table:table-cell>
          <table:table-cell office:value-type="float" office:value="15.03546" calcext:value-type="float">
            <text:p>15.03546</text:p>
          </table:table-cell>
          <table:table-cell office:value-type="float" office:value="0.07301461" calcext:value-type="float">
            <text:p>0.07301461</text:p>
          </table:table-cell>
          <table:table-cell office:value-type="float" office:value="-2.722344" calcext:value-type="float">
            <text:p>-2.722344</text:p>
          </table:table-cell>
          <table:table-cell office:value-type="float" office:value="-2.298717" calcext:value-type="float">
            <text:p>-2.298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87665" calcext:value-type="float">
            <text:p>0.005287665</text:p>
          </table:table-cell>
          <table:table-cell table:number-columns-repeated="23"/>
        </table:table-row>
        <table:table-row table:style-name="ro1">
          <table:table-cell office:value-type="float" office:value="0.03691434" calcext:value-type="float">
            <text:p>0.03691434</text:p>
          </table:table-cell>
          <table:table-cell office:value-type="float" office:value="16.49703" calcext:value-type="float">
            <text:p>16.49703</text:p>
          </table:table-cell>
          <table:table-cell office:value-type="float" office:value="-0.09727814" calcext:value-type="float">
            <text:p>-0.09727814</text:p>
          </table:table-cell>
          <table:table-cell office:value-type="float" office:value="-0.1299093" calcext:value-type="float">
            <text:p>-0.1299093</text:p>
          </table:table-cell>
          <table:table-cell office:value-type="float" office:value="0.0879477" calcext:value-type="float">
            <text:p>0.08794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42889" calcext:value-type="float">
            <text:p>0.005242889</text:p>
          </table:table-cell>
          <table:table-cell table:number-columns-repeated="23"/>
        </table:table-row>
        <table:table-row table:style-name="ro1">
          <table:table-cell office:value-type="float" office:value="5.172753" calcext:value-type="float">
            <text:p>5.172753</text:p>
          </table:table-cell>
          <table:table-cell office:value-type="float" office:value="15.02219" calcext:value-type="float">
            <text:p>15.02219</text:p>
          </table:table-cell>
          <table:table-cell office:value-type="float" office:value="0.07828689" calcext:value-type="float">
            <text:p>0.07828689</text:p>
          </table:table-cell>
          <table:table-cell office:value-type="float" office:value="-2.795506" calcext:value-type="float">
            <text:p>-2.795506</text:p>
          </table:table-cell>
          <table:table-cell office:value-type="float" office:value="-1.989294" calcext:value-type="float">
            <text:p>-1.989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40828" calcext:value-type="float">
            <text:p>0.005240828</text:p>
          </table:table-cell>
          <table:table-cell table:number-columns-repeated="23"/>
        </table:table-row>
        <table:table-row table:style-name="ro1">
          <table:table-cell office:value-type="float" office:value="0.004601244" calcext:value-type="float">
            <text:p>0.004601244</text:p>
          </table:table-cell>
          <table:table-cell office:value-type="float" office:value="16.83692" calcext:value-type="float">
            <text:p>16.83692</text:p>
          </table:table-cell>
          <table:table-cell office:value-type="float" office:value="-0.09968904" calcext:value-type="float">
            <text:p>-0.09968904</text:p>
          </table:table-cell>
          <table:table-cell office:value-type="float" office:value="-0.04511735" calcext:value-type="float">
            <text:p>-0.04511735</text:p>
          </table:table-cell>
          <table:table-cell office:value-type="float" office:value="0.03212357" calcext:value-type="float">
            <text:p>0.03212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37614" calcext:value-type="float">
            <text:p>0.005237614</text:p>
          </table:table-cell>
          <table:table-cell table:number-columns-repeated="23"/>
        </table:table-row>
        <table:table-row table:style-name="ro1">
          <table:table-cell office:value-type="float" office:value="0.9851561" calcext:value-type="float">
            <text:p>0.9851561</text:p>
          </table:table-cell>
          <table:table-cell office:value-type="float" office:value="15.12612" calcext:value-type="float">
            <text:p>15.12612</text:p>
          </table:table-cell>
          <table:table-cell office:value-type="float" office:value="0.04055607" calcext:value-type="float">
            <text:p>0.04055607</text:p>
          </table:table-cell>
          <table:table-cell office:value-type="float" office:value="-0.6762363" calcext:value-type="float">
            <text:p>-0.6762363</text:p>
          </table:table-cell>
          <table:table-cell office:value-type="float" office:value="0.4853383" calcext:value-type="float">
            <text:p>0.4853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14372" calcext:value-type="float">
            <text:p>0.005214372</text:p>
          </table:table-cell>
          <table:table-cell table:number-columns-repeated="23"/>
        </table:table-row>
        <table:table-row table:style-name="ro1">
          <table:table-cell office:value-type="float" office:value="0.02869635" calcext:value-type="float">
            <text:p>0.02869635</text:p>
          </table:table-cell>
          <table:table-cell office:value-type="float" office:value="16.56252" calcext:value-type="float">
            <text:p>16.56252</text:p>
          </table:table-cell>
          <table:table-cell office:value-type="float" office:value="-0.09792772" calcext:value-type="float">
            <text:p>-0.09792772</text:p>
          </table:table-cell>
          <table:table-cell office:value-type="float" office:value="-0.1257219" calcext:value-type="float">
            <text:p>-0.1257219</text:p>
          </table:table-cell>
          <table:table-cell office:value-type="float" office:value="0.05766867" calcext:value-type="float">
            <text:p>0.05766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03842" calcext:value-type="float">
            <text:p>0.005203842</text:p>
          </table:table-cell>
          <table:table-cell table:number-columns-repeated="23"/>
        </table:table-row>
        <table:table-row table:style-name="ro1">
          <table:table-cell office:value-type="float" office:value="0.6322259" calcext:value-type="float">
            <text:p>0.6322259</text:p>
          </table:table-cell>
          <table:table-cell office:value-type="float" office:value="15.33456" calcext:value-type="float">
            <text:p>15.33456</text:p>
          </table:table-cell>
          <table:table-cell office:value-type="float" office:value="-0.01620221" calcext:value-type="float">
            <text:p>-0.01620221</text:p>
          </table:table-cell>
          <table:table-cell office:value-type="float" office:value="-0.5398022" calcext:value-type="float">
            <text:p>-0.5398022</text:p>
          </table:table-cell>
          <table:table-cell office:value-type="float" office:value="0.3726468" calcext:value-type="float">
            <text:p>0.3726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94153" calcext:value-type="float">
            <text:p>0.005194153</text:p>
          </table:table-cell>
          <table:table-cell table:number-columns-repeated="23"/>
        </table:table-row>
        <table:table-row table:style-name="ro1">
          <table:table-cell office:value-type="float" office:value="0.4155576" calcext:value-type="float">
            <text:p>0.4155576</text:p>
          </table:table-cell>
          <table:table-cell office:value-type="float" office:value="15.5512" calcext:value-type="float">
            <text:p>15.5512</text:p>
          </table:table-cell>
          <table:table-cell office:value-type="float" office:value="-0.05023282" calcext:value-type="float">
            <text:p>-0.05023282</text:p>
          </table:table-cell>
          <table:table-cell office:value-type="float" office:value="-0.4298083" calcext:value-type="float">
            <text:p>-0.4298083</text:p>
          </table:table-cell>
          <table:table-cell office:value-type="float" office:value="0.3077639" calcext:value-type="float">
            <text:p>0.3077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0464" calcext:value-type="float">
            <text:p>0.005170464</text:p>
          </table:table-cell>
          <table:table-cell table:number-columns-repeated="23"/>
        </table:table-row>
        <table:table-row table:style-name="ro1">
          <table:table-cell office:value-type="float" office:value="3.719942" calcext:value-type="float">
            <text:p>3.719942</text:p>
          </table:table-cell>
          <table:table-cell office:value-type="float" office:value="15.00782" calcext:value-type="float">
            <text:p>15.00782</text:p>
          </table:table-cell>
          <table:table-cell office:value-type="float" office:value="0.1288986" calcext:value-type="float">
            <text:p>0.1288986</text:p>
          </table:table-cell>
          <table:table-cell office:value-type="float" office:value="-2.25611" calcext:value-type="float">
            <text:p>-2.25611</text:p>
          </table:table-cell>
          <table:table-cell office:value-type="float" office:value="-1.259115" calcext:value-type="float">
            <text:p>-1.259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57965" calcext:value-type="float">
            <text:p>0.005157965</text:p>
          </table:table-cell>
          <table:table-cell table:number-columns-repeated="23"/>
        </table:table-row>
        <table:table-row table:style-name="ro1">
          <table:table-cell office:value-type="float" office:value="0.527592" calcext:value-type="float">
            <text:p>0.527592</text:p>
          </table:table-cell>
          <table:table-cell office:value-type="float" office:value="15.42874" calcext:value-type="float">
            <text:p>15.42874</text:p>
          </table:table-cell>
          <table:table-cell office:value-type="float" office:value="-0.03288891" calcext:value-type="float">
            <text:p>-0.03288891</text:p>
          </table:table-cell>
          <table:table-cell office:value-type="float" office:value="-0.4776679" calcext:value-type="float">
            <text:p>-0.4776679</text:p>
          </table:table-cell>
          <table:table-cell office:value-type="float" office:value="0.3585719" calcext:value-type="float">
            <text:p>0.3585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53335" calcext:value-type="float">
            <text:p>0.005153335</text:p>
          </table:table-cell>
          <table:table-cell table:number-columns-repeated="23"/>
        </table:table-row>
        <table:table-row table:style-name="ro1">
          <table:table-cell office:value-type="float" office:value="0.6815549" calcext:value-type="float">
            <text:p>0.6815549</text:p>
          </table:table-cell>
          <table:table-cell office:value-type="float" office:value="15.30376" calcext:value-type="float">
            <text:p>15.30376</text:p>
          </table:table-cell>
          <table:table-cell office:value-type="float" office:value="-0.00825271" calcext:value-type="float">
            <text:p>-0.00825271</text:p>
          </table:table-cell>
          <table:table-cell office:value-type="float" office:value="-0.6092658" calcext:value-type="float">
            <text:p>-0.6092658</text:p>
          </table:table-cell>
          <table:table-cell office:value-type="float" office:value="0.3069996" calcext:value-type="float">
            <text:p>0.306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11614" calcext:value-type="float">
            <text:p>0.005111614</text:p>
          </table:table-cell>
          <table:table-cell table:number-columns-repeated="23"/>
        </table:table-row>
        <table:table-row table:style-name="ro1">
          <table:table-cell office:value-type="float" office:value="0.3981678" calcext:value-type="float">
            <text:p>0.3981678</text:p>
          </table:table-cell>
          <table:table-cell office:value-type="float" office:value="15.57788" calcext:value-type="float">
            <text:p>15.57788</text:p>
          </table:table-cell>
          <table:table-cell office:value-type="float" office:value="-0.05285026" calcext:value-type="float">
            <text:p>-0.05285026</text:p>
          </table:table-cell>
          <table:table-cell office:value-type="float" office:value="-0.3982907" calcext:value-type="float">
            <text:p>-0.3982907</text:p>
          </table:table-cell>
          <table:table-cell office:value-type="float" office:value="0.3300462" calcext:value-type="float">
            <text:p>0.3300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93448" calcext:value-type="float">
            <text:p>0.005093448</text:p>
          </table:table-cell>
          <table:table-cell table:number-columns-repeated="23"/>
        </table:table-row>
        <table:table-row table:style-name="ro1">
          <table:table-cell office:value-type="float" office:value="1.771628" calcext:value-type="float">
            <text:p>1.771628</text:p>
          </table:table-cell>
          <table:table-cell office:value-type="float" office:value="15.00076" calcext:value-type="float">
            <text:p>15.00076</text:p>
          </table:table-cell>
          <table:table-cell office:value-type="float" office:value="0.1541191" calcext:value-type="float">
            <text:p>0.1541191</text:p>
          </table:table-cell>
          <table:table-cell office:value-type="float" office:value="-2.047082" calcext:value-type="float">
            <text:p>-2.047082</text:p>
          </table:table-cell>
          <table:table-cell office:value-type="float" office:value="-1.031959" calcext:value-type="float">
            <text:p>-1.031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68491" calcext:value-type="float">
            <text:p>0.005068491</text:p>
          </table:table-cell>
          <table:table-cell table:number-columns-repeated="23"/>
        </table:table-row>
        <table:table-row table:style-name="ro1">
          <table:table-cell office:value-type="float" office:value="0.06495495" calcext:value-type="float">
            <text:p>0.06495495</text:p>
          </table:table-cell>
          <table:table-cell office:value-type="float" office:value="16.34015" calcext:value-type="float">
            <text:p>16.34015</text:p>
          </table:table-cell>
          <table:table-cell office:value-type="float" office:value="-0.09488773" calcext:value-type="float">
            <text:p>-0.09488773</text:p>
          </table:table-cell>
          <table:table-cell office:value-type="float" office:value="-0.1800074" calcext:value-type="float">
            <text:p>-0.1800074</text:p>
          </table:table-cell>
          <table:table-cell office:value-type="float" office:value="0.1044493" calcext:value-type="float">
            <text:p>0.1044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55609" calcext:value-type="float">
            <text:p>0.005055609</text:p>
          </table:table-cell>
          <table:table-cell table:number-columns-repeated="23"/>
        </table:table-row>
        <table:table-row table:style-name="ro1">
          <table:table-cell office:value-type="float" office:value="2.775918" calcext:value-type="float">
            <text:p>2.775918</text:p>
          </table:table-cell>
          <table:table-cell office:value-type="float" office:value="15.00709" calcext:value-type="float">
            <text:p>15.00709</text:p>
          </table:table-cell>
          <table:table-cell office:value-type="float" office:value="0.139465" calcext:value-type="float">
            <text:p>0.139465</text:p>
          </table:table-cell>
          <table:table-cell office:value-type="float" office:value="-2.174885" calcext:value-type="float">
            <text:p>-2.174885</text:p>
          </table:table-cell>
          <table:table-cell office:value-type="float" office:value="-1.143521" calcext:value-type="float">
            <text:p>-1.143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43887" calcext:value-type="float">
            <text:p>0.005043887</text:p>
          </table:table-cell>
          <table:table-cell table:number-columns-repeated="23"/>
        </table:table-row>
        <table:table-row table:style-name="ro1">
          <table:table-cell office:value-type="float" office:value="5.997532" calcext:value-type="float">
            <text:p>5.997532</text:p>
          </table:table-cell>
          <table:table-cell office:value-type="float" office:value="15.0066" calcext:value-type="float">
            <text:p>15.0066</text:p>
          </table:table-cell>
          <table:table-cell office:value-type="float" office:value="0.07476082" calcext:value-type="float">
            <text:p>0.07476082</text:p>
          </table:table-cell>
          <table:table-cell office:value-type="float" office:value="-2.800656" calcext:value-type="float">
            <text:p>-2.800656</text:p>
          </table:table-cell>
          <table:table-cell office:value-type="float" office:value="-2.128728" calcext:value-type="float">
            <text:p>-2.128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41486" calcext:value-type="float">
            <text:p>0.005041486</text:p>
          </table:table-cell>
          <table:table-cell table:number-columns-repeated="23"/>
        </table:table-row>
        <table:table-row table:style-name="ro1">
          <table:table-cell office:value-type="float" office:value="0.3403637" calcext:value-type="float">
            <text:p>0.3403637</text:p>
          </table:table-cell>
          <table:table-cell office:value-type="float" office:value="15.65313" calcext:value-type="float">
            <text:p>15.65313</text:p>
          </table:table-cell>
          <table:table-cell office:value-type="float" office:value="-0.06135627" calcext:value-type="float">
            <text:p>-0.06135627</text:p>
          </table:table-cell>
          <table:table-cell office:value-type="float" office:value="-0.3877308" calcext:value-type="float">
            <text:p>-0.3877308</text:p>
          </table:table-cell>
          <table:table-cell office:value-type="float" office:value="0.2790902" calcext:value-type="float">
            <text:p>0.2790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26594" calcext:value-type="float">
            <text:p>0.005026594</text:p>
          </table:table-cell>
          <table:table-cell table:number-columns-repeated="23"/>
        </table:table-row>
        <table:table-row table:style-name="ro1">
          <table:table-cell office:value-type="float" office:value="0.001702328" calcext:value-type="float">
            <text:p>0.001702328</text:p>
          </table:table-cell>
          <table:table-cell office:value-type="float" office:value="16.92043" calcext:value-type="float">
            <text:p>16.92043</text:p>
          </table:table-cell>
          <table:table-cell office:value-type="float" office:value="-0.09988593" calcext:value-type="float">
            <text:p>-0.09988593</text:p>
          </table:table-cell>
          <table:table-cell office:value-type="float" office:value="-0.03249291" calcext:value-type="float">
            <text:p>-0.03249291</text:p>
          </table:table-cell>
          <table:table-cell office:value-type="float" office:value="0.00889358" calcext:value-type="float">
            <text:p>0.00889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16135" calcext:value-type="float">
            <text:p>0.005016135</text:p>
          </table:table-cell>
          <table:table-cell table:number-columns-repeated="23"/>
        </table:table-row>
        <table:table-row table:style-name="ro1">
          <table:table-cell office:value-type="float" office:value="1.158424" calcext:value-type="float">
            <text:p>1.158424</text:p>
          </table:table-cell>
          <table:table-cell office:value-type="float" office:value="15.06922" calcext:value-type="float">
            <text:p>15.06922</text:p>
          </table:table-cell>
          <table:table-cell office:value-type="float" office:value="0.0676398" calcext:value-type="float">
            <text:p>0.0676398</text:p>
          </table:table-cell>
          <table:table-cell office:value-type="float" office:value="-0.6973325" calcext:value-type="float">
            <text:p>-0.6973325</text:p>
          </table:table-cell>
          <table:table-cell office:value-type="float" office:value="0.5902618" calcext:value-type="float">
            <text:p>0.5902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01786" calcext:value-type="float">
            <text:p>0.005001786</text:p>
          </table:table-cell>
          <table:table-cell table:number-columns-repeated="23"/>
        </table:table-row>
        <table:table-row table:style-name="ro1">
          <table:table-cell office:value-type="float" office:value="0.3437545" calcext:value-type="float">
            <text:p>0.3437545</text:p>
          </table:table-cell>
          <table:table-cell office:value-type="float" office:value="15.64802" calcext:value-type="float">
            <text:p>15.64802</text:p>
          </table:table-cell>
          <table:table-cell office:value-type="float" office:value="-0.0608665" calcext:value-type="float">
            <text:p>-0.0608665</text:p>
          </table:table-cell>
          <table:table-cell office:value-type="float" office:value="-0.3906865" calcext:value-type="float">
            <text:p>-0.3906865</text:p>
          </table:table-cell>
          <table:table-cell office:value-type="float" office:value="0.2790902" calcext:value-type="float">
            <text:p>0.2790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91762" calcext:value-type="float">
            <text:p>0.004991762</text:p>
          </table:table-cell>
          <table:table-cell table:number-columns-repeated="23"/>
        </table:table-row>
        <table:table-row table:style-name="ro1">
          <table:table-cell office:value-type="float" office:value="6.698595" calcext:value-type="float">
            <text:p>6.698595</text:p>
          </table:table-cell>
          <table:table-cell office:value-type="float" office:value="15.00996" calcext:value-type="float">
            <text:p>15.00996</text:p>
          </table:table-cell>
          <table:table-cell office:value-type="float" office:value="0.07222157" calcext:value-type="float">
            <text:p>0.07222157</text:p>
          </table:table-cell>
          <table:table-cell office:value-type="float" office:value="-2.853728" calcext:value-type="float">
            <text:p>-2.853728</text:p>
          </table:table-cell>
          <table:table-cell office:value-type="float" office:value="-2.1684" calcext:value-type="float">
            <text:p>-2.1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87261" calcext:value-type="float">
            <text:p>0.004987261</text:p>
          </table:table-cell>
          <table:table-cell table:number-columns-repeated="23"/>
        </table:table-row>
        <table:table-row table:style-name="ro1">
          <table:table-cell office:value-type="float" office:value="7.901583" calcext:value-type="float">
            <text:p>7.901583</text:p>
          </table:table-cell>
          <table:table-cell office:value-type="float" office:value="15.01497" calcext:value-type="float">
            <text:p>15.01497</text:p>
          </table:table-cell>
          <table:table-cell office:value-type="float" office:value="0.06019556" calcext:value-type="float">
            <text:p>0.06019556</text:p>
          </table:table-cell>
          <table:table-cell office:value-type="float" office:value="-2.998866" calcext:value-type="float">
            <text:p>-2.998866</text:p>
          </table:table-cell>
          <table:table-cell office:value-type="float" office:value="-2.572795" calcext:value-type="float">
            <text:p>-2.572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87001" calcext:value-type="float">
            <text:p>0.004987001</text:p>
          </table:table-cell>
          <table:table-cell table:number-columns-repeated="23"/>
        </table:table-row>
        <table:table-row table:style-name="ro1">
          <table:table-cell office:value-type="float" office:value="0.4946172" calcext:value-type="float">
            <text:p>0.4946172</text:p>
          </table:table-cell>
          <table:table-cell office:value-type="float" office:value="15.46258" calcext:value-type="float">
            <text:p>15.46258</text:p>
          </table:table-cell>
          <table:table-cell office:value-type="float" office:value="-0.03806638" calcext:value-type="float">
            <text:p>-0.03806638</text:p>
          </table:table-cell>
          <table:table-cell office:value-type="float" office:value="-0.498827" calcext:value-type="float">
            <text:p>-0.498827</text:p>
          </table:table-cell>
          <table:table-cell office:value-type="float" office:value="0.2915957" calcext:value-type="float">
            <text:p>0.2915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7454" calcext:value-type="float">
            <text:p>0.00497454</text:p>
          </table:table-cell>
          <table:table-cell table:number-columns-repeated="23"/>
        </table:table-row>
        <table:table-row table:style-name="ro1">
          <table:table-cell office:value-type="float" office:value="4.717291" calcext:value-type="float">
            <text:p>4.717291</text:p>
          </table:table-cell>
          <table:table-cell office:value-type="float" office:value="15.00231" calcext:value-type="float">
            <text:p>15.00231</text:p>
          </table:table-cell>
          <table:table-cell office:value-type="float" office:value="0.09592597" calcext:value-type="float">
            <text:p>0.09592597</text:p>
          </table:table-cell>
          <table:table-cell office:value-type="float" office:value="-2.517136" calcext:value-type="float">
            <text:p>-2.517136</text:p>
          </table:table-cell>
          <table:table-cell office:value-type="float" office:value="-1.754708" calcext:value-type="float">
            <text:p>-1.754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71027" calcext:value-type="float">
            <text:p>0.004971027</text:p>
          </table:table-cell>
          <table:table-cell table:number-columns-repeated="23"/>
        </table:table-row>
        <table:table-row table:style-name="ro1">
          <table:table-cell office:value-type="float" office:value="7.967517" calcext:value-type="float">
            <text:p>7.967517</text:p>
          </table:table-cell>
          <table:table-cell office:value-type="float" office:value="15.00777" calcext:value-type="float">
            <text:p>15.00777</text:p>
          </table:table-cell>
          <table:table-cell office:value-type="float" office:value="0.06682296" calcext:value-type="float">
            <text:p>0.06682296</text:p>
          </table:table-cell>
          <table:table-cell office:value-type="float" office:value="-2.924136" calcext:value-type="float">
            <text:p>-2.924136</text:p>
          </table:table-cell>
          <table:table-cell office:value-type="float" office:value="-2.326829" calcext:value-type="float">
            <text:p>-2.326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7083" calcext:value-type="float">
            <text:p>0.00497083</text:p>
          </table:table-cell>
          <table:table-cell table:number-columns-repeated="23"/>
        </table:table-row>
        <table:table-row table:style-name="ro1">
          <table:table-cell office:value-type="float" office:value="1.407118" calcext:value-type="float">
            <text:p>1.407118</text:p>
          </table:table-cell>
          <table:table-cell office:value-type="float" office:value="15.01662" calcext:value-type="float">
            <text:p>15.01662</text:p>
          </table:table-cell>
          <table:table-cell office:value-type="float" office:value="0.1050358" calcext:value-type="float">
            <text:p>0.1050358</text:p>
          </table:table-cell>
          <table:table-cell office:value-type="float" office:value="-0.8596042" calcext:value-type="float">
            <text:p>-0.8596042</text:p>
          </table:table-cell>
          <table:table-cell office:value-type="float" office:value="0.5708831" calcext:value-type="float">
            <text:p>0.5708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58125" calcext:value-type="float">
            <text:p>0.004958125</text:p>
          </table:table-cell>
          <table:table-cell table:number-columns-repeated="23"/>
        </table:table-row>
        <table:table-row table:style-name="ro1">
          <table:table-cell office:value-type="float" office:value="0.07695861" calcext:value-type="float">
            <text:p>0.07695861</text:p>
          </table:table-cell>
          <table:table-cell office:value-type="float" office:value="16.28489" calcext:value-type="float">
            <text:p>16.28489</text:p>
          </table:table-cell>
          <table:table-cell office:value-type="float" office:value="-0.09378681" calcext:value-type="float">
            <text:p>-0.09378681</text:p>
          </table:table-cell>
          <table:table-cell office:value-type="float" office:value="-0.1811049" calcext:value-type="float">
            <text:p>-0.1811049</text:p>
          </table:table-cell>
          <table:table-cell office:value-type="float" office:value="0.1360947" calcext:value-type="float">
            <text:p>0.1360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55365" calcext:value-type="float">
            <text:p>0.004955365</text:p>
          </table:table-cell>
          <table:table-cell table:number-columns-repeated="23"/>
        </table:table-row>
        <table:table-row table:style-name="ro1">
          <table:table-cell office:value-type="float" office:value="0.1990352" calcext:value-type="float">
            <text:p>0.1990352</text:p>
          </table:table-cell>
          <table:table-cell office:value-type="float" office:value="15.91186" calcext:value-type="float">
            <text:p>15.91186</text:p>
          </table:table-cell>
          <table:table-cell office:value-type="float" office:value="-0.08040808" calcext:value-type="float">
            <text:p>-0.08040808</text:p>
          </table:table-cell>
          <table:table-cell office:value-type="float" office:value="-0.2905675" calcext:value-type="float">
            <text:p>-0.2905675</text:p>
          </table:table-cell>
          <table:table-cell office:value-type="float" office:value="0.220276" calcext:value-type="float">
            <text:p>0.220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5518" calcext:value-type="float">
            <text:p>0.00495518</text:p>
          </table:table-cell>
          <table:table-cell table:number-columns-repeated="23"/>
        </table:table-row>
        <table:table-row table:style-name="ro1">
          <table:table-cell office:value-type="float" office:value="3.390146" calcext:value-type="float">
            <text:p>3.390146</text:p>
          </table:table-cell>
          <table:table-cell office:value-type="float" office:value="15.00084" calcext:value-type="float">
            <text:p>15.00084</text:p>
          </table:table-cell>
          <table:table-cell office:value-type="float" office:value="0.1324994" calcext:value-type="float">
            <text:p>0.1324994</text:p>
          </table:table-cell>
          <table:table-cell office:value-type="float" office:value="-2.182175" calcext:value-type="float">
            <text:p>-2.182175</text:p>
          </table:table-cell>
          <table:table-cell office:value-type="float" office:value="-1.299042" calcext:value-type="float">
            <text:p>-1.299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45845" calcext:value-type="float">
            <text:p>0.004945845</text:p>
          </table:table-cell>
          <table:table-cell table:number-columns-repeated="23"/>
        </table:table-row>
        <table:table-row table:style-name="ro1">
          <table:table-cell office:value-type="float" office:value="6.354289" calcext:value-type="float">
            <text:p>6.354289</text:p>
          </table:table-cell>
          <table:table-cell office:value-type="float" office:value="15.01256" calcext:value-type="float">
            <text:p>15.01256</text:p>
          </table:table-cell>
          <table:table-cell office:value-type="float" office:value="0.0734513" calcext:value-type="float">
            <text:p>0.0734513</text:p>
          </table:table-cell>
          <table:table-cell office:value-type="float" office:value="-2.843902" calcext:value-type="float">
            <text:p>-2.843902</text:p>
          </table:table-cell>
          <table:table-cell office:value-type="float" office:value="-2.127442" calcext:value-type="float">
            <text:p>-2.127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44858" calcext:value-type="float">
            <text:p>0.004944858</text:p>
          </table:table-cell>
          <table:table-cell table:number-columns-repeated="23"/>
        </table:table-row>
        <table:table-row table:style-name="ro1">
          <table:table-cell office:value-type="float" office:value="5.028219" calcext:value-type="float">
            <text:p>5.028219</text:p>
          </table:table-cell>
          <table:table-cell office:value-type="float" office:value="15.02717" calcext:value-type="float">
            <text:p>15.02717</text:p>
          </table:table-cell>
          <table:table-cell office:value-type="float" office:value="0.07906086" calcext:value-type="float">
            <text:p>0.07906086</text:p>
          </table:table-cell>
          <table:table-cell office:value-type="float" office:value="-2.793079" calcext:value-type="float">
            <text:p>-2.793079</text:p>
          </table:table-cell>
          <table:table-cell office:value-type="float" office:value="-1.961034" calcext:value-type="float">
            <text:p>-1.96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22162" calcext:value-type="float">
            <text:p>0.004922162</text:p>
          </table:table-cell>
          <table:table-cell table:number-columns-repeated="23"/>
        </table:table-row>
        <table:table-row table:style-name="ro1">
          <table:table-cell office:value-type="float" office:value="0.9026441" calcext:value-type="float">
            <text:p>0.9026441</text:p>
          </table:table-cell>
          <table:table-cell office:value-type="float" office:value="15.16304" calcext:value-type="float">
            <text:p>15.16304</text:p>
          </table:table-cell>
          <table:table-cell office:value-type="float" office:value="0.0274056" calcext:value-type="float">
            <text:p>0.0274056</text:p>
          </table:table-cell>
          <table:table-cell office:value-type="float" office:value="-0.6604603" calcext:value-type="float">
            <text:p>-0.6604603</text:p>
          </table:table-cell>
          <table:table-cell office:value-type="float" office:value="0.4389136" calcext:value-type="float">
            <text:p>0.4389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18672" calcext:value-type="float">
            <text:p>0.004918672</text:p>
          </table:table-cell>
          <table:table-cell table:number-columns-repeated="23"/>
        </table:table-row>
        <table:table-row table:style-name="ro1">
          <table:table-cell office:value-type="float" office:value="0.03374253" calcext:value-type="float">
            <text:p>0.03374253</text:p>
          </table:table-cell>
          <table:table-cell office:value-type="float" office:value="16.51923" calcext:value-type="float">
            <text:p>16.51923</text:p>
          </table:table-cell>
          <table:table-cell office:value-type="float" office:value="-0.09753169" calcext:value-type="float">
            <text:p>-0.09753169</text:p>
          </table:table-cell>
          <table:table-cell office:value-type="float" office:value="-0.121659" calcext:value-type="float">
            <text:p>-0.121659</text:p>
          </table:table-cell>
          <table:table-cell office:value-type="float" office:value="0.08772328" calcext:value-type="float">
            <text:p>0.08772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98944" calcext:value-type="float">
            <text:p>0.004898944</text:p>
          </table:table-cell>
          <table:table-cell table:number-columns-repeated="23"/>
        </table:table-row>
        <table:table-row table:style-name="ro1">
          <table:table-cell office:value-type="float" office:value="0.1850937" calcext:value-type="float">
            <text:p>0.1850937</text:p>
          </table:table-cell>
          <table:table-cell office:value-type="float" office:value="15.94913" calcext:value-type="float">
            <text:p>15.94913</text:p>
          </table:table-cell>
          <table:table-cell office:value-type="float" office:value="-0.08210917" calcext:value-type="float">
            <text:p>-0.08210917</text:p>
          </table:table-cell>
          <table:table-cell office:value-type="float" office:value="-0.2665469" calcext:value-type="float">
            <text:p>-0.2665469</text:p>
          </table:table-cell>
          <table:table-cell office:value-type="float" office:value="0.2292558" calcext:value-type="float">
            <text:p>0.2292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96524" calcext:value-type="float">
            <text:p>0.004896524</text:p>
          </table:table-cell>
          <table:table-cell table:number-columns-repeated="23"/>
        </table:table-row>
        <table:table-row table:style-name="ro1">
          <table:table-cell office:value-type="float" office:value="7.14014" calcext:value-type="float">
            <text:p>7.14014</text:p>
          </table:table-cell>
          <table:table-cell office:value-type="float" office:value="15.06139" calcext:value-type="float">
            <text:p>15.06139</text:p>
          </table:table-cell>
          <table:table-cell office:value-type="float" office:value="0.07061647" calcext:value-type="float">
            <text:p>0.07061647</text:p>
          </table:table-cell>
          <table:table-cell office:value-type="float" office:value="-2.96203" calcext:value-type="float">
            <text:p>-2.96203</text:p>
          </table:table-cell>
          <table:table-cell office:value-type="float" office:value="-2.094506" calcext:value-type="float">
            <text:p>-2.094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45426" calcext:value-type="float">
            <text:p>0.004845426</text:p>
          </table:table-cell>
          <table:table-cell table:number-columns-repeated="23"/>
        </table:table-row>
        <table:table-row table:style-name="ro1">
          <table:table-cell office:value-type="float" office:value="0.7932823" calcext:value-type="float">
            <text:p>0.7932823</text:p>
          </table:table-cell>
          <table:table-cell office:value-type="float" office:value="15.22254" calcext:value-type="float">
            <text:p>15.22254</text:p>
          </table:table-cell>
          <table:table-cell office:value-type="float" office:value="0.009805099" calcext:value-type="float">
            <text:p>0.009805099</text:p>
          </table:table-cell>
          <table:table-cell office:value-type="float" office:value="-0.6207816" calcext:value-type="float">
            <text:p>-0.6207816</text:p>
          </table:table-cell>
          <table:table-cell office:value-type="float" office:value="0.4017155" calcext:value-type="float">
            <text:p>0.4017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27467" calcext:value-type="float">
            <text:p>0.004827467</text:p>
          </table:table-cell>
          <table:table-cell table:number-columns-repeated="23"/>
        </table:table-row>
        <table:table-row table:style-name="ro1">
          <table:table-cell office:value-type="float" office:value="7.194225" calcext:value-type="float">
            <text:p>7.194225</text:p>
          </table:table-cell>
          <table:table-cell office:value-type="float" office:value="15.02128" calcext:value-type="float">
            <text:p>15.02128</text:p>
          </table:table-cell>
          <table:table-cell office:value-type="float" office:value="0.07041233" calcext:value-type="float">
            <text:p>0.07041233</text:p>
          </table:table-cell>
          <table:table-cell office:value-type="float" office:value="-2.911493" calcext:value-type="float">
            <text:p>-2.911493</text:p>
          </table:table-cell>
          <table:table-cell office:value-type="float" office:value="-2.173674" calcext:value-type="float">
            <text:p>-2.173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06977" calcext:value-type="float">
            <text:p>0.004806977</text:p>
          </table:table-cell>
          <table:table-cell table:number-columns-repeated="23"/>
        </table:table-row>
        <table:table-row table:style-name="ro1">
          <table:table-cell office:value-type="float" office:value="3.619361" calcext:value-type="float">
            <text:p>3.619361</text:p>
          </table:table-cell>
          <table:table-cell office:value-type="float" office:value="15.00214" calcext:value-type="float">
            <text:p>15.00214</text:p>
          </table:table-cell>
          <table:table-cell office:value-type="float" office:value="0.1299973" calcext:value-type="float">
            <text:p>0.1299973</text:p>
          </table:table-cell>
          <table:table-cell office:value-type="float" office:value="-2.228948" calcext:value-type="float">
            <text:p>-2.228948</text:p>
          </table:table-cell>
          <table:table-cell office:value-type="float" office:value="-1.279526" calcext:value-type="float">
            <text:p>-1.279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755" calcext:value-type="float">
            <text:p>0.0047755</text:p>
          </table:table-cell>
          <table:table-cell table:number-columns-repeated="23"/>
        </table:table-row>
        <table:table-row table:style-name="ro1">
          <table:table-cell office:value-type="float" office:value="0.6128889" calcext:value-type="float">
            <text:p>0.6128889</text:p>
          </table:table-cell>
          <table:table-cell office:value-type="float" office:value="15.35065" calcext:value-type="float">
            <text:p>15.35065</text:p>
          </table:table-cell>
          <table:table-cell office:value-type="float" office:value="-0.01930784" calcext:value-type="float">
            <text:p>-0.01930784</text:p>
          </table:table-cell>
          <table:table-cell office:value-type="float" office:value="-0.5260395" calcext:value-type="float">
            <text:p>-0.5260395</text:p>
          </table:table-cell>
          <table:table-cell office:value-type="float" office:value="0.3739475" calcext:value-type="float">
            <text:p>0.3739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67146" calcext:value-type="float">
            <text:p>0.004767146</text:p>
          </table:table-cell>
          <table:table-cell table:number-columns-repeated="23"/>
        </table:table-row>
        <table:table-row table:style-name="ro1">
          <table:table-cell office:value-type="float" office:value="0.4766104" calcext:value-type="float">
            <text:p>0.4766104</text:p>
          </table:table-cell>
          <table:table-cell office:value-type="float" office:value="15.48043" calcext:value-type="float">
            <text:p>15.48043</text:p>
          </table:table-cell>
          <table:table-cell office:value-type="float" office:value="-0.04087097" calcext:value-type="float">
            <text:p>-0.04087097</text:p>
          </table:table-cell>
          <table:table-cell office:value-type="float" office:value="-0.4603382" calcext:value-type="float">
            <text:p>-0.4603382</text:p>
          </table:table-cell>
          <table:table-cell office:value-type="float" office:value="0.3309068" calcext:value-type="float">
            <text:p>0.3309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61099" calcext:value-type="float">
            <text:p>0.004761099</text:p>
          </table:table-cell>
          <table:table-cell table:number-columns-repeated="23"/>
        </table:table-row>
        <table:table-row table:style-name="ro1">
          <table:table-cell office:value-type="float" office:value="0.02718889" calcext:value-type="float">
            <text:p>0.02718889</text:p>
          </table:table-cell>
          <table:table-cell office:value-type="float" office:value="16.57347" calcext:value-type="float">
            <text:p>16.57347</text:p>
          </table:table-cell>
          <table:table-cell office:value-type="float" office:value="-0.09804425" calcext:value-type="float">
            <text:p>-0.09804425</text:p>
          </table:table-cell>
          <table:table-cell office:value-type="float" office:value="-0.121659" calcext:value-type="float">
            <text:p>-0.121659</text:p>
          </table:table-cell>
          <table:table-cell office:value-type="float" office:value="0.05766867" calcext:value-type="float">
            <text:p>0.05766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59625" calcext:value-type="float">
            <text:p>0.004759625</text:p>
          </table:table-cell>
          <table:table-cell table:number-columns-repeated="23"/>
        </table:table-row>
        <table:table-row table:style-name="ro1">
          <table:table-cell office:value-type="float" office:value="4.460218" calcext:value-type="float">
            <text:p>4.460218</text:p>
          </table:table-cell>
          <table:table-cell office:value-type="float" office:value="15.01973" calcext:value-type="float">
            <text:p>15.01973</text:p>
          </table:table-cell>
          <table:table-cell office:value-type="float" office:value="0.08391666" calcext:value-type="float">
            <text:p>0.08391666</text:p>
          </table:table-cell>
          <table:table-cell office:value-type="float" office:value="-2.716075" calcext:value-type="float">
            <text:p>-2.716075</text:p>
          </table:table-cell>
          <table:table-cell office:value-type="float" office:value="-1.880606" calcext:value-type="float">
            <text:p>-1.880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35868" calcext:value-type="float">
            <text:p>0.004735868</text:p>
          </table:table-cell>
          <table:table-cell table:number-columns-repeated="23"/>
        </table:table-row>
        <table:table-row table:style-name="ro1">
          <table:table-cell office:value-type="float" office:value="0.8856149" calcext:value-type="float">
            <text:p>0.8856149</text:p>
          </table:table-cell>
          <table:table-cell office:value-type="float" office:value="15.17573" calcext:value-type="float">
            <text:p>15.17573</text:p>
          </table:table-cell>
          <table:table-cell office:value-type="float" office:value="0.02467561" calcext:value-type="float">
            <text:p>0.02467561</text:p>
          </table:table-cell>
          <table:table-cell office:value-type="float" office:value="-0.6940011" calcext:value-type="float">
            <text:p>-0.6940011</text:p>
          </table:table-cell>
          <table:table-cell office:value-type="float" office:value="0.366389" calcext:value-type="float">
            <text:p>0.366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2877" calcext:value-type="float">
            <text:p>0.00472877</text:p>
          </table:table-cell>
          <table:table-cell table:number-columns-repeated="23"/>
        </table:table-row>
        <table:table-row table:style-name="ro1">
          <table:table-cell office:value-type="float" office:value="7.514649" calcext:value-type="float">
            <text:p>7.514649</text:p>
          </table:table-cell>
          <table:table-cell office:value-type="float" office:value="15.06399" calcext:value-type="float">
            <text:p>15.06399</text:p>
          </table:table-cell>
          <table:table-cell office:value-type="float" office:value="0.05659336" calcext:value-type="float">
            <text:p>0.05659336</text:p>
          </table:table-cell>
          <table:table-cell office:value-type="float" office:value="-2.993125" calcext:value-type="float">
            <text:p>-2.993125</text:p>
          </table:table-cell>
          <table:table-cell office:value-type="float" office:value="-2.776887" calcext:value-type="float">
            <text:p>-2.776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02206" calcext:value-type="float">
            <text:p>0.004702206</text:p>
          </table:table-cell>
          <table:table-cell table:number-columns-repeated="23"/>
        </table:table-row>
        <table:table-row table:style-name="ro1">
          <table:table-cell office:value-type="float" office:value="7.532781" calcext:value-type="float">
            <text:p>7.532781</text:p>
          </table:table-cell>
          <table:table-cell office:value-type="float" office:value="15.05362" calcext:value-type="float">
            <text:p>15.05362</text:p>
          </table:table-cell>
          <table:table-cell office:value-type="float" office:value="0.05705065" calcext:value-type="float">
            <text:p>0.05705065</text:p>
          </table:table-cell>
          <table:table-cell office:value-type="float" office:value="-2.995514" calcext:value-type="float">
            <text:p>-2.995514</text:p>
          </table:table-cell>
          <table:table-cell office:value-type="float" office:value="-2.748665" calcext:value-type="float">
            <text:p>-2.748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46082" calcext:value-type="float">
            <text:p>0.004646082</text:p>
          </table:table-cell>
          <table:table-cell table:number-columns-repeated="23"/>
        </table:table-row>
        <table:table-row table:style-name="ro1">
          <table:table-cell office:value-type="float" office:value="0.01241016" calcext:value-type="float">
            <text:p>0.01241016</text:p>
          </table:table-cell>
          <table:table-cell office:value-type="float" office:value="16.71409" calcext:value-type="float">
            <text:p>16.71409</text:p>
          </table:table-cell>
          <table:table-cell office:value-type="float" office:value="-0.09914231" calcext:value-type="float">
            <text:p>-0.09914231</text:p>
          </table:table-cell>
          <table:table-cell office:value-type="float" office:value="-0.07300561" calcext:value-type="float">
            <text:p>-0.07300561</text:p>
          </table:table-cell>
          <table:table-cell office:value-type="float" office:value="0.05425571" calcext:value-type="float">
            <text:p>0.05425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36263" calcext:value-type="float">
            <text:p>0.004636263</text:p>
          </table:table-cell>
          <table:table-cell table:number-columns-repeated="23"/>
        </table:table-row>
        <table:table-row table:style-name="ro1">
          <table:table-cell office:value-type="float" office:value="0.8380919" calcext:value-type="float">
            <text:p>0.8380919</text:p>
          </table:table-cell>
          <table:table-cell office:value-type="float" office:value="15.19717" calcext:value-type="float">
            <text:p>15.19717</text:p>
          </table:table-cell>
          <table:table-cell office:value-type="float" office:value="0.01703414" calcext:value-type="float">
            <text:p>0.01703414</text:p>
          </table:table-cell>
          <table:table-cell office:value-type="float" office:value="-0.6481613" calcext:value-type="float">
            <text:p>-0.6481613</text:p>
          </table:table-cell>
          <table:table-cell office:value-type="float" office:value="0.3999223" calcext:value-type="float">
            <text:p>0.3999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0445" calcext:value-type="float">
            <text:p>0.00460445</text:p>
          </table:table-cell>
          <table:table-cell table:number-columns-repeated="23"/>
        </table:table-row>
        <table:table-row table:style-name="ro1">
          <table:table-cell office:value-type="float" office:value="0.002623075" calcext:value-type="float">
            <text:p>0.002623075</text:p>
          </table:table-cell>
          <table:table-cell office:value-type="float" office:value="16.88551" calcext:value-type="float">
            <text:p>16.88551</text:p>
          </table:table-cell>
          <table:table-cell office:value-type="float" office:value="-0.09982376" calcext:value-type="float">
            <text:p>-0.09982376</text:p>
          </table:table-cell>
          <table:table-cell office:value-type="float" office:value="-0.03247523" calcext:value-type="float">
            <text:p>-0.03247523</text:p>
          </table:table-cell>
          <table:table-cell office:value-type="float" office:value="0.02634533" calcext:value-type="float">
            <text:p>0.02634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92601" calcext:value-type="float">
            <text:p>0.004592601</text:p>
          </table:table-cell>
          <table:table-cell table:number-columns-repeated="23"/>
        </table:table-row>
        <table:table-row table:style-name="ro1">
          <table:table-cell office:value-type="float" office:value="1.906922" calcext:value-type="float">
            <text:p>1.906922</text:p>
          </table:table-cell>
          <table:table-cell office:value-type="float" office:value="15.00671" calcext:value-type="float">
            <text:p>15.00671</text:p>
          </table:table-cell>
          <table:table-cell office:value-type="float" office:value="0.1516325" calcext:value-type="float">
            <text:p>0.1516325</text:p>
          </table:table-cell>
          <table:table-cell office:value-type="float" office:value="-2.086109" calcext:value-type="float">
            <text:p>-2.086109</text:p>
          </table:table-cell>
          <table:table-cell office:value-type="float" office:value="-1.014957" calcext:value-type="float">
            <text:p>-1.014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87384" calcext:value-type="float">
            <text:p>0.004587384</text:p>
          </table:table-cell>
          <table:table-cell table:number-columns-repeated="23"/>
        </table:table-row>
        <table:table-row table:style-name="ro1">
          <table:table-cell office:value-type="float" office:value="2.656683" calcext:value-type="float">
            <text:p>2.656683</text:p>
          </table:table-cell>
          <table:table-cell office:value-type="float" office:value="15.00022" calcext:value-type="float">
            <text:p>15.00022</text:p>
          </table:table-cell>
          <table:table-cell office:value-type="float" office:value="0.1409107" calcext:value-type="float">
            <text:p>0.1409107</text:p>
          </table:table-cell>
          <table:table-cell office:value-type="float" office:value="-2.133617" calcext:value-type="float">
            <text:p>-2.133617</text:p>
          </table:table-cell>
          <table:table-cell office:value-type="float" office:value="-1.184787" calcext:value-type="float">
            <text:p>-1.184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83613" calcext:value-type="float">
            <text:p>0.004583613</text:p>
          </table:table-cell>
          <table:table-cell table:number-columns-repeated="23"/>
        </table:table-row>
        <table:table-row table:style-name="ro1">
          <table:table-cell office:value-type="float" office:value="1.479911" calcext:value-type="float">
            <text:p>1.479911</text:p>
          </table:table-cell>
          <table:table-cell office:value-type="float" office:value="15.01141" calcext:value-type="float">
            <text:p>15.01141</text:p>
          </table:table-cell>
          <table:table-cell office:value-type="float" office:value="0.1156745" calcext:value-type="float">
            <text:p>0.1156745</text:p>
          </table:table-cell>
          <table:table-cell office:value-type="float" office:value="-0.8843246" calcext:value-type="float">
            <text:p>-0.8843246</text:p>
          </table:table-cell>
          <table:table-cell office:value-type="float" office:value="0.5994688" calcext:value-type="float">
            <text:p>0.5994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57254" calcext:value-type="float">
            <text:p>0.004557254</text:p>
          </table:table-cell>
          <table:table-cell table:number-columns-repeated="23"/>
        </table:table-row>
        <table:table-row table:style-name="ro1">
          <table:table-cell office:value-type="float" office:value="2.216487" calcext:value-type="float">
            <text:p>2.216487</text:p>
          </table:table-cell>
          <table:table-cell office:value-type="float" office:value="15.00635" calcext:value-type="float">
            <text:p>15.00635</text:p>
          </table:table-cell>
          <table:table-cell office:value-type="float" office:value="0.1467487" calcext:value-type="float">
            <text:p>0.1467487</text:p>
          </table:table-cell>
          <table:table-cell office:value-type="float" office:value="-2.055005" calcext:value-type="float">
            <text:p>-2.055005</text:p>
          </table:table-cell>
          <table:table-cell office:value-type="float" office:value="-1.18914" calcext:value-type="float">
            <text:p>-1.18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56995" calcext:value-type="float">
            <text:p>0.004556995</text:p>
          </table:table-cell>
          <table:table-cell table:number-columns-repeated="23"/>
        </table:table-row>
        <table:table-row table:style-name="ro1">
          <table:table-cell office:value-type="float" office:value="6.781919" calcext:value-type="float">
            <text:p>6.781919</text:p>
          </table:table-cell>
          <table:table-cell office:value-type="float" office:value="15.02885" calcext:value-type="float">
            <text:p>15.02885</text:p>
          </table:table-cell>
          <table:table-cell office:value-type="float" office:value="0.07192378" calcext:value-type="float">
            <text:p>0.07192378</text:p>
          </table:table-cell>
          <table:table-cell office:value-type="float" office:value="-2.900863" calcext:value-type="float">
            <text:p>-2.900863</text:p>
          </table:table-cell>
          <table:table-cell office:value-type="float" office:value="-2.118507" calcext:value-type="float">
            <text:p>-2.118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42243" calcext:value-type="float">
            <text:p>0.004542243</text:p>
          </table:table-cell>
          <table:table-cell table:number-columns-repeated="23"/>
        </table:table-row>
        <table:table-row table:style-name="ro1">
          <table:table-cell office:value-type="float" office:value="0.5942852" calcext:value-type="float">
            <text:p>0.5942852</text:p>
          </table:table-cell>
          <table:table-cell office:value-type="float" office:value="15.3679" calcext:value-type="float">
            <text:p>15.3679</text:p>
          </table:table-cell>
          <table:table-cell office:value-type="float" office:value="-0.02228809" calcext:value-type="float">
            <text:p>-0.02228809</text:p>
          </table:table-cell>
          <table:table-cell office:value-type="float" office:value="-0.5050488" calcext:value-type="float">
            <text:p>-0.5050488</text:p>
          </table:table-cell>
          <table:table-cell office:value-type="float" office:value="0.385165" calcext:value-type="float">
            <text:p>0.385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13165" calcext:value-type="float">
            <text:p>0.004513165</text:p>
          </table:table-cell>
          <table:table-cell table:number-columns-repeated="23"/>
        </table:table-row>
        <table:table-row table:style-name="ro1">
          <table:table-cell office:value-type="float" office:value="5.646403" calcext:value-type="float">
            <text:p>5.646403</text:p>
          </table:table-cell>
          <table:table-cell office:value-type="float" office:value="15.01855" calcext:value-type="float">
            <text:p>15.01855</text:p>
          </table:table-cell>
          <table:table-cell office:value-type="float" office:value="0.07613882" calcext:value-type="float">
            <text:p>0.07613882</text:p>
          </table:table-cell>
          <table:table-cell office:value-type="float" office:value="-2.818968" calcext:value-type="float">
            <text:p>-2.818968</text:p>
          </table:table-cell>
          <table:table-cell office:value-type="float" office:value="-2.046046" calcext:value-type="float">
            <text:p>-2.046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71502" calcext:value-type="float">
            <text:p>0.004471502</text:p>
          </table:table-cell>
          <table:table-cell table:number-columns-repeated="23"/>
        </table:table-row>
        <table:table-row table:style-name="ro1">
          <table:table-cell office:value-type="float" office:value="7.714341" calcext:value-type="float">
            <text:p>7.714341</text:p>
          </table:table-cell>
          <table:table-cell office:value-type="float" office:value="15.02611" calcext:value-type="float">
            <text:p>15.02611</text:p>
          </table:table-cell>
          <table:table-cell office:value-type="float" office:value="0.05884035" calcext:value-type="float">
            <text:p>0.05884035</text:p>
          </table:table-cell>
          <table:table-cell office:value-type="float" office:value="-2.999532" calcext:value-type="float">
            <text:p>-2.999532</text:p>
          </table:table-cell>
          <table:table-cell office:value-type="float" office:value="-2.645357" calcext:value-type="float">
            <text:p>-2.645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63873" calcext:value-type="float">
            <text:p>0.004463873</text:p>
          </table:table-cell>
          <table:table-cell table:number-columns-repeated="23"/>
        </table:table-row>
        <table:table-row table:style-name="ro1">
          <table:table-cell office:value-type="float" office:value="1.354492" calcext:value-type="float">
            <text:p>1.354492</text:p>
          </table:table-cell>
          <table:table-cell office:value-type="float" office:value="15.02441" calcext:value-type="float">
            <text:p>15.02441</text:p>
          </table:table-cell>
          <table:table-cell office:value-type="float" office:value="0.09726624" calcext:value-type="float">
            <text:p>0.09726624</text:p>
          </table:table-cell>
          <table:table-cell office:value-type="float" office:value="-0.7958114" calcext:value-type="float">
            <text:p>-0.7958114</text:p>
          </table:table-cell>
          <table:table-cell office:value-type="float" office:value="0.6158451" calcext:value-type="float">
            <text:p>0.6158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47045" calcext:value-type="float">
            <text:p>0.004447045</text:p>
          </table:table-cell>
          <table:table-cell table:number-columns-repeated="23"/>
        </table:table-row>
        <table:table-row table:style-name="ro1">
          <table:table-cell office:value-type="float" office:value="7.919081" calcext:value-type="float">
            <text:p>7.919081</text:p>
          </table:table-cell>
          <table:table-cell office:value-type="float" office:value="15.01417" calcext:value-type="float">
            <text:p>15.01417</text:p>
          </table:table-cell>
          <table:table-cell office:value-type="float" office:value="0.0603243" calcext:value-type="float">
            <text:p>0.0603243</text:p>
          </table:table-cell>
          <table:table-cell office:value-type="float" office:value="-2.998968" calcext:value-type="float">
            <text:p>-2.998968</text:p>
          </table:table-cell>
          <table:table-cell office:value-type="float" office:value="-2.565777" calcext:value-type="float">
            <text:p>-2.565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12842" calcext:value-type="float">
            <text:p>0.004412842</text:p>
          </table:table-cell>
          <table:table-cell table:number-columns-repeated="23"/>
        </table:table-row>
        <table:table-row table:style-name="ro1">
          <table:table-cell office:value-type="float" office:value="6.949764" calcext:value-type="float">
            <text:p>6.949764</text:p>
          </table:table-cell>
          <table:table-cell office:value-type="float" office:value="15.02455" calcext:value-type="float">
            <text:p>15.02455</text:p>
          </table:table-cell>
          <table:table-cell office:value-type="float" office:value="0.07131867" calcext:value-type="float">
            <text:p>0.07131867</text:p>
          </table:table-cell>
          <table:table-cell office:value-type="float" office:value="-2.767665" calcext:value-type="float">
            <text:p>-2.767665</text:p>
          </table:table-cell>
          <table:table-cell office:value-type="float" office:value="-2.315411" calcext:value-type="float">
            <text:p>-2.315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99199" calcext:value-type="float">
            <text:p>0.004399199</text:p>
          </table:table-cell>
          <table:table-cell table:number-columns-repeated="23"/>
        </table:table-row>
        <table:table-row table:style-name="ro1">
          <table:table-cell office:value-type="float" office:value="0.2108669" calcext:value-type="float">
            <text:p>0.2108669</text:p>
          </table:table-cell>
          <table:table-cell office:value-type="float" office:value="15.88688" calcext:value-type="float">
            <text:p>15.88688</text:p>
          </table:table-cell>
          <table:table-cell office:value-type="float" office:value="-0.07893495" calcext:value-type="float">
            <text:p>-0.07893495</text:p>
          </table:table-cell>
          <table:table-cell office:value-type="float" office:value="-0.3268314" calcext:value-type="float">
            <text:p>-0.3268314</text:p>
          </table:table-cell>
          <table:table-cell office:value-type="float" office:value="0.1845796" calcext:value-type="float">
            <text:p>0.1845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87477" calcext:value-type="float">
            <text:p>0.004387477</text:p>
          </table:table-cell>
          <table:table-cell table:number-columns-repeated="23"/>
        </table:table-row>
        <table:table-row table:style-name="ro1">
          <table:table-cell office:value-type="float" office:value="1.255904" calcext:value-type="float">
            <text:p>1.255904</text:p>
          </table:table-cell>
          <table:table-cell office:value-type="float" office:value="15.04141" calcext:value-type="float">
            <text:p>15.04141</text:p>
          </table:table-cell>
          <table:table-cell office:value-type="float" office:value="0.08250814" calcext:value-type="float">
            <text:p>0.08250814</text:p>
          </table:table-cell>
          <table:table-cell office:value-type="float" office:value="-0.8356637" calcext:value-type="float">
            <text:p>-0.8356637</text:p>
          </table:table-cell>
          <table:table-cell office:value-type="float" office:value="0.4711051" calcext:value-type="float">
            <text:p>0.4711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74732" calcext:value-type="float">
            <text:p>0.004374732</text:p>
          </table:table-cell>
          <table:table-cell table:number-columns-repeated="23"/>
        </table:table-row>
        <table:table-row table:style-name="ro1">
          <table:table-cell office:value-type="float" office:value="1.11932" calcext:value-type="float">
            <text:p>1.11932</text:p>
          </table:table-cell>
          <table:table-cell office:value-type="float" office:value="15.07864" calcext:value-type="float">
            <text:p>15.07864</text:p>
          </table:table-cell>
          <table:table-cell office:value-type="float" office:value="0.06159829" calcext:value-type="float">
            <text:p>0.06159829</text:p>
          </table:table-cell>
          <table:table-cell office:value-type="float" office:value="-0.786124" calcext:value-type="float">
            <text:p>-0.786124</text:p>
          </table:table-cell>
          <table:table-cell office:value-type="float" office:value="0.4285453" calcext:value-type="float">
            <text:p>0.4285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72004" calcext:value-type="float">
            <text:p>0.004372004</text:p>
          </table:table-cell>
          <table:table-cell table:number-columns-repeated="23"/>
        </table:table-row>
        <table:table-row table:style-name="ro1">
          <table:table-cell office:value-type="float" office:value="1.462546" calcext:value-type="float">
            <text:p>1.462546</text:p>
          </table:table-cell>
          <table:table-cell office:value-type="float" office:value="15.01201" calcext:value-type="float">
            <text:p>15.01201</text:p>
          </table:table-cell>
          <table:table-cell office:value-type="float" office:value="0.1131468" calcext:value-type="float">
            <text:p>0.1131468</text:p>
          </table:table-cell>
          <table:table-cell office:value-type="float" office:value="-0.9455112" calcext:value-type="float">
            <text:p>-0.9455112</text:p>
          </table:table-cell>
          <table:table-cell office:value-type="float" office:value="0.4781476" calcext:value-type="float">
            <text:p>0.4781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66477" calcext:value-type="float">
            <text:p>0.004366477</text:p>
          </table:table-cell>
          <table:table-cell table:number-columns-repeated="23"/>
        </table:table-row>
        <table:table-row table:style-name="ro1">
          <table:table-cell office:value-type="float" office:value="1.039053" calcext:value-type="float">
            <text:p>1.039053</text:p>
          </table:table-cell>
          <table:table-cell office:value-type="float" office:value="15.10796" calcext:value-type="float">
            <text:p>15.10796</text:p>
          </table:table-cell>
          <table:table-cell office:value-type="float" office:value="0.0490647" calcext:value-type="float">
            <text:p>0.0490647</text:p>
          </table:table-cell>
          <table:table-cell office:value-type="float" office:value="-0.7610018" calcext:value-type="float">
            <text:p>-0.7610018</text:p>
          </table:table-cell>
          <table:table-cell office:value-type="float" office:value="0.3957955" calcext:value-type="float">
            <text:p>0.3957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52114" calcext:value-type="float">
            <text:p>0.004352114</text:p>
          </table:table-cell>
          <table:table-cell table:number-columns-repeated="23"/>
        </table:table-row>
        <table:table-row table:style-name="ro1">
          <table:table-cell office:value-type="float" office:value="0.193934" calcext:value-type="float">
            <text:p>0.193934</text:p>
          </table:table-cell>
          <table:table-cell office:value-type="float" office:value="15.92247" calcext:value-type="float">
            <text:p>15.92247</text:p>
          </table:table-cell>
          <table:table-cell office:value-type="float" office:value="-0.08103496" calcext:value-type="float">
            <text:p>-0.08103496</text:p>
          </table:table-cell>
          <table:table-cell office:value-type="float" office:value="-0.2928924" calcext:value-type="float">
            <text:p>-0.2928924</text:p>
          </table:table-cell>
          <table:table-cell office:value-type="float" office:value="0.2091522" calcext:value-type="float">
            <text:p>0.2091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40481" calcext:value-type="float">
            <text:p>0.004340481</text:p>
          </table:table-cell>
          <table:table-cell table:number-columns-repeated="23"/>
        </table:table-row>
        <table:table-row table:style-name="ro1">
          <table:table-cell office:value-type="float" office:value="0.01251543" calcext:value-type="float">
            <text:p>0.01251543</text:p>
          </table:table-cell>
          <table:table-cell office:value-type="float" office:value="16.71401" calcext:value-type="float">
            <text:p>16.71401</text:p>
          </table:table-cell>
          <table:table-cell office:value-type="float" office:value="-0.09913477" calcext:value-type="float">
            <text:p>-0.09913477</text:p>
          </table:table-cell>
          <table:table-cell office:value-type="float" office:value="-0.08045637" calcext:value-type="float">
            <text:p>-0.08045637</text:p>
          </table:table-cell>
          <table:table-cell office:value-type="float" office:value="0.04324875" calcext:value-type="float">
            <text:p>0.04324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16998" calcext:value-type="float">
            <text:p>0.004316998</text:p>
          </table:table-cell>
          <table:table-cell table:number-columns-repeated="23"/>
        </table:table-row>
        <table:table-row table:style-name="ro1">
          <table:table-cell office:value-type="float" office:value="4.766005" calcext:value-type="float">
            <text:p>4.766005</text:p>
          </table:table-cell>
          <table:table-cell office:value-type="float" office:value="15.00231" calcext:value-type="float">
            <text:p>15.00231</text:p>
          </table:table-cell>
          <table:table-cell office:value-type="float" office:value="0.09682731" calcext:value-type="float">
            <text:p>0.09682731</text:p>
          </table:table-cell>
          <table:table-cell office:value-type="float" office:value="-2.510222" calcext:value-type="float">
            <text:p>-2.510222</text:p>
          </table:table-cell>
          <table:table-cell office:value-type="float" office:value="-1.736639" calcext:value-type="float">
            <text:p>-1.736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02178" calcext:value-type="float">
            <text:p>0.004302178</text:p>
          </table:table-cell>
          <table:table-cell table:number-columns-repeated="23"/>
        </table:table-row>
        <table:table-row table:style-name="ro1">
          <table:table-cell office:value-type="float" office:value="0.2045729" calcext:value-type="float">
            <text:p>0.2045729</text:p>
          </table:table-cell>
          <table:table-cell office:value-type="float" office:value="15.90158" calcext:value-type="float">
            <text:p>15.90158</text:p>
          </table:table-cell>
          <table:table-cell office:value-type="float" office:value="-0.07972188" calcext:value-type="float">
            <text:p>-0.07972188</text:p>
          </table:table-cell>
          <table:table-cell office:value-type="float" office:value="-0.3239217" calcext:value-type="float">
            <text:p>-0.3239217</text:p>
          </table:table-cell>
          <table:table-cell office:value-type="float" office:value="0.1781574" calcext:value-type="float">
            <text:p>0.1781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64864" calcext:value-type="float">
            <text:p>0.004264864</text:p>
          </table:table-cell>
          <table:table-cell table:number-columns-repeated="23"/>
        </table:table-row>
        <table:table-row table:style-name="ro1">
          <table:table-cell office:value-type="float" office:value="1.962315" calcext:value-type="float">
            <text:p>1.962315</text:p>
          </table:table-cell>
          <table:table-cell office:value-type="float" office:value="15.00534" calcext:value-type="float">
            <text:p>15.00534</text:p>
          </table:table-cell>
          <table:table-cell office:value-type="float" office:value="0.150688" calcext:value-type="float">
            <text:p>0.150688</text:p>
          </table:table-cell>
          <table:table-cell office:value-type="float" office:value="-2.089416" calcext:value-type="float">
            <text:p>-2.089416</text:p>
          </table:table-cell>
          <table:table-cell office:value-type="float" office:value="-1.031959" calcext:value-type="float">
            <text:p>-1.031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64145" calcext:value-type="float">
            <text:p>0.004264145</text:p>
          </table:table-cell>
          <table:table-cell table:number-columns-repeated="23"/>
        </table:table-row>
        <table:table-row table:style-name="ro1">
          <table:table-cell office:value-type="float" office:value="1.425494" calcext:value-type="float">
            <text:p>1.425494</text:p>
          </table:table-cell>
          <table:table-cell office:value-type="float" office:value="15.00769" calcext:value-type="float">
            <text:p>15.00769</text:p>
          </table:table-cell>
          <table:table-cell office:value-type="float" office:value="0.1626221" calcext:value-type="float">
            <text:p>0.1626221</text:p>
          </table:table-cell>
          <table:table-cell office:value-type="float" office:value="-2.009192" calcext:value-type="float">
            <text:p>-2.009192</text:p>
          </table:table-cell>
          <table:table-cell office:value-type="float" office:value="-0.8938288" calcext:value-type="float">
            <text:p>-0.8938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40162" calcext:value-type="float">
            <text:p>0.004240162</text:p>
          </table:table-cell>
          <table:table-cell table:number-columns-repeated="23"/>
        </table:table-row>
        <table:table-row table:style-name="ro1">
          <table:table-cell office:value-type="float" office:value="1.555451" calcext:value-type="float">
            <text:p>1.555451</text:p>
          </table:table-cell>
          <table:table-cell office:value-type="float" office:value="15.00947" calcext:value-type="float">
            <text:p>15.00947</text:p>
          </table:table-cell>
          <table:table-cell office:value-type="float" office:value="0.1588857" calcext:value-type="float">
            <text:p>0.1588857</text:p>
          </table:table-cell>
          <table:table-cell office:value-type="float" office:value="-1.963237" calcext:value-type="float">
            <text:p>-1.963237</text:p>
          </table:table-cell>
          <table:table-cell office:value-type="float" office:value="-1.078816" calcext:value-type="float">
            <text:p>-1.078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37809" calcext:value-type="float">
            <text:p>0.004237809</text:p>
          </table:table-cell>
          <table:table-cell table:number-columns-repeated="23"/>
        </table:table-row>
        <table:table-row table:style-name="ro1">
          <table:table-cell office:value-type="float" office:value="5.347063" calcext:value-type="float">
            <text:p>5.347063</text:p>
          </table:table-cell>
          <table:table-cell office:value-type="float" office:value="15.00757" calcext:value-type="float">
            <text:p>15.00757</text:p>
          </table:table-cell>
          <table:table-cell office:value-type="float" office:value="0.07744124" calcext:value-type="float">
            <text:p>0.07744124</text:p>
          </table:table-cell>
          <table:table-cell office:value-type="float" office:value="-2.76935" calcext:value-type="float">
            <text:p>-2.76935</text:p>
          </table:table-cell>
          <table:table-cell office:value-type="float" office:value="-2.05973" calcext:value-type="float">
            <text:p>-2.05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31878" calcext:value-type="float">
            <text:p>0.004231878</text:p>
          </table:table-cell>
          <table:table-cell table:number-columns-repeated="23"/>
        </table:table-row>
        <table:table-row table:style-name="ro1">
          <table:table-cell office:value-type="float" office:value="0.5791702" calcext:value-type="float">
            <text:p>0.5791702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-0.02470301" calcext:value-type="float">
            <text:p>-0.02470301</text:p>
          </table:table-cell>
          <table:table-cell office:value-type="float" office:value="-0.5499595" calcext:value-type="float">
            <text:p>-0.5499595</text:p>
          </table:table-cell>
          <table:table-cell office:value-type="float" office:value="0.3005662" calcext:value-type="float">
            <text:p>0.30056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12083" calcext:value-type="float">
            <text:p>0.004212083</text:p>
          </table:table-cell>
          <table:table-cell table:number-columns-repeated="23"/>
        </table:table-row>
        <table:table-row table:style-name="ro1">
          <table:table-cell office:value-type="float" office:value="1.974797" calcext:value-type="float">
            <text:p>1.974797</text:p>
          </table:table-cell>
          <table:table-cell office:value-type="float" office:value="15.0022" calcext:value-type="float">
            <text:p>15.0022</text:p>
          </table:table-cell>
          <table:table-cell office:value-type="float" office:value="0.1504802" calcext:value-type="float">
            <text:p>0.1504802</text:p>
          </table:table-cell>
          <table:table-cell office:value-type="float" office:value="-2.042721" calcext:value-type="float">
            <text:p>-2.042721</text:p>
          </table:table-cell>
          <table:table-cell office:value-type="float" office:value="-1.126335" calcext:value-type="float">
            <text:p>-1.126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10942" calcext:value-type="float">
            <text:p>0.004210942</text:p>
          </table:table-cell>
          <table:table-cell table:number-columns-repeated="23"/>
        </table:table-row>
        <table:table-row table:style-name="ro1">
          <table:table-cell office:value-type="float" office:value="0.4519793" calcext:value-type="float">
            <text:p>0.4519793</text:p>
          </table:table-cell>
          <table:table-cell office:value-type="float" office:value="15.51206" calcext:value-type="float">
            <text:p>15.51206</text:p>
          </table:table-cell>
          <table:table-cell office:value-type="float" office:value="-0.04467736" calcext:value-type="float">
            <text:p>-0.04467736</text:p>
          </table:table-cell>
          <table:table-cell office:value-type="float" office:value="-0.4856934" calcext:value-type="float">
            <text:p>-0.4856934</text:p>
          </table:table-cell>
          <table:table-cell office:value-type="float" office:value="0.2618056" calcext:value-type="float">
            <text:p>0.2618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06024" calcext:value-type="float">
            <text:p>0.004206024</text:p>
          </table:table-cell>
          <table:table-cell table:number-columns-repeated="23"/>
        </table:table-row>
        <table:table-row table:style-name="ro1">
          <table:table-cell office:value-type="float" office:value="0.8188682" calcext:value-type="float">
            <text:p>0.8188682</text:p>
          </table:table-cell>
          <table:table-cell office:value-type="float" office:value="15.20773" calcext:value-type="float">
            <text:p>15.20773</text:p>
          </table:table-cell>
          <table:table-cell office:value-type="float" office:value="0.01393511" calcext:value-type="float">
            <text:p>0.01393511</text:p>
          </table:table-cell>
          <table:table-cell office:value-type="float" office:value="-0.6358719" calcext:value-type="float">
            <text:p>-0.6358719</text:p>
          </table:table-cell>
          <table:table-cell office:value-type="float" office:value="0.4017155" calcext:value-type="float">
            <text:p>0.4017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99295" calcext:value-type="float">
            <text:p>0.004199295</text:p>
          </table:table-cell>
          <table:table-cell table:number-columns-repeated="23"/>
        </table:table-row>
        <table:table-row table:style-name="ro1">
          <table:table-cell office:value-type="float" office:value="6.866784" calcext:value-type="float">
            <text:p>6.866784</text:p>
          </table:table-cell>
          <table:table-cell office:value-type="float" office:value="15.00664" calcext:value-type="float">
            <text:p>15.00664</text:p>
          </table:table-cell>
          <table:table-cell office:value-type="float" office:value="0.07161897" calcext:value-type="float">
            <text:p>0.07161897</text:p>
          </table:table-cell>
          <table:table-cell office:value-type="float" office:value="-2.844438" calcext:value-type="float">
            <text:p>-2.844438</text:p>
          </table:table-cell>
          <table:table-cell office:value-type="float" office:value="-2.207137" calcext:value-type="float">
            <text:p>-2.207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85312" calcext:value-type="float">
            <text:p>0.004185312</text:p>
          </table:table-cell>
          <table:table-cell table:number-columns-repeated="23"/>
        </table:table-row>
        <table:table-row table:style-name="ro1">
          <table:table-cell office:value-type="float" office:value="1.042483" calcext:value-type="float">
            <text:p>1.042483</text:p>
          </table:table-cell>
          <table:table-cell office:value-type="float" office:value="15.10787" calcext:value-type="float">
            <text:p>15.10787</text:p>
          </table:table-cell>
          <table:table-cell office:value-type="float" office:value="0.04960386" calcext:value-type="float">
            <text:p>0.04960386</text:p>
          </table:table-cell>
          <table:table-cell office:value-type="float" office:value="-0.6557655" calcext:value-type="float">
            <text:p>-0.6557655</text:p>
          </table:table-cell>
          <table:table-cell office:value-type="float" office:value="0.5554415" calcext:value-type="float">
            <text:p>0.5554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38938" calcext:value-type="float">
            <text:p>0.004138938</text:p>
          </table:table-cell>
          <table:table-cell table:number-columns-repeated="23"/>
        </table:table-row>
        <table:table-row table:style-name="ro1">
          <table:table-cell office:value-type="float" office:value="0.02051713" calcext:value-type="float">
            <text:p>0.02051713</text:p>
          </table:table-cell>
          <table:table-cell office:value-type="float" office:value="16.62754" calcext:value-type="float">
            <text:p>16.62754</text:p>
          </table:table-cell>
          <table:table-cell office:value-type="float" office:value="-0.09855003" calcext:value-type="float">
            <text:p>-0.09855003</text:p>
          </table:table-cell>
          <table:table-cell office:value-type="float" office:value="-0.1014386" calcext:value-type="float">
            <text:p>-0.1014386</text:p>
          </table:table-cell>
          <table:table-cell office:value-type="float" office:value="0.05821146" calcext:value-type="float">
            <text:p>0.05821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26166" calcext:value-type="float">
            <text:p>0.004126166</text:p>
          </table:table-cell>
          <table:table-cell table:number-columns-repeated="23"/>
        </table:table-row>
        <table:table-row table:style-name="ro1">
          <table:table-cell office:value-type="float" office:value="7.027004" calcext:value-type="float">
            <text:p>7.027004</text:p>
          </table:table-cell>
          <table:table-cell office:value-type="float" office:value="15.01852" calcext:value-type="float">
            <text:p>15.01852</text:p>
          </table:table-cell>
          <table:table-cell office:value-type="float" office:value="0.07103638" calcext:value-type="float">
            <text:p>0.07103638</text:p>
          </table:table-cell>
          <table:table-cell office:value-type="float" office:value="-2.784758" calcext:value-type="float">
            <text:p>-2.784758</text:p>
          </table:table-cell>
          <table:table-cell office:value-type="float" office:value="-2.306938" calcext:value-type="float">
            <text:p>-2.306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2229" calcext:value-type="float">
            <text:p>0.00412229</text:p>
          </table:table-cell>
          <table:table-cell table:number-columns-repeated="23"/>
        </table:table-row>
        <table:table-row table:style-name="ro1">
          <table:table-cell office:value-type="float" office:value="0.02073521" calcext:value-type="float">
            <text:p>0.02073521</text:p>
          </table:table-cell>
          <table:table-cell office:value-type="float" office:value="16.62574" calcext:value-type="float">
            <text:p>16.62574</text:p>
          </table:table-cell>
          <table:table-cell office:value-type="float" office:value="-0.09853375" calcext:value-type="float">
            <text:p>-0.09853375</text:p>
          </table:table-cell>
          <table:table-cell office:value-type="float" office:value="-0.1024602" calcext:value-type="float">
            <text:p>-0.1024602</text:p>
          </table:table-cell>
          <table:table-cell office:value-type="float" office:value="0.05766867" calcext:value-type="float">
            <text:p>0.05766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1211" calcext:value-type="float">
            <text:p>0.00411211</text:p>
          </table:table-cell>
          <table:table-cell table:number-columns-repeated="23"/>
        </table:table-row>
        <table:table-row table:style-name="ro1">
          <table:table-cell office:value-type="float" office:value="0.8154861" calcext:value-type="float">
            <text:p>0.8154861</text:p>
          </table:table-cell>
          <table:table-cell office:value-type="float" office:value="15.21307" calcext:value-type="float">
            <text:p>15.21307</text:p>
          </table:table-cell>
          <table:table-cell office:value-type="float" office:value="0.0133895" calcext:value-type="float">
            <text:p>0.0133895</text:p>
          </table:table-cell>
          <table:table-cell office:value-type="float" office:value="-0.5842745" calcext:value-type="float">
            <text:p>-0.5842745</text:p>
          </table:table-cell>
          <table:table-cell office:value-type="float" office:value="0.4709744" calcext:value-type="float">
            <text:p>0.470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07856" calcext:value-type="float">
            <text:p>0.004107856</text:p>
          </table:table-cell>
          <table:table-cell table:number-columns-repeated="23"/>
        </table:table-row>
        <table:table-row table:style-name="ro1">
          <table:table-cell office:value-type="float" office:value="1.394405" calcext:value-type="float">
            <text:p>1.394405</text:p>
          </table:table-cell>
          <table:table-cell office:value-type="float" office:value="15.02231" calcext:value-type="float">
            <text:p>15.02231</text:p>
          </table:table-cell>
          <table:table-cell office:value-type="float" office:value="0.1031652" calcext:value-type="float">
            <text:p>0.1031652</text:p>
          </table:table-cell>
          <table:table-cell office:value-type="float" office:value="-0.9525012" calcext:value-type="float">
            <text:p>-0.9525012</text:p>
          </table:table-cell>
          <table:table-cell office:value-type="float" office:value="0.380433" calcext:value-type="float">
            <text:p>0.380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00042" calcext:value-type="float">
            <text:p>0.004100042</text:p>
          </table:table-cell>
          <table:table-cell table:number-columns-repeated="23"/>
        </table:table-row>
        <table:table-row table:style-name="ro1">
          <table:table-cell office:value-type="float" office:value="0.001702328" calcext:value-type="float">
            <text:p>0.001702328</text:p>
          </table:table-cell>
          <table:table-cell office:value-type="float" office:value="16.92043" calcext:value-type="float">
            <text:p>16.92043</text:p>
          </table:table-cell>
          <table:table-cell office:value-type="float" office:value="-0.09988593" calcext:value-type="float">
            <text:p>-0.09988593</text:p>
          </table:table-cell>
          <table:table-cell office:value-type="float" office:value="-0.03249291" calcext:value-type="float">
            <text:p>-0.03249291</text:p>
          </table:table-cell>
          <table:table-cell office:value-type="float" office:value="0.00889358" calcext:value-type="float">
            <text:p>0.00889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9903" calcext:value-type="float">
            <text:p>0.00409903</text:p>
          </table:table-cell>
          <table:table-cell table:number-columns-repeated="23"/>
        </table:table-row>
        <table:table-row table:style-name="ro1">
          <table:table-cell office:value-type="float" office:value="1.332967" calcext:value-type="float">
            <text:p>1.332967</text:p>
          </table:table-cell>
          <table:table-cell office:value-type="float" office:value="15.02623" calcext:value-type="float">
            <text:p>15.02623</text:p>
          </table:table-cell>
          <table:table-cell office:value-type="float" office:value="0.09406726" calcext:value-type="float">
            <text:p>0.09406726</text:p>
          </table:table-cell>
          <table:table-cell office:value-type="float" office:value="-0.8356637" calcext:value-type="float">
            <text:p>-0.8356637</text:p>
          </table:table-cell>
          <table:table-cell office:value-type="float" office:value="0.5417733" calcext:value-type="float">
            <text:p>0.5417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88779" calcext:value-type="float">
            <text:p>0.004088779</text:p>
          </table:table-cell>
          <table:table-cell table:number-columns-repeated="23"/>
        </table:table-row>
        <table:table-row table:style-name="ro1">
          <table:table-cell office:value-type="float" office:value="7.071395" calcext:value-type="float">
            <text:p>7.071395</text:p>
          </table:table-cell>
          <table:table-cell office:value-type="float" office:value="15.06534" calcext:value-type="float">
            <text:p>15.06534</text:p>
          </table:table-cell>
          <table:table-cell office:value-type="float" office:value="0.07087264" calcext:value-type="float">
            <text:p>0.07087264</text:p>
          </table:table-cell>
          <table:table-cell office:value-type="float" office:value="-2.961758" calcext:value-type="float">
            <text:p>-2.961758</text:p>
          </table:table-cell>
          <table:table-cell office:value-type="float" office:value="-2.082633" calcext:value-type="float">
            <text:p>-2.082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85534" calcext:value-type="float">
            <text:p>0.004085534</text:p>
          </table:table-cell>
          <table:table-cell table:number-columns-repeated="23"/>
        </table:table-row>
        <table:table-row table:style-name="ro1">
          <table:table-cell office:value-type="float" office:value="8.062036" calcext:value-type="float">
            <text:p>8.062036</text:p>
          </table:table-cell>
          <table:table-cell office:value-type="float" office:value="15.01015" calcext:value-type="float">
            <text:p>15.01015</text:p>
          </table:table-cell>
          <table:table-cell office:value-type="float" office:value="0.06149006" calcext:value-type="float">
            <text:p>0.06149006</text:p>
          </table:table-cell>
          <table:table-cell office:value-type="float" office:value="-2.993125" calcext:value-type="float">
            <text:p>-2.993125</text:p>
          </table:table-cell>
          <table:table-cell office:value-type="float" office:value="-2.510762" calcext:value-type="float">
            <text:p>-2.510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84906" calcext:value-type="float">
            <text:p>0.004084906</text:p>
          </table:table-cell>
          <table:table-cell table:number-columns-repeated="23"/>
        </table:table-row>
        <table:table-row table:style-name="ro1">
          <table:table-cell office:value-type="float" office:value="2.191669" calcext:value-type="float">
            <text:p>2.191669</text:p>
          </table:table-cell>
          <table:table-cell office:value-type="float" office:value="15.00889" calcext:value-type="float">
            <text:p>15.00889</text:p>
          </table:table-cell>
          <table:table-cell office:value-type="float" office:value="0.1471098" calcext:value-type="float">
            <text:p>0.1471098</text:p>
          </table:table-cell>
          <table:table-cell office:value-type="float" office:value="-2.046193" calcext:value-type="float">
            <text:p>-2.046193</text:p>
          </table:table-cell>
          <table:table-cell office:value-type="float" office:value="-1.196243" calcext:value-type="float">
            <text:p>-1.196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79982" calcext:value-type="float">
            <text:p>0.004079982</text:p>
          </table:table-cell>
          <table:table-cell table:number-columns-repeated="23"/>
        </table:table-row>
        <table:table-row table:style-name="ro1">
          <table:table-cell office:value-type="float" office:value="0.9696823" calcext:value-type="float">
            <text:p>0.9696823</text:p>
          </table:table-cell>
          <table:table-cell office:value-type="float" office:value="15.13249" calcext:value-type="float">
            <text:p>15.13249</text:p>
          </table:table-cell>
          <table:table-cell office:value-type="float" office:value="0.03810067" calcext:value-type="float">
            <text:p>0.03810067</text:p>
          </table:table-cell>
          <table:table-cell office:value-type="float" office:value="-0.7011389" calcext:value-type="float">
            <text:p>-0.7011389</text:p>
          </table:table-cell>
          <table:table-cell office:value-type="float" office:value="0.4348568" calcext:value-type="float">
            <text:p>0.4348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7465" calcext:value-type="float">
            <text:p>0.00407465</text:p>
          </table:table-cell>
          <table:table-cell table:number-columns-repeated="23"/>
        </table:table-row>
        <table:table-row table:style-name="ro1">
          <table:table-cell office:value-type="float" office:value="0.03531566" calcext:value-type="float">
            <text:p>0.03531566</text:p>
          </table:table-cell>
          <table:table-cell office:value-type="float" office:value="16.5185" calcext:value-type="float">
            <text:p>16.5185</text:p>
          </table:table-cell>
          <table:table-cell office:value-type="float" office:value="-0.09740638" calcext:value-type="float">
            <text:p>-0.09740638</text:p>
          </table:table-cell>
          <table:table-cell office:value-type="float" office:value="-0.1421954" calcext:value-type="float">
            <text:p>-0.1421954</text:p>
          </table:table-cell>
          <table:table-cell office:value-type="float" office:value="0.05766867" calcext:value-type="float">
            <text:p>0.05766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72212" calcext:value-type="float">
            <text:p>0.004072212</text:p>
          </table:table-cell>
          <table:table-cell table:number-columns-repeated="23"/>
        </table:table-row>
        <table:table-row table:style-name="ro1">
          <table:table-cell office:value-type="float" office:value="1.426528" calcext:value-type="float">
            <text:p>1.426528</text:p>
          </table:table-cell>
          <table:table-cell office:value-type="float" office:value="15.01593" calcext:value-type="float">
            <text:p>15.0159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-0.9455112" calcext:value-type="float">
            <text:p>-0.9455112</text:p>
          </table:table-cell>
          <table:table-cell office:value-type="float" office:value="0.4367196" calcext:value-type="float">
            <text:p>0.4367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4768" calcext:value-type="float">
            <text:p>0.00404768</text:p>
          </table:table-cell>
          <table:table-cell table:number-columns-repeated="23"/>
        </table:table-row>
        <table:table-row table:style-name="ro1">
          <table:table-cell office:value-type="float" office:value="0.1330888" calcext:value-type="float">
            <text:p>0.1330888</text:p>
          </table:table-cell>
          <table:table-cell office:value-type="float" office:value="16.08555" calcext:value-type="float">
            <text:p>16.08555</text:p>
          </table:table-cell>
          <table:table-cell office:value-type="float" office:value="-0.0880885" calcext:value-type="float">
            <text:p>-0.0880885</text:p>
          </table:table-cell>
          <table:table-cell office:value-type="float" office:value="-0.2605502" calcext:value-type="float">
            <text:p>-0.2605502</text:p>
          </table:table-cell>
          <table:table-cell office:value-type="float" office:value="0.144628" calcext:value-type="float">
            <text:p>0.144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15037" calcext:value-type="float">
            <text:p>0.004015037</text:p>
          </table:table-cell>
          <table:table-cell table:number-columns-repeated="23"/>
        </table:table-row>
        <table:table-row table:style-name="ro1">
          <table:table-cell office:value-type="float" office:value="0.07998975" calcext:value-type="float">
            <text:p>0.07998975</text:p>
          </table:table-cell>
          <table:table-cell office:value-type="float" office:value="16.27268" calcext:value-type="float">
            <text:p>16.27268</text:p>
          </table:table-cell>
          <table:table-cell office:value-type="float" office:value="-0.09350182" calcext:value-type="float">
            <text:p>-0.09350182</text:p>
          </table:table-cell>
          <table:table-cell office:value-type="float" office:value="-0.1821208" calcext:value-type="float">
            <text:p>-0.1821208</text:p>
          </table:table-cell>
          <table:table-cell office:value-type="float" office:value="0.1420401" calcext:value-type="float">
            <text:p>0.1420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81843" calcext:value-type="float">
            <text:p>0.003981843</text:p>
          </table:table-cell>
          <table:table-cell table:number-columns-repeated="23"/>
        </table:table-row>
        <table:table-row table:style-name="ro1">
          <table:table-cell office:value-type="float" office:value="0.6963174" calcext:value-type="float">
            <text:p>0.6963174</text:p>
          </table:table-cell>
          <table:table-cell office:value-type="float" office:value="15.28598" calcext:value-type="float">
            <text:p>15.28598</text:p>
          </table:table-cell>
          <table:table-cell office:value-type="float" office:value="-0.005868531" calcext:value-type="float">
            <text:p>-0.005868531</text:p>
          </table:table-cell>
          <table:table-cell office:value-type="float" office:value="-0.5699396" calcext:value-type="float">
            <text:p>-0.5699396</text:p>
          </table:table-cell>
          <table:table-cell office:value-type="float" office:value="0.3888877" calcext:value-type="float">
            <text:p>0.3888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65411" calcext:value-type="float">
            <text:p>0.003965411</text:p>
          </table:table-cell>
          <table:table-cell table:number-columns-repeated="23"/>
        </table:table-row>
        <table:table-row table:style-name="ro1">
          <table:table-cell office:value-type="float" office:value="7.780266" calcext:value-type="float">
            <text:p>7.780266</text:p>
          </table:table-cell>
          <table:table-cell office:value-type="float" office:value="15.0212" calcext:value-type="float">
            <text:p>15.0212</text:p>
          </table:table-cell>
          <table:table-cell office:value-type="float" office:value="0.05932421" calcext:value-type="float">
            <text:p>0.05932421</text:p>
          </table:table-cell>
          <table:table-cell office:value-type="float" office:value="-2.999977" calcext:value-type="float">
            <text:p>-2.999977</text:p>
          </table:table-cell>
          <table:table-cell office:value-type="float" office:value="-2.618516" calcext:value-type="float">
            <text:p>-2.618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34706" calcext:value-type="float">
            <text:p>0.003934706</text:p>
          </table:table-cell>
          <table:table-cell table:number-columns-repeated="23"/>
        </table:table-row>
        <table:table-row table:style-name="ro1">
          <table:table-cell office:value-type="float" office:value="0.5944819" calcext:value-type="float">
            <text:p>0.5944819</text:p>
          </table:table-cell>
          <table:table-cell office:value-type="float" office:value="15.36608" calcext:value-type="float">
            <text:p>15.36608</text:p>
          </table:table-cell>
          <table:table-cell office:value-type="float" office:value="-0.02225661" calcext:value-type="float">
            <text:p>-0.02225661</text:p>
          </table:table-cell>
          <table:table-cell office:value-type="float" office:value="-0.5199541" calcext:value-type="float">
            <text:p>-0.5199541</text:p>
          </table:table-cell>
          <table:table-cell office:value-type="float" office:value="0.3649831" calcext:value-type="float">
            <text:p>0.3649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33874" calcext:value-type="float">
            <text:p>0.003933874</text:p>
          </table:table-cell>
          <table:table-cell table:number-columns-repeated="23"/>
        </table:table-row>
        <table:table-row table:style-name="ro1">
          <table:table-cell office:value-type="float" office:value="1.051226" calcext:value-type="float">
            <text:p>1.051226</text:p>
          </table:table-cell>
          <table:table-cell office:value-type="float" office:value="15.09987" calcext:value-type="float">
            <text:p>15.09987</text:p>
          </table:table-cell>
          <table:table-cell office:value-type="float" office:value="0.05097652" calcext:value-type="float">
            <text:p>0.05097652</text:p>
          </table:table-cell>
          <table:table-cell office:value-type="float" office:value="-0.7313954" calcext:value-type="float">
            <text:p>-0.7313954</text:p>
          </table:table-cell>
          <table:table-cell office:value-type="float" office:value="0.4589897" calcext:value-type="float">
            <text:p>0.4589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31754" calcext:value-type="float">
            <text:p>0.003931754</text:p>
          </table:table-cell>
          <table:table-cell table:number-columns-repeated="23"/>
        </table:table-row>
        <table:table-row table:style-name="ro1">
          <table:table-cell office:value-type="float" office:value="0.5461882" calcext:value-type="float">
            <text:p>0.5461882</text:p>
          </table:table-cell>
          <table:table-cell office:value-type="float" office:value="15.41247" calcext:value-type="float">
            <text:p>15.41247</text:p>
          </table:table-cell>
          <table:table-cell office:value-type="float" office:value="-0.02994847" calcext:value-type="float">
            <text:p>-0.02994847</text:p>
          </table:table-cell>
          <table:table-cell office:value-type="float" office:value="-0.53019" calcext:value-type="float">
            <text:p>-0.53019</text:p>
          </table:table-cell>
          <table:table-cell office:value-type="float" office:value="0.297658" calcext:value-type="float">
            <text:p>0.297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26313" calcext:value-type="float">
            <text:p>0.003926313</text:p>
          </table:table-cell>
          <table:table-cell table:number-columns-repeated="23"/>
        </table:table-row>
        <table:table-row table:style-name="ro1">
          <table:table-cell office:value-type="float" office:value="5.705051" calcext:value-type="float">
            <text:p>5.705051</text:p>
          </table:table-cell>
          <table:table-cell office:value-type="float" office:value="15.03792" calcext:value-type="float">
            <text:p>15.03792</text:p>
          </table:table-cell>
          <table:table-cell office:value-type="float" office:value="0.07589967" calcext:value-type="float">
            <text:p>0.07589967</text:p>
          </table:table-cell>
          <table:table-cell office:value-type="float" office:value="-2.853453" calcext:value-type="float">
            <text:p>-2.853453</text:p>
          </table:table-cell>
          <table:table-cell office:value-type="float" office:value="-2.008011" calcext:value-type="float">
            <text:p>-2.008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7951" calcext:value-type="float">
            <text:p>0.00387951</text:p>
          </table:table-cell>
          <table:table-cell table:number-columns-repeated="23"/>
        </table:table-row>
        <table:table-row table:style-name="ro1">
          <table:table-cell office:value-type="float" office:value="1.474995" calcext:value-type="float">
            <text:p>1.474995</text:p>
          </table:table-cell>
          <table:table-cell office:value-type="float" office:value="15.01174" calcext:value-type="float">
            <text:p>15.01174</text:p>
          </table:table-cell>
          <table:table-cell office:value-type="float" office:value="0.1149596" calcext:value-type="float">
            <text:p>0.1149596</text:p>
          </table:table-cell>
          <table:table-cell office:value-type="float" office:value="-0.9735226" calcext:value-type="float">
            <text:p>-0.9735226</text:p>
          </table:table-cell>
          <table:table-cell office:value-type="float" office:value="0.4339315" calcext:value-type="float">
            <text:p>0.4339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73298" calcext:value-type="float">
            <text:p>0.003873298</text:p>
          </table:table-cell>
          <table:table-cell table:number-columns-repeated="23"/>
        </table:table-row>
        <table:table-row table:style-name="ro1">
          <table:table-cell office:value-type="float" office:value="6.047703" calcext:value-type="float">
            <text:p>6.047703</text:p>
          </table:table-cell>
          <table:table-cell office:value-type="float" office:value="15.00871" calcext:value-type="float">
            <text:p>15.00871</text:p>
          </table:table-cell>
          <table:table-cell office:value-type="float" office:value="0.07457257" calcext:value-type="float">
            <text:p>0.07457257</text:p>
          </table:table-cell>
          <table:table-cell office:value-type="float" office:value="-2.756827" calcext:value-type="float">
            <text:p>-2.756827</text:p>
          </table:table-cell>
          <table:table-cell office:value-type="float" office:value="-2.19291" calcext:value-type="float">
            <text:p>-2.19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6468" calcext:value-type="float">
            <text:p>0.00386468</text:p>
          </table:table-cell>
          <table:table-cell table:number-columns-repeated="23"/>
        </table:table-row>
        <table:table-row table:style-name="ro1">
          <table:table-cell office:value-type="float" office:value="0.5547243" calcext:value-type="float">
            <text:p>0.5547243</text:p>
          </table:table-cell>
          <table:table-cell office:value-type="float" office:value="15.4025" calcext:value-type="float">
            <text:p>15.4025</text:p>
          </table:table-cell>
          <table:table-cell office:value-type="float" office:value="-0.02859438" calcext:value-type="float">
            <text:p>-0.02859438</text:p>
          </table:table-cell>
          <table:table-cell office:value-type="float" office:value="-0.4927284" calcext:value-type="float">
            <text:p>-0.4927284</text:p>
          </table:table-cell>
          <table:table-cell office:value-type="float" office:value="0.3645327" calcext:value-type="float">
            <text:p>0.3645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63646" calcext:value-type="float">
            <text:p>0.003863646</text:p>
          </table:table-cell>
          <table:table-cell table:number-columns-repeated="23"/>
        </table:table-row>
        <table:table-row table:style-name="ro1">
          <table:table-cell office:value-type="float" office:value="6.210313" calcext:value-type="float">
            <text:p>6.210313</text:p>
          </table:table-cell>
          <table:table-cell office:value-type="float" office:value="15.00569" calcext:value-type="float">
            <text:p>15.00569</text:p>
          </table:table-cell>
          <table:table-cell office:value-type="float" office:value="0.07397264" calcext:value-type="float">
            <text:p>0.07397264</text:p>
          </table:table-cell>
          <table:table-cell office:value-type="float" office:value="-2.802329" calcext:value-type="float">
            <text:p>-2.802329</text:p>
          </table:table-cell>
          <table:table-cell office:value-type="float" office:value="-2.159799" calcext:value-type="float">
            <text:p>-2.159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51312" calcext:value-type="float">
            <text:p>0.003851312</text:p>
          </table:table-cell>
          <table:table-cell table:number-columns-repeated="23"/>
        </table:table-row>
        <table:table-row table:style-name="ro1">
          <table:table-cell office:value-type="float" office:value="0.1782122" calcext:value-type="float">
            <text:p>0.1782122</text:p>
          </table:table-cell>
          <table:table-cell office:value-type="float" office:value="15.96401" calcext:value-type="float">
            <text:p>15.96401</text:p>
          </table:table-cell>
          <table:table-cell office:value-type="float" office:value="-0.08293438" calcext:value-type="float">
            <text:p>-0.08293438</text:p>
          </table:table-cell>
          <table:table-cell office:value-type="float" office:value="-0.2656806" calcext:value-type="float">
            <text:p>-0.2656806</text:p>
          </table:table-cell>
          <table:table-cell office:value-type="float" office:value="0.2200205" calcext:value-type="float">
            <text:p>0.2200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8649" calcext:value-type="float">
            <text:p>0.003818649</text:p>
          </table:table-cell>
          <table:table-cell table:number-columns-repeated="23"/>
        </table:table-row>
        <table:table-row table:style-name="ro1">
          <table:table-cell office:value-type="float" office:value="4.933791" calcext:value-type="float">
            <text:p>4.933791</text:p>
          </table:table-cell>
          <table:table-cell office:value-type="float" office:value="15.02673" calcext:value-type="float">
            <text:p>15.02673</text:p>
          </table:table-cell>
          <table:table-cell office:value-type="float" office:value="0.07961537" calcext:value-type="float">
            <text:p>0.07961537</text:p>
          </table:table-cell>
          <table:table-cell office:value-type="float" office:value="-2.784758" calcext:value-type="float">
            <text:p>-2.784758</text:p>
          </table:table-cell>
          <table:table-cell office:value-type="float" office:value="-1.950348" calcext:value-type="float">
            <text:p>-1.950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3452" calcext:value-type="float">
            <text:p>0.003813452</text:p>
          </table:table-cell>
          <table:table-cell table:number-columns-repeated="23"/>
        </table:table-row>
        <table:table-row table:style-name="ro1">
          <table:table-cell office:value-type="float" office:value="6.75678" calcext:value-type="float">
            <text:p>6.75678</text:p>
          </table:table-cell>
          <table:table-cell office:value-type="float" office:value="15.00834" calcext:value-type="float">
            <text:p>15.00834</text:p>
          </table:table-cell>
          <table:table-cell office:value-type="float" office:value="0.07201375" calcext:value-type="float">
            <text:p>0.07201375</text:p>
          </table:table-cell>
          <table:table-cell office:value-type="float" office:value="-2.800518" calcext:value-type="float">
            <text:p>-2.800518</text:p>
          </table:table-cell>
          <table:table-cell office:value-type="float" office:value="-2.245618" calcext:value-type="float">
            <text:p>-2.245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08914" calcext:value-type="float">
            <text:p>0.003808914</text:p>
          </table:table-cell>
          <table:table-cell table:number-columns-repeated="23"/>
        </table:table-row>
        <table:table-row table:style-name="ro1">
          <table:table-cell office:value-type="float" office:value="7.692537" calcext:value-type="float">
            <text:p>7.692537</text:p>
          </table:table-cell>
          <table:table-cell office:value-type="float" office:value="15.02876" calcext:value-type="float">
            <text:p>15.02876</text:p>
          </table:table-cell>
          <table:table-cell office:value-type="float" office:value="0.05867376" calcext:value-type="float">
            <text:p>0.05867376</text:p>
          </table:table-cell>
          <table:table-cell office:value-type="float" office:value="-2.997921" calcext:value-type="float">
            <text:p>-2.997921</text:p>
          </table:table-cell>
          <table:table-cell office:value-type="float" office:value="-2.656281" calcext:value-type="float">
            <text:p>-2.656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87141" calcext:value-type="float">
            <text:p>0.003787141</text:p>
          </table:table-cell>
          <table:table-cell table:number-columns-repeated="23"/>
        </table:table-row>
        <table:table-row table:style-name="ro1">
          <table:table-cell office:value-type="float" office:value="0.3664047" calcext:value-type="float">
            <text:p>0.3664047</text:p>
          </table:table-cell>
          <table:table-cell office:value-type="float" office:value="15.61703" calcext:value-type="float">
            <text:p>15.61703</text:p>
          </table:table-cell>
          <table:table-cell office:value-type="float" office:value="-0.0575641" calcext:value-type="float">
            <text:p>-0.0575641</text:p>
          </table:table-cell>
          <table:table-cell office:value-type="float" office:value="-0.427518" calcext:value-type="float">
            <text:p>-0.427518</text:p>
          </table:table-cell>
          <table:table-cell office:value-type="float" office:value="0.2512878" calcext:value-type="float">
            <text:p>0.2512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57206" calcext:value-type="float">
            <text:p>0.003757206</text:p>
          </table:table-cell>
          <table:table-cell table:number-columns-repeated="23"/>
        </table:table-row>
        <table:table-row table:style-name="ro1">
          <table:table-cell office:value-type="float" office:value="6.251321" calcext:value-type="float">
            <text:p>6.251321</text:p>
          </table:table-cell>
          <table:table-cell office:value-type="float" office:value="15.0174" calcext:value-type="float">
            <text:p>15.0174</text:p>
          </table:table-cell>
          <table:table-cell office:value-type="float" office:value="0.07382337" calcext:value-type="float">
            <text:p>0.07382337</text:p>
          </table:table-cell>
          <table:table-cell office:value-type="float" office:value="-2.850529" calcext:value-type="float">
            <text:p>-2.850529</text:p>
          </table:table-cell>
          <table:table-cell office:value-type="float" office:value="-2.102287" calcext:value-type="float">
            <text:p>-2.102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32705" calcext:value-type="float">
            <text:p>0.003732705</text:p>
          </table:table-cell>
          <table:table-cell table:number-columns-repeated="23"/>
        </table:table-row>
        <table:table-row table:style-name="ro1">
          <table:table-cell office:value-type="float" office:value="0.2617135" calcext:value-type="float">
            <text:p>0.2617135</text:p>
          </table:table-cell>
          <table:table-cell office:value-type="float" office:value="15.78291" calcext:value-type="float">
            <text:p>15.78291</text:p>
          </table:table-cell>
          <table:table-cell office:value-type="float" office:value="-0.07232476" calcext:value-type="float">
            <text:p>-0.07232476</text:p>
          </table:table-cell>
          <table:table-cell office:value-type="float" office:value="-0.3547745" calcext:value-type="float">
            <text:p>-0.3547745</text:p>
          </table:table-cell>
          <table:table-cell office:value-type="float" office:value="0.2218244" calcext:value-type="float">
            <text:p>0.2218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28546" calcext:value-type="float">
            <text:p>0.003728546</text:p>
          </table:table-cell>
          <table:table-cell table:number-columns-repeated="23"/>
        </table:table-row>
        <table:table-row table:style-name="ro1">
          <table:table-cell office:value-type="float" office:value="0.1819361" calcext:value-type="float">
            <text:p>0.1819361</text:p>
          </table:table-cell>
          <table:table-cell office:value-type="float" office:value="15.96213" calcext:value-type="float">
            <text:p>15.96213</text:p>
          </table:table-cell>
          <table:table-cell office:value-type="float" office:value="-0.08248903" calcext:value-type="float">
            <text:p>-0.08248903</text:p>
          </table:table-cell>
          <table:table-cell office:value-type="float" office:value="-0.3167833" calcext:value-type="float">
            <text:p>-0.3167833</text:p>
          </table:table-cell>
          <table:table-cell office:value-type="float" office:value="0.1453899" calcext:value-type="float">
            <text:p>0.1453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17122" calcext:value-type="float">
            <text:p>0.003717122</text:p>
          </table:table-cell>
          <table:table-cell table:number-columns-repeated="23"/>
        </table:table-row>
        <table:table-row table:style-name="ro1">
          <table:table-cell office:value-type="float" office:value="6.646842" calcext:value-type="float">
            <text:p>6.646842</text:p>
          </table:table-cell>
          <table:table-cell office:value-type="float" office:value="15.00831" calcext:value-type="float">
            <text:p>15.00831</text:p>
          </table:table-cell>
          <table:table-cell office:value-type="float" office:value="0.07240609" calcext:value-type="float">
            <text:p>0.07240609</text:p>
          </table:table-cell>
          <table:table-cell office:value-type="float" office:value="-2.843902" calcext:value-type="float">
            <text:p>-2.843902</text:p>
          </table:table-cell>
          <table:table-cell office:value-type="float" office:value="-2.173164" calcext:value-type="float">
            <text:p>-2.173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15668" calcext:value-type="float">
            <text:p>0.003715668</text:p>
          </table:table-cell>
          <table:table-cell table:number-columns-repeated="23"/>
        </table:table-row>
        <table:table-row table:style-name="ro1">
          <table:table-cell office:value-type="float" office:value="0.3591328" calcext:value-type="float">
            <text:p>0.3591328</text:p>
          </table:table-cell>
          <table:table-cell office:value-type="float" office:value="15.62592" calcext:value-type="float">
            <text:p>15.62592</text:p>
          </table:table-cell>
          <table:table-cell office:value-type="float" office:value="-0.05863001" calcext:value-type="float">
            <text:p>-0.05863001</text:p>
          </table:table-cell>
          <table:table-cell office:value-type="float" office:value="-0.4159736" calcext:value-type="float">
            <text:p>-0.4159736</text:p>
          </table:table-cell>
          <table:table-cell office:value-type="float" office:value="0.2606493" calcext:value-type="float">
            <text:p>0.2606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07485" calcext:value-type="float">
            <text:p>0.003707485</text:p>
          </table:table-cell>
          <table:table-cell table:number-columns-repeated="23"/>
        </table:table-row>
        <table:table-row table:style-name="ro1">
          <table:table-cell office:value-type="float" office:value="4.355453" calcext:value-type="float">
            <text:p>4.355453</text:p>
          </table:table-cell>
          <table:table-cell office:value-type="float" office:value="15.00204" calcext:value-type="float">
            <text:p>15.00204</text:p>
          </table:table-cell>
          <table:table-cell office:value-type="float" office:value="0.1216103" calcext:value-type="float">
            <text:p>0.1216103</text:p>
          </table:table-cell>
          <table:table-cell office:value-type="float" office:value="-2.293369" calcext:value-type="float">
            <text:p>-2.293369</text:p>
          </table:table-cell>
          <table:table-cell office:value-type="float" office:value="-1.380722" calcext:value-type="float">
            <text:p>-1.380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89998" calcext:value-type="float">
            <text:p>0.003689998</text:p>
          </table:table-cell>
          <table:table-cell table:number-columns-repeated="23"/>
        </table:table-row>
        <table:table-row table:style-name="ro1">
          <table:table-cell office:value-type="float" office:value="0.367791" calcext:value-type="float">
            <text:p>0.367791</text:p>
          </table:table-cell>
          <table:table-cell office:value-type="float" office:value="15.61348" calcext:value-type="float">
            <text:p>15.61348</text:p>
          </table:table-cell>
          <table:table-cell office:value-type="float" office:value="-0.05736031" calcext:value-type="float">
            <text:p>-0.05736031</text:p>
          </table:table-cell>
          <table:table-cell office:value-type="float" office:value="-0.407325" calcext:value-type="float">
            <text:p>-0.407325</text:p>
          </table:table-cell>
          <table:table-cell office:value-type="float" office:value="0.2845116" calcext:value-type="float">
            <text:p>0.2845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81232" calcext:value-type="float">
            <text:p>0.003681232</text:p>
          </table:table-cell>
          <table:table-cell table:number-columns-repeated="23"/>
        </table:table-row>
        <table:table-row table:style-name="ro1">
          <table:table-cell office:value-type="float" office:value="2.276179" calcext:value-type="float">
            <text:p>2.276179</text:p>
          </table:table-cell>
          <table:table-cell office:value-type="float" office:value="15.00142" calcext:value-type="float">
            <text:p>15.00142</text:p>
          </table:table-cell>
          <table:table-cell office:value-type="float" office:value="0.1458971" calcext:value-type="float">
            <text:p>0.1458971</text:p>
          </table:table-cell>
          <table:table-cell office:value-type="float" office:value="-2.079044" calcext:value-type="float">
            <text:p>-2.079044</text:p>
          </table:table-cell>
          <table:table-cell office:value-type="float" office:value="-1.166267" calcext:value-type="float">
            <text:p>-1.166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66685" calcext:value-type="float">
            <text:p>0.003666685</text:p>
          </table:table-cell>
          <table:table-cell table:number-columns-repeated="23"/>
        </table:table-row>
        <table:table-row table:style-name="ro1">
          <table:table-cell office:value-type="float" office:value="7.486315" calcext:value-type="float">
            <text:p>7.486315</text:p>
          </table:table-cell>
          <table:table-cell office:value-type="float" office:value="15.04691" calcext:value-type="float">
            <text:p>15.04691</text:p>
          </table:table-cell>
          <table:table-cell office:value-type="float" office:value="0.06925194" calcext:value-type="float">
            <text:p>0.06925194</text:p>
          </table:table-cell>
          <table:table-cell office:value-type="float" office:value="-2.767665" calcext:value-type="float">
            <text:p>-2.767665</text:p>
          </table:table-cell>
          <table:table-cell office:value-type="float" office:value="-2.404106" calcext:value-type="float">
            <text:p>-2.404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63685" calcext:value-type="float">
            <text:p>0.003663685</text:p>
          </table:table-cell>
          <table:table-cell table:number-columns-repeated="23"/>
        </table:table-row>
        <table:table-row table:style-name="ro1">
          <table:table-cell office:value-type="float" office:value="0.7914254" calcext:value-type="float">
            <text:p>0.7914254</text:p>
          </table:table-cell>
          <table:table-cell office:value-type="float" office:value="15.22648" calcext:value-type="float">
            <text:p>15.22648</text:p>
          </table:table-cell>
          <table:table-cell office:value-type="float" office:value="0.00950517" calcext:value-type="float">
            <text:p>0.00950517</text:p>
          </table:table-cell>
          <table:table-cell office:value-type="float" office:value="-0.6455947" calcext:value-type="float">
            <text:p>-0.6455947</text:p>
          </table:table-cell>
          <table:table-cell office:value-type="float" office:value="0.3585831" calcext:value-type="float">
            <text:p>0.3585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48244" calcext:value-type="float">
            <text:p>0.003648244</text:p>
          </table:table-cell>
          <table:table-cell table:number-columns-repeated="23"/>
        </table:table-row>
        <table:table-row table:style-name="ro1">
          <table:table-cell office:value-type="float" office:value="0.0697659" calcext:value-type="float">
            <text:p>0.0697659</text:p>
          </table:table-cell>
          <table:table-cell office:value-type="float" office:value="16.31622" calcext:value-type="float">
            <text:p>16.31622</text:p>
          </table:table-cell>
          <table:table-cell office:value-type="float" office:value="-0.09445186" calcext:value-type="float">
            <text:p>-0.09445186</text:p>
          </table:table-cell>
          <table:table-cell office:value-type="float" office:value="-0.1811049" calcext:value-type="float">
            <text:p>-0.1811049</text:p>
          </table:table-cell>
          <table:table-cell office:value-type="float" office:value="0.1171444" calcext:value-type="float">
            <text:p>0.1171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34568" calcext:value-type="float">
            <text:p>0.003634568</text:p>
          </table:table-cell>
          <table:table-cell table:number-columns-repeated="23"/>
        </table:table-row>
        <table:table-row table:style-name="ro1">
          <table:table-cell office:value-type="float" office:value="0.5532848" calcext:value-type="float">
            <text:p>0.5532848</text:p>
          </table:table-cell>
          <table:table-cell office:value-type="float" office:value="15.4077" calcext:value-type="float">
            <text:p>15.4077</text:p>
          </table:table-cell>
          <table:table-cell office:value-type="float" office:value="-0.02882291" calcext:value-type="float">
            <text:p>-0.02882291</text:p>
          </table:table-cell>
          <table:table-cell office:value-type="float" office:value="-0.4722805" calcext:value-type="float">
            <text:p>-0.4722805</text:p>
          </table:table-cell>
          <table:table-cell office:value-type="float" office:value="0.3893715" calcext:value-type="float">
            <text:p>0.3893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23699" calcext:value-type="float">
            <text:p>0.003623699</text:p>
          </table:table-cell>
          <table:table-cell table:number-columns-repeated="23"/>
        </table:table-row>
        <table:table-row table:style-name="ro1">
          <table:table-cell office:value-type="float" office:value="0.2074337" calcext:value-type="float">
            <text:p>0.2074337</text:p>
          </table:table-cell>
          <table:table-cell office:value-type="float" office:value="15.89563" calcext:value-type="float">
            <text:p>15.89563</text:p>
          </table:table-cell>
          <table:table-cell office:value-type="float" office:value="-0.07936512" calcext:value-type="float">
            <text:p>-0.07936512</text:p>
          </table:table-cell>
          <table:table-cell office:value-type="float" office:value="-0.2881071" calcext:value-type="float">
            <text:p>-0.2881071</text:p>
          </table:table-cell>
          <table:table-cell office:value-type="float" office:value="0.2357517" calcext:value-type="float">
            <text:p>0.2357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16392" calcext:value-type="float">
            <text:p>0.003616392</text:p>
          </table:table-cell>
          <table:table-cell table:number-columns-repeated="23"/>
        </table:table-row>
        <table:table-row table:style-name="ro1">
          <table:table-cell office:value-type="float" office:value="6.963749" calcext:value-type="float">
            <text:p>6.963749</text:p>
          </table:table-cell>
          <table:table-cell office:value-type="float" office:value="15.01694" calcext:value-type="float">
            <text:p>15.01694</text:p>
          </table:table-cell>
          <table:table-cell office:value-type="float" office:value="0.07126777" calcext:value-type="float">
            <text:p>0.07126777</text:p>
          </table:table-cell>
          <table:table-cell office:value-type="float" office:value="-2.888621" calcext:value-type="float">
            <text:p>-2.888621</text:p>
          </table:table-cell>
          <table:table-cell office:value-type="float" office:value="-2.164944" calcext:value-type="float">
            <text:p>-2.164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14285" calcext:value-type="float">
            <text:p>0.003614285</text:p>
          </table:table-cell>
          <table:table-cell table:number-columns-repeated="23"/>
        </table:table-row>
        <table:table-row table:style-name="ro1">
          <table:table-cell office:value-type="float" office:value="0.6287967" calcext:value-type="float">
            <text:p>0.6287967</text:p>
          </table:table-cell>
          <table:table-cell office:value-type="float" office:value="15.33912" calcext:value-type="float">
            <text:p>15.33912</text:p>
          </table:table-cell>
          <table:table-cell office:value-type="float" office:value="-0.01675349" calcext:value-type="float">
            <text:p>-0.01675349</text:p>
          </table:table-cell>
          <table:table-cell office:value-type="float" office:value="-0.5199897" calcext:value-type="float">
            <text:p>-0.5199897</text:p>
          </table:table-cell>
          <table:table-cell office:value-type="float" office:value="0.3967739" calcext:value-type="float">
            <text:p>0.3967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0583" calcext:value-type="float">
            <text:p>0.00360583</text:p>
          </table:table-cell>
          <table:table-cell table:number-columns-repeated="23"/>
        </table:table-row>
        <table:table-row table:style-name="ro1">
          <table:table-cell office:value-type="float" office:value="5.904181" calcext:value-type="float">
            <text:p>5.904181</text:p>
          </table:table-cell>
          <table:table-cell office:value-type="float" office:value="15.00768" calcext:value-type="float">
            <text:p>15.00768</text:p>
          </table:table-cell>
          <table:table-cell office:value-type="float" office:value="0.07511595" calcext:value-type="float">
            <text:p>0.07511595</text:p>
          </table:table-cell>
          <table:table-cell office:value-type="float" office:value="-2.752963" calcext:value-type="float">
            <text:p>-2.752963</text:p>
          </table:table-cell>
          <table:table-cell office:value-type="float" office:value="-2.175562" calcext:value-type="float">
            <text:p>-2.175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31233" calcext:value-type="float">
            <text:p>0.003531233</text:p>
          </table:table-cell>
          <table:table-cell table:number-columns-repeated="23"/>
        </table:table-row>
        <table:table-row table:style-name="ro1">
          <table:table-cell office:value-type="float" office:value="0.004142549" calcext:value-type="float">
            <text:p>0.004142549</text:p>
          </table:table-cell>
          <table:table-cell office:value-type="float" office:value="16.85239" calcext:value-type="float">
            <text:p>16.85239</text:p>
          </table:table-cell>
          <table:table-cell office:value-type="float" office:value="-0.09972041" calcext:value-type="float">
            <text:p>-0.09972041</text:p>
          </table:table-cell>
          <table:table-cell office:value-type="float" office:value="-0.03513997" calcext:value-type="float">
            <text:p>-0.03513997</text:p>
          </table:table-cell>
          <table:table-cell office:value-type="float" office:value="0.03907537" calcext:value-type="float">
            <text:p>0.03907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29298" calcext:value-type="float">
            <text:p>0.003529298</text:p>
          </table:table-cell>
          <table:table-cell table:number-columns-repeated="23"/>
        </table:table-row>
        <table:table-row table:style-name="ro1">
          <table:table-cell office:value-type="float" office:value="0.2286488" calcext:value-type="float">
            <text:p>0.2286488</text:p>
          </table:table-cell>
          <table:table-cell office:value-type="float" office:value="15.84719" calcext:value-type="float">
            <text:p>15.84719</text:p>
          </table:table-cell>
          <table:table-cell office:value-type="float" office:value="-0.07667284" calcext:value-type="float">
            <text:p>-0.07667284</text:p>
          </table:table-cell>
          <table:table-cell office:value-type="float" office:value="-0.3321489" calcext:value-type="float">
            <text:p>-0.3321489</text:p>
          </table:table-cell>
          <table:table-cell office:value-type="float" office:value="0.2061693" calcext:value-type="float">
            <text:p>0.2061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24485" calcext:value-type="float">
            <text:p>0.003524485</text:p>
          </table:table-cell>
          <table:table-cell table:number-columns-repeated="23"/>
        </table:table-row>
        <table:table-row table:style-name="ro1">
          <table:table-cell office:value-type="float" office:value="0.7312101" calcext:value-type="float">
            <text:p>0.7312101</text:p>
          </table:table-cell>
          <table:table-cell office:value-type="float" office:value="15.26201" calcext:value-type="float">
            <text:p>15.26201</text:p>
          </table:table-cell>
          <table:table-cell office:value-type="float" office:value="-0.0002285061" calcext:value-type="float">
            <text:p>-0.0002285061</text:p>
          </table:table-cell>
          <table:table-cell office:value-type="float" office:value="-0.5806642" calcext:value-type="float">
            <text:p>-0.5806642</text:p>
          </table:table-cell>
          <table:table-cell office:value-type="float" office:value="0.4051233" calcext:value-type="float">
            <text:p>0.4051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81823" calcext:value-type="float">
            <text:p>0.003481823</text:p>
          </table:table-cell>
          <table:table-cell table:number-columns-repeated="23"/>
        </table:table-row>
        <table:table-row table:style-name="ro1">
          <table:table-cell office:value-type="float" office:value="1.480627" calcext:value-type="float">
            <text:p>1.480627</text:p>
          </table:table-cell>
          <table:table-cell office:value-type="float" office:value="15.00297" calcext:value-type="float">
            <text:p>15.00297</text:p>
          </table:table-cell>
          <table:table-cell office:value-type="float" office:value="0.1609145" calcext:value-type="float">
            <text:p>0.1609145</text:p>
          </table:table-cell>
          <table:table-cell office:value-type="float" office:value="-2.009192" calcext:value-type="float">
            <text:p>-2.009192</text:p>
          </table:table-cell>
          <table:table-cell office:value-type="float" office:value="-0.9391208" calcext:value-type="float">
            <text:p>-0.9391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66259" calcext:value-type="float">
            <text:p>0.003466259</text:p>
          </table:table-cell>
          <table:table-cell table:number-columns-repeated="23"/>
        </table:table-row>
        <table:table-row table:style-name="ro1">
          <table:table-cell office:value-type="float" office:value="2.673963" calcext:value-type="float">
            <text:p>2.673963</text:p>
          </table:table-cell>
          <table:table-cell office:value-type="float" office:value="15.00586" calcext:value-type="float">
            <text:p>15.00586</text:p>
          </table:table-cell>
          <table:table-cell office:value-type="float" office:value="0.1406985" calcext:value-type="float">
            <text:p>0.1406985</text:p>
          </table:table-cell>
          <table:table-cell office:value-type="float" office:value="-2.162728" calcext:value-type="float">
            <text:p>-2.162728</text:p>
          </table:table-cell>
          <table:table-cell office:value-type="float" office:value="-1.136035" calcext:value-type="float">
            <text:p>-1.136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1385" calcext:value-type="float">
            <text:p>0.003431385</text:p>
          </table:table-cell>
          <table:table-cell table:number-columns-repeated="23"/>
        </table:table-row>
        <table:table-row table:style-name="ro1">
          <table:table-cell office:value-type="float" office:value="0.5242497" calcext:value-type="float">
            <text:p>0.5242497</text:p>
          </table:table-cell>
          <table:table-cell office:value-type="float" office:value="15.43133" calcext:value-type="float">
            <text:p>15.43133</text:p>
          </table:table-cell>
          <table:table-cell office:value-type="float" office:value="-0.03341591" calcext:value-type="float">
            <text:p>-0.03341591</text:p>
          </table:table-cell>
          <table:table-cell office:value-type="float" office:value="-0.5071659" calcext:value-type="float">
            <text:p>-0.5071659</text:p>
          </table:table-cell>
          <table:table-cell office:value-type="float" office:value="0.3117661" calcext:value-type="float">
            <text:p>0.3117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11588" calcext:value-type="float">
            <text:p>0.003411588</text:p>
          </table:table-cell>
          <table:table-cell table:number-columns-repeated="23"/>
        </table:table-row>
        <table:table-row table:style-name="ro1">
          <table:table-cell office:value-type="float" office:value="0.1330888" calcext:value-type="float">
            <text:p>0.1330888</text:p>
          </table:table-cell>
          <table:table-cell office:value-type="float" office:value="16.08555" calcext:value-type="float">
            <text:p>16.08555</text:p>
          </table:table-cell>
          <table:table-cell office:value-type="float" office:value="-0.0880885" calcext:value-type="float">
            <text:p>-0.0880885</text:p>
          </table:table-cell>
          <table:table-cell office:value-type="float" office:value="-0.2605502" calcext:value-type="float">
            <text:p>-0.2605502</text:p>
          </table:table-cell>
          <table:table-cell office:value-type="float" office:value="0.144628" calcext:value-type="float">
            <text:p>0.144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77408" calcext:value-type="float">
            <text:p>0.003377408</text:p>
          </table:table-cell>
          <table:table-cell table:number-columns-repeated="23"/>
        </table:table-row>
        <table:table-row table:style-name="ro1">
          <table:table-cell office:value-type="float" office:value="2.327588" calcext:value-type="float">
            <text:p>2.327588</text:p>
          </table:table-cell>
          <table:table-cell office:value-type="float" office:value="15.00306" calcext:value-type="float">
            <text:p>15.00306</text:p>
          </table:table-cell>
          <table:table-cell office:value-type="float" office:value="0.1451816" calcext:value-type="float">
            <text:p>0.1451816</text:p>
          </table:table-cell>
          <table:table-cell office:value-type="float" office:value="-2.121647" calcext:value-type="float">
            <text:p>-2.121647</text:p>
          </table:table-cell>
          <table:table-cell office:value-type="float" office:value="-1.104403" calcext:value-type="float">
            <text:p>-1.104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76934" calcext:value-type="float">
            <text:p>0.003376934</text:p>
          </table:table-cell>
          <table:table-cell table:number-columns-repeated="23"/>
        </table:table-row>
        <table:table-row table:style-name="ro1">
          <table:table-cell office:value-type="float" office:value="1.194289" calcext:value-type="float">
            <text:p>1.194289</text:p>
          </table:table-cell>
          <table:table-cell office:value-type="float" office:value="15.05645" calcext:value-type="float">
            <text:p>15.05645</text:p>
          </table:table-cell>
          <table:table-cell office:value-type="float" office:value="0.07314239" calcext:value-type="float">
            <text:p>0.07314239</text:p>
          </table:table-cell>
          <table:table-cell office:value-type="float" office:value="-0.7420358" calcext:value-type="float">
            <text:p>-0.7420358</text:p>
          </table:table-cell>
          <table:table-cell office:value-type="float" office:value="0.561237" calcext:value-type="float">
            <text:p>0.561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70091" calcext:value-type="float">
            <text:p>0.003370091</text:p>
          </table:table-cell>
          <table:table-cell table:number-columns-repeated="23"/>
        </table:table-row>
        <table:table-row table:style-name="ro1">
          <table:table-cell office:value-type="float" office:value="0.2478699" calcext:value-type="float">
            <text:p>0.2478699</text:p>
          </table:table-cell>
          <table:table-cell office:value-type="float" office:value="15.81738" calcext:value-type="float">
            <text:p>15.81738</text:p>
          </table:table-cell>
          <table:table-cell office:value-type="float" office:value="-0.07416659" calcext:value-type="float">
            <text:p>-0.07416659</text:p>
          </table:table-cell>
          <table:table-cell office:value-type="float" office:value="-0.3036379" calcext:value-type="float">
            <text:p>-0.3036379</text:p>
          </table:table-cell>
          <table:table-cell office:value-type="float" office:value="0.2712119" calcext:value-type="float">
            <text:p>0.2712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65935" calcext:value-type="float">
            <text:p>0.003365935</text:p>
          </table:table-cell>
          <table:table-cell table:number-columns-repeated="23"/>
        </table:table-row>
        <table:table-row table:style-name="ro1">
          <table:table-cell office:value-type="float" office:value="4.687079" calcext:value-type="float">
            <text:p>4.687079</text:p>
          </table:table-cell>
          <table:table-cell office:value-type="float" office:value="15.00425" calcext:value-type="float">
            <text:p>15.00425</text:p>
          </table:table-cell>
          <table:table-cell office:value-type="float" office:value="0.08136118" calcext:value-type="float">
            <text:p>0.08136118</text:p>
          </table:table-cell>
          <table:table-cell office:value-type="float" office:value="-2.695187" calcext:value-type="float">
            <text:p>-2.695187</text:p>
          </table:table-cell>
          <table:table-cell office:value-type="float" office:value="-2.00618" calcext:value-type="float">
            <text:p>-2.00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50521" calcext:value-type="float">
            <text:p>0.003350521</text:p>
          </table:table-cell>
          <table:table-cell table:number-columns-repeated="23"/>
        </table:table-row>
        <table:table-row table:style-name="ro1">
          <table:table-cell office:value-type="float" office:value="0.4726231" calcext:value-type="float">
            <text:p>0.4726231</text:p>
          </table:table-cell>
          <table:table-cell office:value-type="float" office:value="15.4844" calcext:value-type="float">
            <text:p>15.4844</text:p>
          </table:table-cell>
          <table:table-cell office:value-type="float" office:value="-0.0414896" calcext:value-type="float">
            <text:p>-0.0414896</text:p>
          </table:table-cell>
          <table:table-cell office:value-type="float" office:value="-0.4745179" calcext:value-type="float">
            <text:p>-0.4745179</text:p>
          </table:table-cell>
          <table:table-cell office:value-type="float" office:value="0.3057644" calcext:value-type="float">
            <text:p>0.3057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50252" calcext:value-type="float">
            <text:p>0.003350252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40:45.016833609</dc:date>
    <meta:editing-duration>PT54S</meta:editing-duration>
    <meta:editing-cycles>1</meta:editing-cycles>
    <meta:document-statistic meta:table-count="1" meta:cell-count="24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3.75cm" svg:y="4.203cm" style:legend-expansion="high" chart:style-name="ch2"/>
        <chart:plot-area chart:style-name="ch3" table:cell-range-address="best_pop.A3:best_pop.B302" svg:x="0.32cm" svg:y="0.18cm" svg:width="13.11cm" svg:height="8.645cm">
          <chartooo:coordinate-region svg:x="1.232cm" svg:y="0.379cm" svg:width="12.1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302" chart:class="chart:scatter">
            <chart:domain table:cell-range-address="best_pop.A3:best_pop.A302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5223347">
                <text:p>0.00000005223347</text:p>
                <draw:g>
                  <svg:desc>best_pop.A3:best_pop.A302</svg:desc>
                </draw:g>
              </table:table-cell>
              <table:table-cell office:value-type="float" office:value="17.03641">
                <text:p>17.03641</text:p>
                <draw:g>
                  <svg:desc>best_pop.B3:best_pop.B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7487">
                <text:p>1.5274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75368">
                <text:p>1.375368</text:p>
              </table:table-cell>
              <table:table-cell office:value-type="float" office:value="15.01012">
                <text:p>15.01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91427">
                <text:p>4.591427</text:p>
              </table:table-cell>
              <table:table-cell office:value-type="float" office:value="15.0011">
                <text:p>15.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83461">
                <text:p>3.183461</text:p>
              </table:table-cell>
              <table:table-cell office:value-type="float" office:value="15.00423">
                <text:p>15.00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7932">
                <text:p>0.7557932</text:p>
              </table:table-cell>
              <table:table-cell office:value-type="float" office:value="15.24586">
                <text:p>15.2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2757">
                <text:p>0.7812757</text:p>
              </table:table-cell>
              <table:table-cell office:value-type="float" office:value="15.23025">
                <text:p>15.23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37782">
                <text:p>3.437782</text:p>
              </table:table-cell>
              <table:table-cell office:value-type="float" office:value="15.00055">
                <text:p>15.00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3018">
                <text:p>0.1073018</text:p>
              </table:table-cell>
              <table:table-cell office:value-type="float" office:value="16.17383">
                <text:p>16.17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8306">
                <text:p>4.188306</text:p>
              </table:table-cell>
              <table:table-cell office:value-type="float" office:value="15.00664">
                <text:p>15.00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24329">
                <text:p>0.9224329</text:p>
              </table:table-cell>
              <table:table-cell office:value-type="float" office:value="15.1545">
                <text:p>15.1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330272">
                <text:p>0.007330272</text:p>
              </table:table-cell>
              <table:table-cell office:value-type="float" office:value="16.78715">
                <text:p>16.78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73282">
                <text:p>0.1173282</text:p>
              </table:table-cell>
              <table:table-cell office:value-type="float" office:value="16.13639">
                <text:p>16.13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294601">
                <text:p>0.0002294601</text:p>
              </table:table-cell>
              <table:table-cell office:value-type="float" office:value="16.99796">
                <text:p>16.99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9775">
                <text:p>0.1549775</text:p>
              </table:table-cell>
              <table:table-cell office:value-type="float" office:value="16.02433">
                <text:p>16.02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98737">
                <text:p>3.598737</text:p>
              </table:table-cell>
              <table:table-cell office:value-type="float" office:value="15.00232">
                <text:p>15.00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1325">
                <text:p>1.071325</text:p>
              </table:table-cell>
              <table:table-cell office:value-type="float" office:value="15.09256">
                <text:p>15.0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80873">
                <text:p>0.01480873</text:p>
              </table:table-cell>
              <table:table-cell office:value-type="float" office:value="16.68959">
                <text:p>16.68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643">
                <text:p>2.130643</text:p>
              </table:table-cell>
              <table:table-cell office:value-type="float" office:value="15.00007">
                <text:p>15.00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13062">
                <text:p>0.9413062</text:p>
              </table:table-cell>
              <table:table-cell office:value-type="float" office:value="15.14553">
                <text:p>15.14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31403">
                <text:p>2.031403</text:p>
              </table:table-cell>
              <table:table-cell office:value-type="float" office:value="15.00038">
                <text:p>15.00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63904">
                <text:p>7.563904</text:p>
              </table:table-cell>
              <table:table-cell office:value-type="float" office:value="15.08595">
                <text:p>15.08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60212">
                <text:p>3.060212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72609">
                <text:p>0.8772609</text:p>
              </table:table-cell>
              <table:table-cell office:value-type="float" office:value="15.1798">
                <text:p>15.1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75146">
                <text:p>3.275146</text:p>
              </table:table-cell>
              <table:table-cell office:value-type="float" office:value="15.0006">
                <text:p>15.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467381">
                <text:p>0.0006467381</text:p>
              </table:table-cell>
              <table:table-cell office:value-type="float" office:value="16.96234">
                <text:p>16.96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69843">
                <text:p>4.069843</text:p>
              </table:table-cell>
              <table:table-cell office:value-type="float" office:value="15.00328">
                <text:p>15.00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52055">
                <text:p>3.852055</text:p>
              </table:table-cell>
              <table:table-cell office:value-type="float" office:value="15.00076">
                <text:p>15.00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319812">
                <text:p>0.09319812</text:p>
              </table:table-cell>
              <table:table-cell office:value-type="float" office:value="16.218">
                <text:p>16.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36933">
                <text:p>0.00536933</text:p>
              </table:table-cell>
              <table:table-cell office:value-type="float" office:value="16.82132">
                <text:p>16.82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74555">
                <text:p>5.274555</text:p>
              </table:table-cell>
              <table:table-cell office:value-type="float" office:value="15.04608">
                <text:p>15.04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58722">
                <text:p>0.8558722</text:p>
              </table:table-cell>
              <table:table-cell office:value-type="float" office:value="15.18719">
                <text:p>15.18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08529">
                <text:p>2.908529</text:p>
              </table:table-cell>
              <table:table-cell office:value-type="float" office:value="15.00095">
                <text:p>15.00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1896">
                <text:p>4.321896</text:p>
              </table:table-cell>
              <table:table-cell office:value-type="float" office:value="15.00965">
                <text:p>15.009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25343">
                <text:p>5.525343</text:p>
              </table:table-cell>
              <table:table-cell office:value-type="float" office:value="15.0114">
                <text:p>15.0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19306">
                <text:p>3.019306</text:p>
              </table:table-cell>
              <table:table-cell office:value-type="float" office:value="15.00735">
                <text:p>15.00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73643">
                <text:p>5.373643</text:p>
              </table:table-cell>
              <table:table-cell office:value-type="float" office:value="15.0515">
                <text:p>15.0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71479">
                <text:p>0.1271479</text:p>
              </table:table-cell>
              <table:table-cell office:value-type="float" office:value="16.10425">
                <text:p>16.10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678317">
                <text:p>0.04678317</text:p>
              </table:table-cell>
              <table:table-cell office:value-type="float" office:value="16.43661">
                <text:p>16.43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92118">
                <text:p>2.592118</text:p>
              </table:table-cell>
              <table:table-cell office:value-type="float" office:value="15.00017">
                <text:p>15.00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90246">
                <text:p>0.2890246</text:p>
              </table:table-cell>
              <table:table-cell office:value-type="float" office:value="15.7347">
                <text:p>15.7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80564">
                <text:p>4.380564</text:p>
              </table:table-cell>
              <table:table-cell office:value-type="float" office:value="15.00335">
                <text:p>15.00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21307">
                <text:p>7.321307</text:p>
              </table:table-cell>
              <table:table-cell office:value-type="float" office:value="15.06032">
                <text:p>15.06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119471">
                <text:p>0.009119471</text:p>
              </table:table-cell>
              <table:table-cell office:value-type="float" office:value="16.75948">
                <text:p>16.75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74519">
                <text:p>4.974519</text:p>
              </table:table-cell>
              <table:table-cell office:value-type="float" office:value="15.00182">
                <text:p>15.00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22461">
                <text:p>0.1622461</text:p>
              </table:table-cell>
              <table:table-cell office:value-type="float" office:value="16.00241">
                <text:p>16.00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53201">
                <text:p>5.053201</text:p>
              </table:table-cell>
              <table:table-cell office:value-type="float" office:value="15.00146">
                <text:p>15.00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46539">
                <text:p>0.01046539</text:p>
              </table:table-cell>
              <table:table-cell office:value-type="float" office:value="16.74074">
                <text:p>16.74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3909">
                <text:p>1.43909</text:p>
              </table:table-cell>
              <table:table-cell office:value-type="float" office:value="15.01401">
                <text:p>15.01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058049">
                <text:p>0.03058049</text:p>
              </table:table-cell>
              <table:table-cell office:value-type="float" office:value="16.54447">
                <text:p>16.54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16684">
                <text:p>4.416684</text:p>
              </table:table-cell>
              <table:table-cell office:value-type="float" office:value="15.0104">
                <text:p>15.0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10356">
                <text:p>0.1010356</text:p>
              </table:table-cell>
              <table:table-cell office:value-type="float" office:value="16.18868">
                <text:p>16.188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115143">
                <text:p>0.05115143</text:p>
              </table:table-cell>
              <table:table-cell office:value-type="float" office:value="16.41056">
                <text:p>16.41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60457">
                <text:p>0.1460457</text:p>
              </table:table-cell>
              <table:table-cell office:value-type="float" office:value="16.04494">
                <text:p>16.04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0341">
                <text:p>1.80341</text:p>
              </table:table-cell>
              <table:table-cell office:value-type="float" office:value="15.00209">
                <text:p>15.00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21045">
                <text:p>0.3021045</text:p>
              </table:table-cell>
              <table:table-cell office:value-type="float" office:value="15.71339">
                <text:p>15.71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14128">
                <text:p>0.6514128</text:p>
              </table:table-cell>
              <table:table-cell office:value-type="float" office:value="15.31953">
                <text:p>15.31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867648">
                <text:p>0.03867648</text:p>
              </table:table-cell>
              <table:table-cell office:value-type="float" office:value="16.48931">
                <text:p>16.48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66744">
                <text:p>2.866744</text:p>
              </table:table-cell>
              <table:table-cell office:value-type="float" office:value="15.00043">
                <text:p>15.00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768366">
                <text:p>5.768366</text:p>
              </table:table-cell>
              <table:table-cell office:value-type="float" office:value="15.03687">
                <text:p>15.03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96737">
                <text:p>0.4696737</text:p>
              </table:table-cell>
              <table:table-cell office:value-type="float" office:value="15.4912">
                <text:p>15.4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21849">
                <text:p>0.7121849</text:p>
              </table:table-cell>
              <table:table-cell office:value-type="float" office:value="15.27477">
                <text:p>15.274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74935">
                <text:p>0.2774935</text:p>
              </table:table-cell>
              <table:table-cell office:value-type="float" office:value="15.75424">
                <text:p>15.75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82281">
                <text:p>3.782281</text:p>
              </table:table-cell>
              <table:table-cell office:value-type="float" office:value="15.00462">
                <text:p>15.00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26659">
                <text:p>7.426659</text:p>
              </table:table-cell>
              <table:table-cell office:value-type="float" office:value="15.04376">
                <text:p>15.04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36132">
                <text:p>0.6636132</text:p>
              </table:table-cell>
              <table:table-cell office:value-type="float" office:value="15.31249">
                <text:p>15.31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471475">
                <text:p>0.7471475</text:p>
              </table:table-cell>
              <table:table-cell office:value-type="float" office:value="15.25204">
                <text:p>15.25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42774">
                <text:p>0.4842774</text:p>
              </table:table-cell>
              <table:table-cell office:value-type="float" office:value="15.47164">
                <text:p>15.47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598082">
                <text:p>0.001598082</text:p>
              </table:table-cell>
              <table:table-cell office:value-type="float" office:value="16.94507">
                <text:p>16.94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24474">
                <text:p>0.6424474</text:p>
              </table:table-cell>
              <table:table-cell office:value-type="float" office:value="15.32706">
                <text:p>15.32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88764">
                <text:p>1.288764</text:p>
              </table:table-cell>
              <table:table-cell office:value-type="float" office:value="15.03583">
                <text:p>15.035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27254">
                <text:p>0.3527254</text:p>
              </table:table-cell>
              <table:table-cell office:value-type="float" office:value="15.63899">
                <text:p>15.638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12068">
                <text:p>0.06012068</text:p>
              </table:table-cell>
              <table:table-cell office:value-type="float" office:value="16.36315">
                <text:p>16.36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06445">
                <text:p>0.1206445</text:p>
              </table:table-cell>
              <table:table-cell office:value-type="float" office:value="16.12313">
                <text:p>16.12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74719">
                <text:p>4.874719</text:p>
              </table:table-cell>
              <table:table-cell office:value-type="float" office:value="15.00214">
                <text:p>15.00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34179">
                <text:p>1.634179</text:p>
              </table:table-cell>
              <table:table-cell office:value-type="float" office:value="15.00826">
                <text:p>15.00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18235">
                <text:p>1.318235</text:p>
              </table:table-cell>
              <table:table-cell office:value-type="float" office:value="15.03104">
                <text:p>15.03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63543">
                <text:p>0.8063543</text:p>
              </table:table-cell>
              <table:table-cell office:value-type="float" office:value="15.21474">
                <text:p>15.21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489898">
                <text:p>0.08489898</text:p>
              </table:table-cell>
              <table:table-cell office:value-type="float" office:value="16.25077">
                <text:p>16.25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294346">
                <text:p>0.02294346</text:p>
              </table:table-cell>
              <table:table-cell office:value-type="float" office:value="16.60438">
                <text:p>16.60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43403">
                <text:p>0.3743403</text:p>
              </table:table-cell>
              <table:table-cell office:value-type="float" office:value="15.60518">
                <text:p>15.60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371031">
                <text:p>0.05371031</text:p>
              </table:table-cell>
              <table:table-cell office:value-type="float" office:value="16.39651">
                <text:p>16.39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265808">
                <text:p>0.7265808</text:p>
              </table:table-cell>
              <table:table-cell office:value-type="float" office:value="15.26802">
                <text:p>15.26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21938">
                <text:p>0.01721938</text:p>
              </table:table-cell>
              <table:table-cell office:value-type="float" office:value="16.6593">
                <text:p>16.6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28792">
                <text:p>0.5628792</text:p>
              </table:table-cell>
              <table:table-cell office:value-type="float" office:value="15.39778">
                <text:p>15.39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21832">
                <text:p>4.121832</text:p>
              </table:table-cell>
              <table:table-cell office:value-type="float" office:value="15.00483">
                <text:p>15.00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88972">
                <text:p>1.888972</text:p>
              </table:table-cell>
              <table:table-cell office:value-type="float" office:value="15.00317">
                <text:p>15.00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21895">
                <text:p>0.9521895</text:p>
              </table:table-cell>
              <table:table-cell office:value-type="float" office:value="15.13991">
                <text:p>15.13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31913">
                <text:p>0.3331913</text:p>
              </table:table-cell>
              <table:table-cell office:value-type="float" office:value="15.66482">
                <text:p>15.66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370512">
                <text:p>0.04370512</text:p>
              </table:table-cell>
              <table:table-cell office:value-type="float" office:value="16.45802">
                <text:p>16.458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67626">
                <text:p>7.267626</text:p>
              </table:table-cell>
              <table:table-cell office:value-type="float" office:value="15.0568">
                <text:p>15.0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753318">
                <text:p>0.05753318</text:p>
              </table:table-cell>
              <table:table-cell office:value-type="float" office:value="16.37579">
                <text:p>16.3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96324">
                <text:p>0.1696324</text:p>
              </table:table-cell>
              <table:table-cell office:value-type="float" office:value="15.99184">
                <text:p>15.99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3842">
                <text:p>0.1373842</text:p>
              </table:table-cell>
              <table:table-cell office:value-type="float" office:value="16.06988">
                <text:p>16.06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512872">
                <text:p>6.512872</text:p>
              </table:table-cell>
              <table:table-cell office:value-type="float" office:value="15.00569">
                <text:p>15.005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467891">
                <text:p>0.00002467891</text:p>
              </table:table-cell>
              <table:table-cell office:value-type="float" office:value="17.02246">
                <text:p>17.02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47284">
                <text:p>0.2747284</text:p>
              </table:table-cell>
              <table:table-cell office:value-type="float" office:value="15.77083">
                <text:p>15.77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46654">
                <text:p>3.346654</text:p>
              </table:table-cell>
              <table:table-cell office:value-type="float" office:value="15.00439">
                <text:p>15.004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31617">
                <text:p>0.4331617</text:p>
              </table:table-cell>
              <table:table-cell office:value-type="float" office:value="15.53552">
                <text:p>15.535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60015">
                <text:p>5.860015</text:p>
              </table:table-cell>
              <table:table-cell office:value-type="float" office:value="15.01225">
                <text:p>15.0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493992">
                <text:p>0.07493992</text:p>
              </table:table-cell>
              <table:table-cell office:value-type="float" office:value="16.29819">
                <text:p>16.298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940316">
                <text:p>0.2940316</text:p>
              </table:table-cell>
              <table:table-cell office:value-type="float" office:value="15.72612">
                <text:p>15.726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15086">
                <text:p>0.5715086</text:p>
              </table:table-cell>
              <table:table-cell office:value-type="float" office:value="15.38647">
                <text:p>15.38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506889">
                <text:p>4.506889</text:p>
              </table:table-cell>
              <table:table-cell office:value-type="float" office:value="15.00269">
                <text:p>15.00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33509">
                <text:p>0.1733509</text:p>
              </table:table-cell>
              <table:table-cell office:value-type="float" office:value="15.97575">
                <text:p>15.97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7713">
                <text:p>1.017713</text:p>
              </table:table-cell>
              <table:table-cell office:value-type="float" office:value="15.11382">
                <text:p>15.113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16378">
                <text:p>6.616378</text:p>
              </table:table-cell>
              <table:table-cell office:value-type="float" office:value="15.00865">
                <text:p>15.008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901152">
                <text:p>0.8901152</text:p>
              </table:table-cell>
              <table:table-cell office:value-type="float" office:value="15.16941">
                <text:p>15.16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40968">
                <text:p>3.940968</text:p>
              </table:table-cell>
              <table:table-cell office:value-type="float" office:value="15.00742">
                <text:p>15.00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507495">
                <text:p>0.2507495</text:p>
              </table:table-cell>
              <table:table-cell office:value-type="float" office:value="15.80299">
                <text:p>15.80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557115">
                <text:p>0.09557115</text:p>
              </table:table-cell>
              <table:table-cell office:value-type="float" office:value="16.20902">
                <text:p>16.20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838708">
                <text:p>0.5838708</text:p>
              </table:table-cell>
              <table:table-cell office:value-type="float" office:value="15.37843">
                <text:p>15.37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6033">
                <text:p>0.906033</text:p>
              </table:table-cell>
              <table:table-cell office:value-type="float" office:value="15.16223">
                <text:p>15.16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79832">
                <text:p>0.1879832</text:p>
              </table:table-cell>
              <table:table-cell office:value-type="float" office:value="15.93913">
                <text:p>15.939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66908">
                <text:p>0.4566908</text:p>
              </table:table-cell>
              <table:table-cell office:value-type="float" office:value="15.5064">
                <text:p>15.5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25517">
                <text:p>1.025517</text:p>
              </table:table-cell>
              <table:table-cell office:value-type="float" office:value="15.11045">
                <text:p>15.110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70215">
                <text:p>0.3870215</text:p>
              </table:table-cell>
              <table:table-cell office:value-type="float" office:value="15.58824">
                <text:p>15.58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44068">
                <text:p>1.144068</text:p>
              </table:table-cell>
              <table:table-cell office:value-type="float" office:value="15.07001">
                <text:p>15.07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44069">
                <text:p>0.2344069</text:p>
              </table:table-cell>
              <table:table-cell office:value-type="float" office:value="15.83673">
                <text:p>15.836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81397">
                <text:p>0.9981397</text:p>
              </table:table-cell>
              <table:table-cell office:value-type="float" office:value="15.12133">
                <text:p>15.121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53277">
                <text:p>1.053277</text:p>
              </table:table-cell>
              <table:table-cell office:value-type="float" office:value="15.0991">
                <text:p>15.0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6638">
                <text:p>6.16638</text:p>
              </table:table-cell>
              <table:table-cell office:value-type="float" office:value="15.00551">
                <text:p>15.005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94657">
                <text:p>0.8494657</text:p>
              </table:table-cell>
              <table:table-cell office:value-type="float" office:value="15.19131">
                <text:p>15.191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455012">
                <text:p>0.002455012</text:p>
              </table:table-cell>
              <table:table-cell office:value-type="float" office:value="16.89002">
                <text:p>16.89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63593">
                <text:p>3.963593</text:p>
              </table:table-cell>
              <table:table-cell office:value-type="float" office:value="15.00817">
                <text:p>15.008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4367">
                <text:p>1.004367</text:p>
              </table:table-cell>
              <table:table-cell office:value-type="float" office:value="15.1177">
                <text:p>15.1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34822">
                <text:p>0.4234822</text:p>
              </table:table-cell>
              <table:table-cell office:value-type="float" office:value="15.54463">
                <text:p>15.54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093565">
                <text:p>0.3093565</text:p>
              </table:table-cell>
              <table:table-cell office:value-type="float" office:value="15.70053">
                <text:p>15.700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817158">
                <text:p>4.817158</text:p>
              </table:table-cell>
              <table:table-cell office:value-type="float" office:value="15.03628">
                <text:p>15.036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11485">
                <text:p>0.6711485</text:p>
              </table:table-cell>
              <table:table-cell office:value-type="float" office:value="15.30449">
                <text:p>15.30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48215">
                <text:p>0.6048215</text:p>
              </table:table-cell>
              <table:table-cell office:value-type="float" office:value="15.35899">
                <text:p>15.358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25698">
                <text:p>0.6225698</text:p>
              </table:table-cell>
              <table:table-cell office:value-type="float" office:value="15.34268">
                <text:p>15.342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793694">
                <text:p>0.01793694</text:p>
              </table:table-cell>
              <table:table-cell office:value-type="float" office:value="16.65199">
                <text:p>16.651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518126">
                <text:p>0.02518126</text:p>
              </table:table-cell>
              <table:table-cell office:value-type="float" office:value="16.58871">
                <text:p>16.58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711177">
                <text:p>0.003711177</text:p>
              </table:table-cell>
              <table:table-cell office:value-type="float" office:value="16.85781">
                <text:p>16.85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28913">
                <text:p>0.1428913</text:p>
              </table:table-cell>
              <table:table-cell office:value-type="float" office:value="16.05734">
                <text:p>16.057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057221">
                <text:p>0.7057221</text:p>
              </table:table-cell>
              <table:table-cell office:value-type="float" office:value="15.28198">
                <text:p>15.28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08265">
                <text:p>0.3208265</text:p>
              </table:table-cell>
              <table:table-cell office:value-type="float" office:value="15.68285">
                <text:p>15.68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27149">
                <text:p>0.3827149</text:p>
              </table:table-cell>
              <table:table-cell office:value-type="float" office:value="15.59303">
                <text:p>15.59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07938">
                <text:p>8.007938</text:p>
              </table:table-cell>
              <table:table-cell office:value-type="float" office:value="15.00787">
                <text:p>15.007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51345">
                <text:p>5.551345</text:p>
              </table:table-cell>
              <table:table-cell office:value-type="float" office:value="15.00826">
                <text:p>15.00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25012">
                <text:p>1.725012</text:p>
              </table:table-cell>
              <table:table-cell office:value-type="float" office:value="15.00004">
                <text:p>15.00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910542">
                <text:p>4.910542</text:p>
              </table:table-cell>
              <table:table-cell office:value-type="float" office:value="15.00199">
                <text:p>15.001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36634">
                <text:p>0.4436634</text:p>
              </table:table-cell>
              <table:table-cell office:value-type="float" office:value="15.51699">
                <text:p>15.51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85869">
                <text:p>1.585869</text:p>
              </table:table-cell>
              <table:table-cell office:value-type="float" office:value="15.0008">
                <text:p>15.0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70117">
                <text:p>0.2570117</text:p>
              </table:table-cell>
              <table:table-cell office:value-type="float" office:value="15.79149">
                <text:p>15.791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136819">
                <text:p>5.136819</text:p>
              </table:table-cell>
              <table:table-cell office:value-type="float" office:value="15.00866">
                <text:p>15.008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78085">
                <text:p>0.5378085</text:p>
              </table:table-cell>
              <table:table-cell office:value-type="float" office:value="15.41909">
                <text:p>15.419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23283">
                <text:p>0.2223283</text:p>
              </table:table-cell>
              <table:table-cell office:value-type="float" office:value="15.86163">
                <text:p>15.86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61074">
                <text:p>4.661074</text:p>
              </table:table-cell>
              <table:table-cell office:value-type="float" office:value="15.00248">
                <text:p>15.00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0994">
                <text:p>1.510994</text:p>
              </table:table-cell>
              <table:table-cell office:value-type="float" office:value="15.00967">
                <text:p>15.009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403468">
                <text:p>6.403468</text:p>
              </table:table-cell>
              <table:table-cell office:value-type="float" office:value="15.0185">
                <text:p>15.0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87094">
                <text:p>3.687094</text:p>
              </table:table-cell>
              <table:table-cell office:value-type="float" office:value="15.00323">
                <text:p>15.003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78699">
                <text:p>0.2478699</text:p>
              </table:table-cell>
              <table:table-cell office:value-type="float" office:value="15.81738">
                <text:p>15.81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9243">
                <text:p>0.439243</text:p>
              </table:table-cell>
              <table:table-cell office:value-type="float" office:value="15.5281">
                <text:p>15.5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356811">
                <text:p>0.7356811</text:p>
              </table:table-cell>
              <table:table-cell office:value-type="float" office:value="15.25992">
                <text:p>15.25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082112">
                <text:p>6.082112</text:p>
              </table:table-cell>
              <table:table-cell office:value-type="float" office:value="15.00604">
                <text:p>15.006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27364">
                <text:p>7.627364</text:p>
              </table:table-cell>
              <table:table-cell office:value-type="float" office:value="15.01499">
                <text:p>15.01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21021">
                <text:p>7.821021</text:p>
              </table:table-cell>
              <table:table-cell office:value-type="float" office:value="15.0189">
                <text:p>15.01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644576">
                <text:p>7.644576</text:p>
              </table:table-cell>
              <table:table-cell office:value-type="float" office:value="15.03255">
                <text:p>15.03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140618">
                <text:p>0.3140618</text:p>
              </table:table-cell>
              <table:table-cell office:value-type="float" office:value="15.69373">
                <text:p>15.693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27233">
                <text:p>0.9627233</text:p>
              </table:table-cell>
              <table:table-cell office:value-type="float" office:value="15.13637">
                <text:p>15.13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7062">
                <text:p>8.07062</text:p>
              </table:table-cell>
              <table:table-cell office:value-type="float" office:value="15.0099">
                <text:p>15.00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12808">
                <text:p>2.512808</text:p>
              </table:table-cell>
              <table:table-cell office:value-type="float" office:value="15.00067">
                <text:p>15.00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76158">
                <text:p>6.476158</text:p>
              </table:table-cell>
              <table:table-cell office:value-type="float" office:value="15.03546">
                <text:p>15.035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691434">
                <text:p>0.03691434</text:p>
              </table:table-cell>
              <table:table-cell office:value-type="float" office:value="16.49703">
                <text:p>16.497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72753">
                <text:p>5.172753</text:p>
              </table:table-cell>
              <table:table-cell office:value-type="float" office:value="15.02219">
                <text:p>15.02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601244">
                <text:p>0.004601244</text:p>
              </table:table-cell>
              <table:table-cell office:value-type="float" office:value="16.83692">
                <text:p>16.836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851561">
                <text:p>0.9851561</text:p>
              </table:table-cell>
              <table:table-cell office:value-type="float" office:value="15.12612">
                <text:p>15.126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869635">
                <text:p>0.02869635</text:p>
              </table:table-cell>
              <table:table-cell office:value-type="float" office:value="16.56252">
                <text:p>16.562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322259">
                <text:p>0.6322259</text:p>
              </table:table-cell>
              <table:table-cell office:value-type="float" office:value="15.33456">
                <text:p>15.33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155576">
                <text:p>0.4155576</text:p>
              </table:table-cell>
              <table:table-cell office:value-type="float" office:value="15.5512">
                <text:p>15.55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719942">
                <text:p>3.719942</text:p>
              </table:table-cell>
              <table:table-cell office:value-type="float" office:value="15.00782">
                <text:p>15.007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7592">
                <text:p>0.527592</text:p>
              </table:table-cell>
              <table:table-cell office:value-type="float" office:value="15.42874">
                <text:p>15.42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15549">
                <text:p>0.6815549</text:p>
              </table:table-cell>
              <table:table-cell office:value-type="float" office:value="15.30376">
                <text:p>15.30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81678">
                <text:p>0.3981678</text:p>
              </table:table-cell>
              <table:table-cell office:value-type="float" office:value="15.57788">
                <text:p>15.577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1628">
                <text:p>1.771628</text:p>
              </table:table-cell>
              <table:table-cell office:value-type="float" office:value="15.00076">
                <text:p>15.00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495495">
                <text:p>0.06495495</text:p>
              </table:table-cell>
              <table:table-cell office:value-type="float" office:value="16.34015">
                <text:p>16.34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5918">
                <text:p>2.775918</text:p>
              </table:table-cell>
              <table:table-cell office:value-type="float" office:value="15.00709">
                <text:p>15.007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997532">
                <text:p>5.997532</text:p>
              </table:table-cell>
              <table:table-cell office:value-type="float" office:value="15.0066">
                <text:p>15.00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03637">
                <text:p>0.3403637</text:p>
              </table:table-cell>
              <table:table-cell office:value-type="float" office:value="15.65313">
                <text:p>15.653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702328">
                <text:p>0.001702328</text:p>
              </table:table-cell>
              <table:table-cell office:value-type="float" office:value="16.92043">
                <text:p>16.92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58424">
                <text:p>1.158424</text:p>
              </table:table-cell>
              <table:table-cell office:value-type="float" office:value="15.06922">
                <text:p>15.069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37545">
                <text:p>0.3437545</text:p>
              </table:table-cell>
              <table:table-cell office:value-type="float" office:value="15.64802">
                <text:p>15.648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8595">
                <text:p>6.698595</text:p>
              </table:table-cell>
              <table:table-cell office:value-type="float" office:value="15.00996">
                <text:p>15.00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901583">
                <text:p>7.901583</text:p>
              </table:table-cell>
              <table:table-cell office:value-type="float" office:value="15.01497">
                <text:p>15.01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46172">
                <text:p>0.4946172</text:p>
              </table:table-cell>
              <table:table-cell office:value-type="float" office:value="15.46258">
                <text:p>15.462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717291">
                <text:p>4.717291</text:p>
              </table:table-cell>
              <table:table-cell office:value-type="float" office:value="15.00231">
                <text:p>15.00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967517">
                <text:p>7.967517</text:p>
              </table:table-cell>
              <table:table-cell office:value-type="float" office:value="15.00777">
                <text:p>15.007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07118">
                <text:p>1.407118</text:p>
              </table:table-cell>
              <table:table-cell office:value-type="float" office:value="15.01662">
                <text:p>15.01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695861">
                <text:p>0.07695861</text:p>
              </table:table-cell>
              <table:table-cell office:value-type="float" office:value="16.28489">
                <text:p>16.28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90352">
                <text:p>0.1990352</text:p>
              </table:table-cell>
              <table:table-cell office:value-type="float" office:value="15.91186">
                <text:p>15.91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390146">
                <text:p>3.390146</text:p>
              </table:table-cell>
              <table:table-cell office:value-type="float" office:value="15.00084">
                <text:p>15.00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354289">
                <text:p>6.354289</text:p>
              </table:table-cell>
              <table:table-cell office:value-type="float" office:value="15.01256">
                <text:p>15.012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028219">
                <text:p>5.028219</text:p>
              </table:table-cell>
              <table:table-cell office:value-type="float" office:value="15.02717">
                <text:p>15.027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026441">
                <text:p>0.9026441</text:p>
              </table:table-cell>
              <table:table-cell office:value-type="float" office:value="15.16304">
                <text:p>15.163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374253">
                <text:p>0.03374253</text:p>
              </table:table-cell>
              <table:table-cell office:value-type="float" office:value="16.51923">
                <text:p>16.519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50937">
                <text:p>0.1850937</text:p>
              </table:table-cell>
              <table:table-cell office:value-type="float" office:value="15.94913">
                <text:p>15.949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14014">
                <text:p>7.14014</text:p>
              </table:table-cell>
              <table:table-cell office:value-type="float" office:value="15.06139">
                <text:p>15.061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932823">
                <text:p>0.7932823</text:p>
              </table:table-cell>
              <table:table-cell office:value-type="float" office:value="15.22254">
                <text:p>15.22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94225">
                <text:p>7.194225</text:p>
              </table:table-cell>
              <table:table-cell office:value-type="float" office:value="15.02128">
                <text:p>15.02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19361">
                <text:p>3.619361</text:p>
              </table:table-cell>
              <table:table-cell office:value-type="float" office:value="15.00214">
                <text:p>15.00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28889">
                <text:p>0.6128889</text:p>
              </table:table-cell>
              <table:table-cell office:value-type="float" office:value="15.35065">
                <text:p>15.35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766104">
                <text:p>0.4766104</text:p>
              </table:table-cell>
              <table:table-cell office:value-type="float" office:value="15.48043">
                <text:p>15.480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718889">
                <text:p>0.02718889</text:p>
              </table:table-cell>
              <table:table-cell office:value-type="float" office:value="16.57347">
                <text:p>16.573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460218">
                <text:p>4.460218</text:p>
              </table:table-cell>
              <table:table-cell office:value-type="float" office:value="15.01973">
                <text:p>15.019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856149">
                <text:p>0.8856149</text:p>
              </table:table-cell>
              <table:table-cell office:value-type="float" office:value="15.17573">
                <text:p>15.17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514649">
                <text:p>7.514649</text:p>
              </table:table-cell>
              <table:table-cell office:value-type="float" office:value="15.06399">
                <text:p>15.063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532781">
                <text:p>7.532781</text:p>
              </table:table-cell>
              <table:table-cell office:value-type="float" office:value="15.05362">
                <text:p>15.053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241016">
                <text:p>0.01241016</text:p>
              </table:table-cell>
              <table:table-cell office:value-type="float" office:value="16.71409">
                <text:p>16.71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380919">
                <text:p>0.8380919</text:p>
              </table:table-cell>
              <table:table-cell office:value-type="float" office:value="15.19717">
                <text:p>15.19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623075">
                <text:p>0.002623075</text:p>
              </table:table-cell>
              <table:table-cell office:value-type="float" office:value="16.88551">
                <text:p>16.885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06922">
                <text:p>1.906922</text:p>
              </table:table-cell>
              <table:table-cell office:value-type="float" office:value="15.00671">
                <text:p>15.006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56683">
                <text:p>2.656683</text:p>
              </table:table-cell>
              <table:table-cell office:value-type="float" office:value="15.00022">
                <text:p>15.000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79911">
                <text:p>1.479911</text:p>
              </table:table-cell>
              <table:table-cell office:value-type="float" office:value="15.01141">
                <text:p>15.011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16487">
                <text:p>2.216487</text:p>
              </table:table-cell>
              <table:table-cell office:value-type="float" office:value="15.00635">
                <text:p>15.00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781919">
                <text:p>6.781919</text:p>
              </table:table-cell>
              <table:table-cell office:value-type="float" office:value="15.02885">
                <text:p>15.028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42852">
                <text:p>0.5942852</text:p>
              </table:table-cell>
              <table:table-cell office:value-type="float" office:value="15.3679">
                <text:p>15.36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646403">
                <text:p>5.646403</text:p>
              </table:table-cell>
              <table:table-cell office:value-type="float" office:value="15.01855">
                <text:p>15.01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714341">
                <text:p>7.714341</text:p>
              </table:table-cell>
              <table:table-cell office:value-type="float" office:value="15.02611">
                <text:p>15.026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54492">
                <text:p>1.354492</text:p>
              </table:table-cell>
              <table:table-cell office:value-type="float" office:value="15.02441">
                <text:p>15.024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919081">
                <text:p>7.919081</text:p>
              </table:table-cell>
              <table:table-cell office:value-type="float" office:value="15.01417">
                <text:p>15.01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949764">
                <text:p>6.949764</text:p>
              </table:table-cell>
              <table:table-cell office:value-type="float" office:value="15.02455">
                <text:p>15.02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08669">
                <text:p>0.2108669</text:p>
              </table:table-cell>
              <table:table-cell office:value-type="float" office:value="15.88688">
                <text:p>15.88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55904">
                <text:p>1.255904</text:p>
              </table:table-cell>
              <table:table-cell office:value-type="float" office:value="15.04141">
                <text:p>15.041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1932">
                <text:p>1.11932</text:p>
              </table:table-cell>
              <table:table-cell office:value-type="float" office:value="15.07864">
                <text:p>15.078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62546">
                <text:p>1.462546</text:p>
              </table:table-cell>
              <table:table-cell office:value-type="float" office:value="15.01201">
                <text:p>15.012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39053">
                <text:p>1.039053</text:p>
              </table:table-cell>
              <table:table-cell office:value-type="float" office:value="15.10796">
                <text:p>15.10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3934">
                <text:p>0.193934</text:p>
              </table:table-cell>
              <table:table-cell office:value-type="float" office:value="15.92247">
                <text:p>15.922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51543">
                <text:p>0.01251543</text:p>
              </table:table-cell>
              <table:table-cell office:value-type="float" office:value="16.71401">
                <text:p>16.714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66005">
                <text:p>4.766005</text:p>
              </table:table-cell>
              <table:table-cell office:value-type="float" office:value="15.00231">
                <text:p>15.002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045729">
                <text:p>0.2045729</text:p>
              </table:table-cell>
              <table:table-cell office:value-type="float" office:value="15.90158">
                <text:p>15.90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62315">
                <text:p>1.962315</text:p>
              </table:table-cell>
              <table:table-cell office:value-type="float" office:value="15.00534">
                <text:p>15.00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25494">
                <text:p>1.425494</text:p>
              </table:table-cell>
              <table:table-cell office:value-type="float" office:value="15.00769">
                <text:p>15.007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55451">
                <text:p>1.555451</text:p>
              </table:table-cell>
              <table:table-cell office:value-type="float" office:value="15.00947">
                <text:p>15.009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347063">
                <text:p>5.347063</text:p>
              </table:table-cell>
              <table:table-cell office:value-type="float" office:value="15.00757">
                <text:p>15.007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791702">
                <text:p>0.5791702</text:p>
              </table:table-cell>
              <table:table-cell office:value-type="float" office:value="15.3832">
                <text:p>15.38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74797">
                <text:p>1.974797</text:p>
              </table:table-cell>
              <table:table-cell office:value-type="float" office:value="15.0022">
                <text:p>15.00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519793">
                <text:p>0.4519793</text:p>
              </table:table-cell>
              <table:table-cell office:value-type="float" office:value="15.51206">
                <text:p>15.512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188682">
                <text:p>0.8188682</text:p>
              </table:table-cell>
              <table:table-cell office:value-type="float" office:value="15.20773">
                <text:p>15.207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866784">
                <text:p>6.866784</text:p>
              </table:table-cell>
              <table:table-cell office:value-type="float" office:value="15.00664">
                <text:p>15.00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42483">
                <text:p>1.042483</text:p>
              </table:table-cell>
              <table:table-cell office:value-type="float" office:value="15.10787">
                <text:p>15.107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051713">
                <text:p>0.02051713</text:p>
              </table:table-cell>
              <table:table-cell office:value-type="float" office:value="16.62754">
                <text:p>16.627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27004">
                <text:p>7.027004</text:p>
              </table:table-cell>
              <table:table-cell office:value-type="float" office:value="15.01852">
                <text:p>15.01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73521">
                <text:p>0.02073521</text:p>
              </table:table-cell>
              <table:table-cell office:value-type="float" office:value="16.62574">
                <text:p>16.625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154861">
                <text:p>0.8154861</text:p>
              </table:table-cell>
              <table:table-cell office:value-type="float" office:value="15.21307">
                <text:p>15.21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94405">
                <text:p>1.394405</text:p>
              </table:table-cell>
              <table:table-cell office:value-type="float" office:value="15.02231">
                <text:p>15.02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702328">
                <text:p>0.001702328</text:p>
              </table:table-cell>
              <table:table-cell office:value-type="float" office:value="16.92043">
                <text:p>16.9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32967">
                <text:p>1.332967</text:p>
              </table:table-cell>
              <table:table-cell office:value-type="float" office:value="15.02623">
                <text:p>15.02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071395">
                <text:p>7.071395</text:p>
              </table:table-cell>
              <table:table-cell office:value-type="float" office:value="15.06534">
                <text:p>15.065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062036">
                <text:p>8.062036</text:p>
              </table:table-cell>
              <table:table-cell office:value-type="float" office:value="15.01015">
                <text:p>15.010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91669">
                <text:p>2.191669</text:p>
              </table:table-cell>
              <table:table-cell office:value-type="float" office:value="15.00889">
                <text:p>15.008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696823">
                <text:p>0.9696823</text:p>
              </table:table-cell>
              <table:table-cell office:value-type="float" office:value="15.13249">
                <text:p>15.132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531566">
                <text:p>0.03531566</text:p>
              </table:table-cell>
              <table:table-cell office:value-type="float" office:value="16.5185">
                <text:p>16.51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26528">
                <text:p>1.426528</text:p>
              </table:table-cell>
              <table:table-cell office:value-type="float" office:value="15.01593">
                <text:p>15.01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30888">
                <text:p>0.1330888</text:p>
              </table:table-cell>
              <table:table-cell office:value-type="float" office:value="16.08555">
                <text:p>16.085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998975">
                <text:p>0.07998975</text:p>
              </table:table-cell>
              <table:table-cell office:value-type="float" office:value="16.27268">
                <text:p>16.272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963174">
                <text:p>0.6963174</text:p>
              </table:table-cell>
              <table:table-cell office:value-type="float" office:value="15.28598">
                <text:p>15.285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780266">
                <text:p>7.780266</text:p>
              </table:table-cell>
              <table:table-cell office:value-type="float" office:value="15.0212">
                <text:p>15.02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44819">
                <text:p>0.5944819</text:p>
              </table:table-cell>
              <table:table-cell office:value-type="float" office:value="15.36608">
                <text:p>15.366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51226">
                <text:p>1.051226</text:p>
              </table:table-cell>
              <table:table-cell office:value-type="float" office:value="15.09987">
                <text:p>15.099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461882">
                <text:p>0.5461882</text:p>
              </table:table-cell>
              <table:table-cell office:value-type="float" office:value="15.41247">
                <text:p>15.412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705051">
                <text:p>5.705051</text:p>
              </table:table-cell>
              <table:table-cell office:value-type="float" office:value="15.03792">
                <text:p>15.037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474995">
                <text:p>1.474995</text:p>
              </table:table-cell>
              <table:table-cell office:value-type="float" office:value="15.01174">
                <text:p>15.011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47703">
                <text:p>6.047703</text:p>
              </table:table-cell>
              <table:table-cell office:value-type="float" office:value="15.00871">
                <text:p>15.008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547243">
                <text:p>0.5547243</text:p>
              </table:table-cell>
              <table:table-cell office:value-type="float" office:value="15.4025">
                <text:p>15.40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210313">
                <text:p>6.210313</text:p>
              </table:table-cell>
              <table:table-cell office:value-type="float" office:value="15.00569">
                <text:p>15.005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782122">
                <text:p>0.1782122</text:p>
              </table:table-cell>
              <table:table-cell office:value-type="float" office:value="15.96401">
                <text:p>15.964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933791">
                <text:p>4.933791</text:p>
              </table:table-cell>
              <table:table-cell office:value-type="float" office:value="15.02673">
                <text:p>15.026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5678">
                <text:p>6.75678</text:p>
              </table:table-cell>
              <table:table-cell office:value-type="float" office:value="15.00834">
                <text:p>15.00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692537">
                <text:p>7.692537</text:p>
              </table:table-cell>
              <table:table-cell office:value-type="float" office:value="15.02876">
                <text:p>15.028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64047">
                <text:p>0.3664047</text:p>
              </table:table-cell>
              <table:table-cell office:value-type="float" office:value="15.61703">
                <text:p>15.617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51321">
                <text:p>6.251321</text:p>
              </table:table-cell>
              <table:table-cell office:value-type="float" office:value="15.0174">
                <text:p>15.01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17135">
                <text:p>0.2617135</text:p>
              </table:table-cell>
              <table:table-cell office:value-type="float" office:value="15.78291">
                <text:p>15.782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19361">
                <text:p>0.1819361</text:p>
              </table:table-cell>
              <table:table-cell office:value-type="float" office:value="15.96213">
                <text:p>15.962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646842">
                <text:p>6.646842</text:p>
              </table:table-cell>
              <table:table-cell office:value-type="float" office:value="15.00831">
                <text:p>15.008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591328">
                <text:p>0.3591328</text:p>
              </table:table-cell>
              <table:table-cell office:value-type="float" office:value="15.62592">
                <text:p>15.625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55453">
                <text:p>4.355453</text:p>
              </table:table-cell>
              <table:table-cell office:value-type="float" office:value="15.00204">
                <text:p>15.002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67791">
                <text:p>0.367791</text:p>
              </table:table-cell>
              <table:table-cell office:value-type="float" office:value="15.61348">
                <text:p>15.613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276179">
                <text:p>2.276179</text:p>
              </table:table-cell>
              <table:table-cell office:value-type="float" office:value="15.00142">
                <text:p>15.001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486315">
                <text:p>7.486315</text:p>
              </table:table-cell>
              <table:table-cell office:value-type="float" office:value="15.04691">
                <text:p>15.04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914254">
                <text:p>0.7914254</text:p>
              </table:table-cell>
              <table:table-cell office:value-type="float" office:value="15.22648">
                <text:p>15.226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97659">
                <text:p>0.0697659</text:p>
              </table:table-cell>
              <table:table-cell office:value-type="float" office:value="16.31622">
                <text:p>16.316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532848">
                <text:p>0.5532848</text:p>
              </table:table-cell>
              <table:table-cell office:value-type="float" office:value="15.4077">
                <text:p>15.40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74337">
                <text:p>0.2074337</text:p>
              </table:table-cell>
              <table:table-cell office:value-type="float" office:value="15.89563">
                <text:p>15.895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63749">
                <text:p>6.963749</text:p>
              </table:table-cell>
              <table:table-cell office:value-type="float" office:value="15.01694">
                <text:p>15.016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287967">
                <text:p>0.6287967</text:p>
              </table:table-cell>
              <table:table-cell office:value-type="float" office:value="15.33912">
                <text:p>15.339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904181">
                <text:p>5.904181</text:p>
              </table:table-cell>
              <table:table-cell office:value-type="float" office:value="15.00768">
                <text:p>15.007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142549">
                <text:p>0.004142549</text:p>
              </table:table-cell>
              <table:table-cell office:value-type="float" office:value="16.85239">
                <text:p>16.852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86488">
                <text:p>0.2286488</text:p>
              </table:table-cell>
              <table:table-cell office:value-type="float" office:value="15.84719">
                <text:p>15.847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312101">
                <text:p>0.7312101</text:p>
              </table:table-cell>
              <table:table-cell office:value-type="float" office:value="15.26201">
                <text:p>15.262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80627">
                <text:p>1.480627</text:p>
              </table:table-cell>
              <table:table-cell office:value-type="float" office:value="15.00297">
                <text:p>15.00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673963">
                <text:p>2.673963</text:p>
              </table:table-cell>
              <table:table-cell office:value-type="float" office:value="15.00586">
                <text:p>15.005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242497">
                <text:p>0.5242497</text:p>
              </table:table-cell>
              <table:table-cell office:value-type="float" office:value="15.43133">
                <text:p>15.431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330888">
                <text:p>0.1330888</text:p>
              </table:table-cell>
              <table:table-cell office:value-type="float" office:value="16.08555">
                <text:p>16.085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327588">
                <text:p>2.327588</text:p>
              </table:table-cell>
              <table:table-cell office:value-type="float" office:value="15.00306">
                <text:p>15.00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94289">
                <text:p>1.194289</text:p>
              </table:table-cell>
              <table:table-cell office:value-type="float" office:value="15.05645">
                <text:p>15.056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78699">
                <text:p>0.2478699</text:p>
              </table:table-cell>
              <table:table-cell office:value-type="float" office:value="15.81738">
                <text:p>15.817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87079">
                <text:p>4.687079</text:p>
              </table:table-cell>
              <table:table-cell office:value-type="float" office:value="15.00425">
                <text:p>15.004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726231">
                <text:p>0.4726231</text:p>
              </table:table-cell>
              <table:table-cell office:value-type="float" office:value="15.4844">
                <text:p>15.4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